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52.3pt"/>
    </style:style>
    <style:style style:name="co4" style:family="table-column">
      <style:table-column-properties fo:break-before="auto" style:column-width="75.8pt"/>
    </style:style>
    <style:style style:name="co5" style:family="table-column">
      <style:table-column-properties fo:break-before="auto" style:column-width="39.29pt"/>
    </style:style>
    <style:style style:name="co6" style:family="table-column">
      <style:table-column-properties fo:break-before="auto" style:column-width="75.46pt"/>
    </style:style>
    <style:style style:name="co7" style:family="table-column">
      <style:table-column-properties fo:break-before="auto" style:column-width="19.59pt"/>
    </style:style>
    <style:style style:name="co8" style:family="table-column">
      <style:table-column-properties fo:break-before="auto" style:column-width="35.04pt"/>
    </style:style>
    <style:style style:name="co9" style:family="table-column">
      <style:table-column-properties fo:break-before="auto" style:column-width="27.01pt"/>
    </style:style>
    <style:style style:name="co10" style:family="table-column">
      <style:table-column-properties fo:break-before="auto" style:column-width="31.89pt"/>
    </style:style>
    <style:style style:name="co11" style:family="table-column">
      <style:table-column-properties fo:break-before="auto" style:column-width="23.16pt"/>
    </style:style>
    <style:style style:name="co12" style:family="table-column">
      <style:table-column-properties fo:break-before="auto" style:column-width="45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fa07a"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ce3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a07a" style:text-align-source="fix" style:repeat-content="false"/>
      <style:paragraph-properties fo:text-align="center" fo:margin-left="0pt"/>
    </style:style>
    <style:style style:name="ce36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number-columns-repeated="5" table:default-cell-style-name="ce26"/>
        <table:table-column table:style-name="co8" table:default-cell-style-name="Default"/>
        <table:table-column table:style-name="co9" table:default-cell-style-name="ce26"/>
        <table:table-column table:style-name="co10" table:default-cell-style-name="ce26"/>
        <table:table-column table:style-name="co1" table:default-cell-style-name="ce26"/>
        <table:table-row table:style-name="ro1">
          <table:table-cell/>
          <table:table-cell table:style-name="ce29" office:value-type="string" calcext:value-type="string">
            <text:p>колір</text:p>
          </table:table-cell>
          <table:table-cell table:style-name="ce29" office:value-type="string" calcext:value-type="string">
            <text:p>форма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яблуко</text:p>
          </table:table-cell>
          <table:table-cell office:value-type="string" calcext:value-type="string">
            <text:p>зелений</text:p>
          </table:table-cell>
          <table:table-cell office:value-type="string" calcext:value-type="string">
            <text:p>кругле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груша</text:p>
          </table:table-cell>
          <table:table-cell office:value-type="string" calcext:value-type="string">
            <text:p>жовтий</text:p>
          </table:table-cell>
          <table:table-cell office:value-type="string" calcext:value-type="string">
            <text:p>не кругле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мандарин</text:p>
          </table:table-cell>
          <table:table-cell office:value-type="string" calcext:value-type="string">
            <text:p>помаранчевий</text:p>
          </table:table-cell>
          <table:table-cell office:value-type="string" calcext:value-type="string">
            <text:p>кругле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0" office:value-type="string" calcext:value-type="string">
            <text:p>зелений</text:p>
          </table:table-cell>
          <table:table-cell table:style-name="ce30" office:value-type="string" calcext:value-type="string">
            <text:p>жовтий</text:p>
          </table:table-cell>
          <table:table-cell table:style-name="ce30" office:value-type="string" calcext:value-type="string">
            <text:p>помаранчевий</text:p>
          </table:table-cell>
          <table:table-cell table:style-name="ce30" office:value-type="string" calcext:value-type="string">
            <text:p>кругле</text:p>
          </table:table-cell>
          <table:table-cell table:style-name="ce28" office:value-type="string" calcext:value-type="string">
            <text:p>Чи це яблуко?</text:p>
          </table:table-cell>
          <table:table-cell table:number-columns-repeated="9"/>
        </table:table-row>
        <table:table-row table:style-name="ro1">
          <table:table-cell table:style-name="ce25" office:value-type="string" calcext:value-type="string">
            <text:p>яблуко</text:p>
          </table:table-cell>
          <table:table-cell office:value-type="string" calcext:value-type="string">
            <text:p>так</text:p>
          </table:table-cell>
          <table:table-cell table:number-columns-repeated="2" office:value-type="string" calcext:value-type="string">
            <text:p>ні</text:p>
          </table:table-cell>
          <table:table-cell table:number-columns-repeated="2" office:value-type="string" calcext:value-type="string">
            <text:p>так</text:p>
          </table:table-cell>
          <table:table-cell table:number-columns-repeated="9"/>
        </table:table-row>
        <table:table-row table:style-name="ro1">
          <table:table-cell table:style-name="ce25" office:value-type="string" calcext:value-type="string">
            <text:p>груша</text:p>
          </table:table-cell>
          <table:table-cell office:value-type="string" calcext:value-type="string">
            <text:p>ні</text:p>
          </table:table-cell>
          <table:table-cell office:value-type="string" calcext:value-type="string">
            <text:p>так</text:p>
          </table:table-cell>
          <table:table-cell table:number-columns-repeated="2" office:value-type="string" calcext:value-type="string">
            <text:p>ні</text:p>
          </table:table-cell>
          <table:table-cell table:style-name="ce26" office:value-type="string" calcext:value-type="string">
            <text:p>ні</text:p>
          </table:table-cell>
          <table:table-cell table:number-columns-repeated="9"/>
        </table:table-row>
        <table:table-row table:style-name="ro1">
          <table:table-cell table:style-name="ce25" office:value-type="string" calcext:value-type="string">
            <text:p>мандарин</text:p>
          </table:table-cell>
          <table:table-cell table:number-columns-repeated="2" office:value-type="string" calcext:value-type="string">
            <text:p>ні</text:p>
          </table:table-cell>
          <table:table-cell table:number-columns-repeated="2" office:value-type="string" calcext:value-type="string">
            <text:p>так</text:p>
          </table:table-cell>
          <table:table-cell table:style-name="ce26" office:value-type="string" calcext:value-type="string">
            <text:p>ні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9" office:value-type="string" calcext:value-type="string">
            <text:p>x1</text:p>
          </table:table-cell>
          <table:table-cell table:style-name="ce29" office:value-type="string" calcext:value-type="string">
            <text:p>x2</text:p>
          </table:table-cell>
          <table:table-cell table:style-name="ce29" office:value-type="string" calcext:value-type="string">
            <text:p>x3</text:p>
          </table:table-cell>
          <table:table-cell table:style-name="ce29" office:value-type="string" calcext:value-type="string">
            <text:p>x4</text:p>
          </table:table-cell>
          <table:table-cell table:style-name="ce29"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table:style-name="ce25" office:value-type="string" calcext:value-type="string">
            <text:p>яблуко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5" office:value-type="string" calcext:value-type="string">
            <text:p>груша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6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25" office:value-type="string" calcext:value-type="string">
            <text:p>мандарин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" office:value-type="float" office:value="-1" calcext:value-type="float">
            <text:p>-1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style-name="ce27" office:value-type="string" calcext:value-type="string">
            <text:p>y_обч=(S&gt;0 =&gt; 1, інакше -1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x4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1" office:value-type="string" calcext:value-type="string">
            <text:p>y = f(x1, x2, x3, x4) = a1*x1 + a2*x2 + a3*x4 + a4*x4 + a0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style-name="ce29" office:value-type="string" calcext:value-type="string">
            <text:p>a1</text:p>
          </table:table-cell>
          <table:table-cell table:style-name="ce29" office:value-type="string" calcext:value-type="string">
            <text:p>a2</text:p>
          </table:table-cell>
          <table:table-cell table:style-name="ce29" office:value-type="string" calcext:value-type="string">
            <text:p>a3</text:p>
          </table:table-cell>
          <table:table-cell table:style-name="ce29" office:value-type="string" calcext:value-type="string">
            <text:p>a4</text:p>
          </table:table-cell>
          <table:table-cell table:style-name="ce29" office:value-type="string" calcext:value-type="string">
            <text:p>a0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29" table:formula="of:=[.B11]" office:value-type="string" office:string-value="x1" calcext:value-type="string">
            <text:p>x1</text:p>
          </table:table-cell>
          <table:table-cell table:style-name="ce29" table:formula="of:=[.C11]" office:value-type="string" office:string-value="x2" calcext:value-type="string">
            <text:p>x2</text:p>
          </table:table-cell>
          <table:table-cell table:style-name="ce29" table:formula="of:=[.D11]" office:value-type="string" office:string-value="x3" calcext:value-type="string">
            <text:p>x3</text:p>
          </table:table-cell>
          <table:table-cell table:style-name="ce29" table:formula="of:=[.E11]" office:value-type="string" office:string-value="x4" calcext:value-type="string">
            <text:p>x4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[.F11]" office:value-type="string" office:string-value="y" calcext:value-type="string">
            <text:p>y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string" calcext:value-type="string">
            <text:p>S</text:p>
          </table:table-cell>
          <table:table-cell table:style-name="ce35" office:value-type="string" calcext:value-type="string">
            <text:p>y_обч</text:p>
          </table:table-cell>
          <table:table-cell office:value-type="string" calcext:value-type="string">
            <text:p>НАВЧЕНО?</text:p>
          </table:table-cell>
        </table:table-row>
        <table:table-row table:style-name="ro1">
          <table:table-cell table:style-name="ce27" table:formula="of:=[.A12]" office:value-type="string" office:string-value="яблуко" calcext:value-type="string">
            <text:p>яблуко</text:p>
          </table:table-cell>
          <table:table-cell table:formula="of:=[.B12]" office:value-type="float" office:value="1" calcext:value-type="float">
            <text:p>1</text:p>
          </table:table-cell>
          <table:table-cell table:formula="of:=[.C12]" office:value-type="float" office:value="-1" calcext:value-type="float">
            <text:p>-1</text:p>
          </table:table-cell>
          <table:table-cell table:formula="of:=[.D12]" office:value-type="float" office:value="-1" calcext:value-type="float">
            <text:p>-1</text:p>
          </table:table-cell>
          <table:table-cell table:formula="of:=[.E12]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table:formula="of:=[.F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formula="of:=[.H26]*[.B26]+[.I26]*[.C26]+[.J26]*[.D26]+[.K26]*[.E26]+[.L26]*[.F26]" office:value-type="float" office:value="5" calcext:value-type="float">
            <text:p>5</text:p>
          </table:table-cell>
          <table:table-cell table:style-name="ce35" table:formula="of:=IF([.M26]&gt;0;1;-1)" office:value-type="float" office:value="1" calcext:value-type="float">
            <text:p>1</text:p>
          </table:table-cell>
          <table:table-cell table:style-name="ce36" table:formula="of:=[.G26]=[.N26]" office:value-type="boolean" office:boolean-value="true" calcext:value-type="boolean">
            <text:p>TRUE</text:p>
          </table:table-cell>
        </table:table-row>
        <table:table-row table:style-name="ro1">
          <table:table-cell table:style-name="ce27" table:formula="of:=[.A13]" office:value-type="string" office:string-value="груша" calcext:value-type="string">
            <text:p>груша</text:p>
          </table:table-cell>
          <table:table-cell table:formula="of:=[.B13]" office:value-type="float" office:value="-1" calcext:value-type="float">
            <text:p>-1</text:p>
          </table:table-cell>
          <table:table-cell table:formula="of:=[.C13]" office:value-type="float" office:value="1" calcext:value-type="float">
            <text:p>1</text:p>
          </table:table-cell>
          <table:table-cell table:formula="of:=[.D13]" office:value-type="float" office:value="-1" calcext:value-type="float">
            <text:p>-1</text:p>
          </table:table-cell>
          <table:table-cell table:formula="of:=[.E13]" office:value-type="float" office:value="-1" calcext:value-type="float">
            <text:p>-1</text:p>
          </table:table-cell>
          <table:table-cell table:style-name="ce32" office:value-type="float" office:value="1" calcext:value-type="float">
            <text:p>1</text:p>
          </table:table-cell>
          <table:table-cell table:style-name="ce34" table:formula="of:=[.F13]" office:value-type="float" office:value="-1" calcext:value-type="float">
            <text:p>-1</text:p>
          </table:table-cell>
          <table:table-cell table:formula="of:=[.H26]+[.B27]*[.$G27]" office:value-type="float" office:value="2" calcext:value-type="float">
            <text:p>2</text:p>
          </table:table-cell>
          <table:table-cell table:formula="of:=[.I26]+[.C27]*[.$G27]" office:value-type="float" office:value="-2" calcext:value-type="float">
            <text:p>-2</text:p>
          </table:table-cell>
          <table:table-cell table:formula="of:=[.J26]+[.D27]*[.$G27]" office:value-type="float" office:value="0" calcext:value-type="float">
            <text:p>0</text:p>
          </table:table-cell>
          <table:table-cell table:formula="of:=[.K26]+[.E27]*[.$G27]" office:value-type="float" office:value="2" calcext:value-type="float">
            <text:p>2</text:p>
          </table:table-cell>
          <table:table-cell table:style-name="ce26" table:formula="of:=[.L26]+[.F27]*[.$G27]" office:value-type="float" office:value="0" calcext:value-type="float">
            <text:p>0</text:p>
          </table:table-cell>
          <table:table-cell table:formula="of:=[.H27]*[.B27]+[.I27]*[.C27]+[.J27]*[.D27]+[.K27]*[.E27]+[.L27]*[.F27]" office:value-type="float" office:value="-6" calcext:value-type="float">
            <text:p>-6</text:p>
          </table:table-cell>
          <table:table-cell table:style-name="ce35" table:formula="of:=IF([.M27]&gt;0;1;-1)" office:value-type="float" office:value="-1" calcext:value-type="float">
            <text:p>-1</text:p>
          </table:table-cell>
          <table:table-cell table:style-name="ce36" table:formula="of:=[.G27]=[.N27]" office:value-type="boolean" office:boolean-value="true" calcext:value-type="boolean">
            <text:p>TRUE</text:p>
          </table:table-cell>
        </table:table-row>
        <table:table-row table:style-name="ro1">
          <table:table-cell table:style-name="ce27" table:formula="of:=[.A14]" office:value-type="string" office:string-value="мандарин" calcext:value-type="string">
            <text:p>мандарин</text:p>
          </table:table-cell>
          <table:table-cell table:formula="of:=[.B14]" office:value-type="float" office:value="-1" calcext:value-type="float">
            <text:p>-1</text:p>
          </table:table-cell>
          <table:table-cell table:formula="of:=[.C14]" office:value-type="float" office:value="-1" calcext:value-type="float">
            <text:p>-1</text:p>
          </table:table-cell>
          <table:table-cell table:formula="of:=[.D14]" office:value-type="float" office:value="1" calcext:value-type="float">
            <text:p>1</text:p>
          </table:table-cell>
          <table:table-cell table:formula="of:=[.E14]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table:formula="of:=[.F14]" office:value-type="float" office:value="-1" calcext:value-type="float">
            <text:p>-1</text:p>
          </table:table-cell>
          <table:table-cell table:style-name="ce27" table:formula="of:=[.H27]+[.B28]*[.$G28]" office:value-type="float" office:value="3" calcext:value-type="float">
            <text:p>3</text:p>
          </table:table-cell>
          <table:table-cell table:style-name="ce27" table:formula="of:=[.I27]+[.C28]*[.$G28]" office:value-type="float" office:value="-1" calcext:value-type="float">
            <text:p>-1</text:p>
          </table:table-cell>
          <table:table-cell table:style-name="ce27" table:formula="of:=[.J27]+[.D28]*[.$G28]" office:value-type="float" office:value="-1" calcext:value-type="float">
            <text:p>-1</text:p>
          </table:table-cell>
          <table:table-cell table:style-name="ce27" table:formula="of:=[.K27]+[.E28]*[.$G28]" office:value-type="float" office:value="1" calcext:value-type="float">
            <text:p>1</text:p>
          </table:table-cell>
          <table:table-cell table:style-name="ce27" table:formula="of:=[.L27]+[.F28]*[.$G28]" office:value-type="float" office:value="-1" calcext:value-type="float">
            <text:p>-1</text:p>
          </table:table-cell>
          <table:table-cell table:formula="of:=[.H28]*[.B28]+[.I28]*[.C28]+[.J28]*[.D28]+[.K28]*[.E28]+[.L28]*[.F28]" office:value-type="float" office:value="-3" calcext:value-type="float">
            <text:p>-3</text:p>
          </table:table-cell>
          <table:table-cell table:style-name="ce35" table:formula="of:=IF([.M28]&gt;0;1;-1)" office:value-type="float" office:value="-1" calcext:value-type="float">
            <text:p>-1</text:p>
          </table:table-cell>
          <table:table-cell table:style-name="ce36" table:formula="of:=[.G28]=[.N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28" office:value-type="string" calcext:value-type="string">
            <text:p>перевірка</text:p>
          </table:table-cell>
          <table:table-cell table:number-columns-repeated="14"/>
        </table:table-row>
        <table:table-row table:style-name="ro1">
          <table:table-cell table:style-name="ce26"/>
          <table:table-cell table:style-name="ce29" table:formula="of:=[.B25]" office:value-type="string" office:string-value="x1" calcext:value-type="string">
            <text:p>x1</text:p>
          </table:table-cell>
          <table:table-cell table:style-name="ce29" table:formula="of:=[.C25]" office:value-type="string" office:string-value="x2" calcext:value-type="string">
            <text:p>x2</text:p>
          </table:table-cell>
          <table:table-cell table:style-name="ce29" table:formula="of:=[.D25]" office:value-type="string" office:string-value="x3" calcext:value-type="string">
            <text:p>x3</text:p>
          </table:table-cell>
          <table:table-cell table:style-name="ce29" table:formula="of:=[.E25]" office:value-type="string" office:string-value="x4" calcext:value-type="string">
            <text:p>x4</text:p>
          </table:table-cell>
          <table:table-cell table:style-name="ce29" table:formula="of:=[.F25]" office:value-type="float" office:value="1" calcext:value-type="float">
            <text:p>1</text:p>
          </table:table-cell>
          <table:table-cell table:style-name="ce29" table:formula="of:=[.G25]" office:value-type="string" office:string-value="y" calcext:value-type="string">
            <text:p>y</text:p>
          </table:table-cell>
          <table:table-cell table:style-name="ce29" table:formula="of:=[.H24]" office:value-type="string" office:string-value="a1" calcext:value-type="string">
            <text:p>a1</text:p>
          </table:table-cell>
          <table:table-cell table:style-name="ce29" table:formula="of:=[.I24]" office:value-type="string" office:string-value="a2" calcext:value-type="string">
            <text:p>a2</text:p>
          </table:table-cell>
          <table:table-cell table:style-name="ce29" table:formula="of:=[.J24]" office:value-type="string" office:string-value="a3" calcext:value-type="string">
            <text:p>a3</text:p>
          </table:table-cell>
          <table:table-cell table:style-name="ce29" table:formula="of:=[.K24]" office:value-type="string" office:string-value="a4" calcext:value-type="string">
            <text:p>a4</text:p>
          </table:table-cell>
          <table:table-cell table:style-name="ce29" table:formula="of:=[.L24]" office:value-type="string" office:string-value="a0" calcext:value-type="string">
            <text:p>a0</text:p>
          </table:table-cell>
          <table:table-cell table:style-name="ce29" office:value-type="string" calcext:value-type="string">
            <text:p>S</text:p>
          </table:table-cell>
          <table:table-cell table:style-name="ce35" office:value-type="string" calcext:value-type="string">
            <text:p>y_обч</text:p>
          </table:table-cell>
          <table:table-cell office:value-type="string" calcext:value-type="string">
            <text:p>НАВЧЕНО?</text:p>
          </table:table-cell>
        </table:table-row>
        <table:table-row table:style-name="ro1">
          <table:table-cell table:style-name="ce27" table:formula="of:=[.A26]" office:value-type="string" office:string-value="яблуко" calcext:value-type="string">
            <text:p>яблуко</text:p>
          </table:table-cell>
          <table:table-cell table:formula="of:=[.B26]" office:value-type="float" office:value="1" calcext:value-type="float">
            <text:p>1</text:p>
          </table:table-cell>
          <table:table-cell table:formula="of:=[.C26]" office:value-type="float" office:value="-1" calcext:value-type="float">
            <text:p>-1</text:p>
          </table:table-cell>
          <table:table-cell table:formula="of:=[.D26]" office:value-type="float" office:value="-1" calcext:value-type="float">
            <text:p>-1</text:p>
          </table:table-cell>
          <table:table-cell table:formula="of:=[.E26]" office:value-type="float" office:value="1" calcext:value-type="float">
            <text:p>1</text:p>
          </table:table-cell>
          <table:table-cell table:style-name="ce26" table:formula="of:=[.F26]" office:value-type="float" office:value="1" calcext:value-type="float">
            <text:p>1</text:p>
          </table:table-cell>
          <table:table-cell table:formula="of:=[.G26]" office:value-type="float" office:value="1" calcext:value-type="float">
            <text:p>1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-1" calcext:value-type="float">
            <text:p>-1</text:p>
          </table:table-cell>
          <table:table-cell table:formula="of:=[.J28]" office:value-type="float" office:value="-1" calcext:value-type="float">
            <text:p>-1</text:p>
          </table:table-cell>
          <table:table-cell table:formula="of:=[.K28]" office:value-type="float" office:value="1" calcext:value-type="float">
            <text:p>1</text:p>
          </table:table-cell>
          <table:table-cell table:style-name="ce26" table:formula="of:=[.L28]" office:value-type="float" office:value="-1" calcext:value-type="float">
            <text:p>-1</text:p>
          </table:table-cell>
          <table:table-cell table:formula="of:=[.H32]*[.B32]+[.I32]*[.C32]+[.J32]*[.D32]+[.K32]*[.E32]+[.L32]*[.F32]" office:value-type="float" office:value="5" calcext:value-type="float">
            <text:p>5</text:p>
          </table:table-cell>
          <table:table-cell table:style-name="ce35" table:formula="of:=IF([.M32]&gt;0;1;-1)" office:value-type="float" office:value="1" calcext:value-type="float">
            <text:p>1</text:p>
          </table:table-cell>
          <table:table-cell table:style-name="ce36" table:formula="of:=[.G32]=[.N32]" office:value-type="boolean" office:boolean-value="true" calcext:value-type="boolean">
            <text:p>TRUE</text:p>
          </table:table-cell>
        </table:table-row>
        <table:table-row table:style-name="ro1">
          <table:table-cell table:style-name="ce27" table:formula="of:=[.A27]" office:value-type="string" office:string-value="груша" calcext:value-type="string">
            <text:p>груша</text:p>
          </table:table-cell>
          <table:table-cell table:formula="of:=[.B27]" office:value-type="float" office:value="-1" calcext:value-type="float">
            <text:p>-1</text:p>
          </table:table-cell>
          <table:table-cell table:formula="of:=[.C27]" office:value-type="float" office:value="1" calcext:value-type="float">
            <text:p>1</text:p>
          </table:table-cell>
          <table:table-cell table:formula="of:=[.D27]" office:value-type="float" office:value="-1" calcext:value-type="float">
            <text:p>-1</text:p>
          </table:table-cell>
          <table:table-cell table:formula="of:=[.E27]" office:value-type="float" office:value="-1" calcext:value-type="float">
            <text:p>-1</text:p>
          </table:table-cell>
          <table:table-cell table:style-name="ce26" table:formula="of:=[.F27]" office:value-type="float" office:value="1" calcext:value-type="float">
            <text:p>1</text:p>
          </table:table-cell>
          <table:table-cell table:formula="of:=[.G27]" office:value-type="float" office:value="-1" calcext:value-type="float">
            <text:p>-1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-1" calcext:value-type="float">
            <text:p>-1</text:p>
          </table:table-cell>
          <table:table-cell table:formula="of:=[.J32]" office:value-type="float" office:value="-1" calcext:value-type="float">
            <text:p>-1</text:p>
          </table:table-cell>
          <table:table-cell table:formula="of:=[.K32]" office:value-type="float" office:value="1" calcext:value-type="float">
            <text:p>1</text:p>
          </table:table-cell>
          <table:table-cell table:style-name="ce26" table:formula="of:=[.L32]" office:value-type="float" office:value="-1" calcext:value-type="float">
            <text:p>-1</text:p>
          </table:table-cell>
          <table:table-cell table:formula="of:=[.H33]*[.B33]+[.I33]*[.C33]+[.J33]*[.D33]+[.K33]*[.E33]+[.L33]*[.F33]" office:value-type="float" office:value="-5" calcext:value-type="float">
            <text:p>-5</text:p>
          </table:table-cell>
          <table:table-cell table:style-name="ce35" table:formula="of:=IF([.M33]&gt;0;1;-1)" office:value-type="float" office:value="-1" calcext:value-type="float">
            <text:p>-1</text:p>
          </table:table-cell>
          <table:table-cell table:style-name="ce36" table:formula="of:=[.G33]=[.N33]" office:value-type="boolean" office:boolean-value="true" calcext:value-type="boolean">
            <text:p>TRUE</text:p>
          </table:table-cell>
        </table:table-row>
        <table:table-row table:style-name="ro1">
          <table:table-cell table:style-name="ce27" table:formula="of:=[.A28]" office:value-type="string" office:string-value="мандарин" calcext:value-type="string">
            <text:p>мандарин</text:p>
          </table:table-cell>
          <table:table-cell table:formula="of:=[.B28]" office:value-type="float" office:value="-1" calcext:value-type="float">
            <text:p>-1</text:p>
          </table:table-cell>
          <table:table-cell table:formula="of:=[.C28]" office:value-type="float" office:value="-1" calcext:value-type="float">
            <text:p>-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style-name="ce26" table:formula="of:=[.F28]" office:value-type="float" office:value="1" calcext:value-type="float">
            <text:p>1</text:p>
          </table:table-cell>
          <table:table-cell table:formula="of:=[.G28]" office:value-type="float" office:value="-1" calcext:value-type="float">
            <text:p>-1</text:p>
          </table:table-cell>
          <table:table-cell table:formula="of:=[.H33]" office:value-type="float" office:value="3" calcext:value-type="float">
            <text:p>3</text:p>
          </table:table-cell>
          <table:table-cell table:formula="of:=[.I33]" office:value-type="float" office:value="-1" calcext:value-type="float">
            <text:p>-1</text:p>
          </table:table-cell>
          <table:table-cell table:formula="of:=[.J33]" office:value-type="float" office:value="-1" calcext:value-type="float">
            <text:p>-1</text:p>
          </table:table-cell>
          <table:table-cell table:formula="of:=[.K33]" office:value-type="float" office:value="1" calcext:value-type="float">
            <text:p>1</text:p>
          </table:table-cell>
          <table:table-cell table:style-name="ce26" table:formula="of:=[.L33]" office:value-type="float" office:value="-1" calcext:value-type="float">
            <text:p>-1</text:p>
          </table:table-cell>
          <table:table-cell table:formula="of:=[.H34]*[.B34]+[.I34]*[.C34]+[.J34]*[.D34]+[.K34]*[.E34]+[.L34]*[.F34]" office:value-type="float" office:value="-3" calcext:value-type="float">
            <text:p>-3</text:p>
          </table:table-cell>
          <table:table-cell table:style-name="ce35" table:formula="of:=IF([.M34]&gt;0;1;-1)" office:value-type="float" office:value="-1" calcext:value-type="float">
            <text:p>-1</text:p>
          </table:table-cell>
          <table:table-cell table:style-name="ce36" table:formula="of:=[.G34]=[.N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28" office:value-type="string" calcext:value-type="string">
            <text:p>тестування</text:p>
          </table:table-cell>
          <table:table-cell table:number-columns-repeated="14"/>
        </table:table-row>
        <table:table-row table:style-name="ro1">
          <table:table-cell/>
          <table:table-cell table:style-name="ce30" office:value-type="string" calcext:value-type="string">
            <text:p>зелений</text:p>
          </table:table-cell>
          <table:table-cell table:style-name="ce30" office:value-type="string" calcext:value-type="string">
            <text:p>жовтий</text:p>
          </table:table-cell>
          <table:table-cell table:style-name="ce30" office:value-type="string" calcext:value-type="string">
            <text:p>помаранчевий</text:p>
          </table:table-cell>
          <table:table-cell table:style-name="ce30" office:value-type="string" calcext:value-type="string">
            <text:p>кругле</text:p>
          </table:table-cell>
          <table:table-cell table:style-name="ce26" table:formula="of:=[.F31]" office:value-type="float" office:value="1" calcext:value-type="float">
            <text:p>1</text:p>
          </table:table-cell>
          <table:table-cell/>
          <table:table-cell table:formula="of:=[.H31]" office:value-type="string" office:string-value="a1" calcext:value-type="string">
            <text:p>a1</text:p>
          </table:table-cell>
          <table:table-cell table:formula="of:=[.I31]" office:value-type="string" office:string-value="a2" calcext:value-type="string">
            <text:p>a2</text:p>
          </table:table-cell>
          <table:table-cell table:formula="of:=[.J31]" office:value-type="string" office:string-value="a3" calcext:value-type="string">
            <text:p>a3</text:p>
          </table:table-cell>
          <table:table-cell table:formula="of:=[.K31]" office:value-type="string" office:string-value="a4" calcext:value-type="string">
            <text:p>a4</text:p>
          </table:table-cell>
          <table:table-cell table:style-name="ce26" table:formula="of:=[.L31]" office:value-type="string" office:string-value="a0" calcext:value-type="string">
            <text:p>a0</text:p>
          </table:table-cell>
          <table:table-cell table:formula="of:=[.M31]" office:value-type="string" office:string-value="S" calcext:value-type="string">
            <text:p>S</text:p>
          </table:table-cell>
          <table:table-cell table:formula="of:=[.N31]" office:value-type="string" office:string-value="y_обч" calcext:value-type="string">
            <text:p>y_обч</text:p>
          </table:table-cell>
          <table:table-cell/>
        </table:table-row>
        <table:table-row table:style-name="ro1">
          <table:table-cell table:style-name="ce25" office:value-type="string" calcext:value-type="string">
            <text:p>гарбуз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6" table:formula="of:=[.F32]" office:value-type="float" office:value="1" calcext:value-type="float">
            <text:p>1</text:p>
          </table:table-cell>
          <table:table-cell/>
          <table:table-cell table:style-name="ce27" table:formula="of:=[.H34]" office:value-type="float" office:value="3" calcext:value-type="float">
            <text:p>3</text:p>
          </table:table-cell>
          <table:table-cell table:style-name="ce27" table:formula="of:=[.I34]" office:value-type="float" office:value="-1" calcext:value-type="float">
            <text:p>-1</text:p>
          </table:table-cell>
          <table:table-cell table:style-name="ce27" table:formula="of:=[.J34]" office:value-type="float" office:value="-1" calcext:value-type="float">
            <text:p>-1</text:p>
          </table:table-cell>
          <table:table-cell table:style-name="ce27" table:formula="of:=[.K34]" office:value-type="float" office:value="1" calcext:value-type="float">
            <text:p>1</text:p>
          </table:table-cell>
          <table:table-cell table:style-name="ce27" table:formula="of:=[.L34]" office:value-type="float" office:value="-1" calcext:value-type="float">
            <text:p>-1</text:p>
          </table:table-cell>
          <table:table-cell table:formula="of:=[.H38]*[.B38]+[.I38]*[.C38]+[.J38]*[.D38]+[.K38]*[.E38]+[.L38]*[.F38]" office:value-type="float" office:value="5" calcext:value-type="float">
            <text:p>5</text:p>
          </table:table-cell>
          <table:table-cell table:style-name="ce35" table:formula="of:=IF([.M38]&gt;0;1;-1)" office:value-type="float" office:value="1" calcext:value-type="float">
            <text:p>1</text:p>
          </table:table-cell>
          <table:table-cell table:formula="of:=IF([.N38]=1;&quot;яблуко&quot;; &quot;не яблуко&quot;)" office:value-type="string" office:string-value="яблуко" calcext:value-type="string">
            <text:p>яблуко</text:p>
          </table:table-cell>
        </table:table-row>
        <table:table-row table:style-name="ro1">
          <table:table-cell table:style-name="ce25" office:value-type="string" calcext:value-type="string">
            <text:p>виноград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6" table:formula="of:=[.F33]" office:value-type="float" office:value="1" calcext:value-type="float">
            <text:p>1</text:p>
          </table:table-cell>
          <table:table-cell/>
          <table:table-cell table:formula="of:=[.H38]" office:value-type="float" office:value="3" calcext:value-type="float">
            <text:p>3</text:p>
          </table:table-cell>
          <table:table-cell table:formula="of:=[.I38]" office:value-type="float" office:value="-1" calcext:value-type="float">
            <text:p>-1</text:p>
          </table:table-cell>
          <table:table-cell table:formula="of:=[.J38]" office:value-type="float" office:value="-1" calcext:value-type="float">
            <text:p>-1</text:p>
          </table:table-cell>
          <table:table-cell table:formula="of:=[.K38]" office:value-type="float" office:value="1" calcext:value-type="float">
            <text:p>1</text:p>
          </table:table-cell>
          <table:table-cell table:style-name="ce26" table:formula="of:=[.L38]" office:value-type="float" office:value="-1" calcext:value-type="float">
            <text:p>-1</text:p>
          </table:table-cell>
          <table:table-cell table:formula="of:=[.H39]*[.B39]+[.I39]*[.C39]+[.J39]*[.D39]+[.K39]*[.E39]+[.L39]*[.F39]" office:value-type="float" office:value="-1" calcext:value-type="float">
            <text:p>-1</text:p>
          </table:table-cell>
          <table:table-cell table:style-name="ce35" table:formula="of:=IF([.M39]&gt;0;1;-1)" office:value-type="float" office:value="-1" calcext:value-type="float">
            <text:p>-1</text:p>
          </table:table-cell>
          <table:table-cell table:formula="of:=IF([.N39]=1;&quot;яблуко&quot;; &quot;не яблуко&quot;)" office:value-type="string" office:string-value="не яблуко" calcext:value-type="string">
            <text:p>не яблуко</text:p>
          </table:table-cell>
        </table:table-row>
        <table:table-row table:style-name="ro1">
          <table:table-cell table:style-name="ce25" office:value-type="string" calcext:value-type="string">
            <text:p>огірок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39]" office:value-type="float" office:value="3" calcext:value-type="float">
            <text:p>3</text:p>
          </table:table-cell>
          <table:table-cell table:formula="of:=[.I39]" office:value-type="float" office:value="-1" calcext:value-type="float">
            <text:p>-1</text:p>
          </table:table-cell>
          <table:table-cell table:formula="of:=[.J39]" office:value-type="float" office:value="-1" calcext:value-type="float">
            <text:p>-1</text:p>
          </table:table-cell>
          <table:table-cell table:formula="of:=[.K39]" office:value-type="float" office:value="1" calcext:value-type="float">
            <text:p>1</text:p>
          </table:table-cell>
          <table:table-cell table:style-name="ce26" table:formula="of:=[.L39]" office:value-type="float" office:value="-1" calcext:value-type="float">
            <text:p>-1</text:p>
          </table:table-cell>
          <table:table-cell table:formula="of:=[.H40]*[.B40]+[.I40]*[.C40]+[.J40]*[.D40]+[.K40]*[.E40]+[.L40]*[.F40]" office:value-type="float" office:value="3" calcext:value-type="float">
            <text:p>3</text:p>
          </table:table-cell>
          <table:table-cell table:style-name="ce35" table:formula="of:=IF([.M40]&gt;0;1;-1)" office:value-type="float" office:value="1" calcext:value-type="float">
            <text:p>1</text:p>
          </table:table-cell>
          <table:table-cell table:formula="of:=IF([.N40]=1;&quot;яблуко&quot;; &quot;не яблуко&quot;)" office:value-type="string" office:string-value="яблуко" calcext:value-type="string">
            <text:p>яблуко</text:p>
          </table:table-cell>
        </table:table-row>
        <table:table-row table:style-name="ro1" table:number-rows-repeated="104853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453.51pt" svg:height="255.09pt" svg:x="288.74pt" svg:y="111.32pt">
            <draw:object draw:notify-on-update-of-ranges="Sheet2.A3:Sheet2.A183 Sheet2.B2:Sheet2.B2 Sheet2.B3:Sheet2.B183 Sheet2.A3:Sheet2.A183 Sheet2.E2:Sheet2.E2 Sheet2.E3:Sheet2.E1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f(S)</text:p>
          </table:table-cell>
          <table:table-cell office:value-type="string" calcext:value-type="string">
            <text:p>S+dx</text:p>
          </table:table-cell>
          <table:table-cell office:value-type="string" calcext:value-type="string">
            <text:p>f(S+dx)</text:p>
          </table:table-cell>
          <table:table-cell office:value-type="string" calcext:value-type="string">
            <text:p>y’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G$2]/([.$G$3]+1/EXP([.$G$4]*[.A3]))+[.$G$5]" office:value-type="float" office:value="0.000123394575986232" calcext:value-type="float">
            <text:p>0.000123394575986</text:p>
          </table:table-cell>
          <table:table-cell table:formula="of:=[.A3]+[.$G$6]" office:value-type="float" office:value="-8.9999" calcext:value-type="float">
            <text:p>-8.9999</text:p>
          </table:table-cell>
          <table:table-cell table:formula="of:=[.$G$2]/([.$G$3]+1/EXP([.$G$4]*[.C3]))+[.$G$5]" office:value-type="float" office:value="0.000123406914537973" calcext:value-type="float">
            <text:p>0.000123406914538</text:p>
          </table:table-cell>
          <table:table-cell table:formula="of:=([.D3]-[.B3])/[.$G$6]" office:value-type="float" office:value="0.000123385517414906" calcext:value-type="float">
            <text:p>0.000123385517415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table:formula="of:=[.A3]+0.1" office:value-type="float" office:value="-8.9" calcext:value-type="float">
            <text:p>-8.9</text:p>
          </table:table-cell>
          <table:table-cell table:formula="of:=[.$G$2]/([.$G$3]+1/EXP([.$G$4]*[.A4]))+[.$G$5]" office:value-type="float" office:value="0.000136370327079497" calcext:value-type="float">
            <text:p>0.000136370327079</text:p>
          </table:table-cell>
          <table:table-cell table:formula="of:=[.A4]+[.$G$6]" office:value-type="float" office:value="-8.8999" calcext:value-type="float">
            <text:p>-8.8999</text:p>
          </table:table-cell>
          <table:table-cell table:formula="of:=[.$G$2]/([.$G$3]+1/EXP([.$G$4]*[.C4]))+[.$G$5]" office:value-type="float" office:value="0.000136383962934114" calcext:value-type="float">
            <text:p>0.000136383962934</text:p>
          </table:table-cell>
          <table:table-cell table:formula="of:=([.D4]-[.B4])/[.$G$6]" office:value-type="float" office:value="0.00013635854616723" calcext:value-type="float">
            <text:p>0.000136358546167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table:formula="of:=[.A4]+0.1" office:value-type="float" office:value="-8.8" calcext:value-type="float">
            <text:p>-8.8</text:p>
          </table:table-cell>
          <table:table-cell table:formula="of:=[.$G$2]/([.$G$3]+1/EXP([.$G$4]*[.A5]))+[.$G$5]" office:value-type="float" office:value="0.000150710358059757" calcext:value-type="float">
            <text:p>0.00015071035806</text:p>
          </table:table-cell>
          <table:table-cell table:formula="of:=[.A5]+[.$G$6]" office:value-type="float" office:value="-8.7999" calcext:value-type="float">
            <text:p>-8.7999</text:p>
          </table:table-cell>
          <table:table-cell table:formula="of:=[.$G$2]/([.$G$3]+1/EXP([.$G$4]*[.C5]))+[.$G$5]" office:value-type="float" office:value="0.000150725427577438" calcext:value-type="float">
            <text:p>0.000150725427577</text:p>
          </table:table-cell>
          <table:table-cell table:formula="of:=([.D5]-[.B5])/[.$G$6]" office:value-type="float" office:value="0.000150695176809649" calcext:value-type="float">
            <text:p>0.00015069517681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table:formula="of:=[.A5]+0.1" office:value-type="float" office:value="-8.7" calcext:value-type="float">
            <text:p>-8.7</text:p>
          </table:table-cell>
          <table:table-cell table:formula="of:=[.$G$2]/([.$G$3]+1/EXP([.$G$4]*[.A6]))+[.$G$5]" office:value-type="float" office:value="0.000166558064777336" calcext:value-type="float">
            <text:p>0.000166558064777</text:p>
          </table:table-cell>
          <table:table-cell table:formula="of:=[.A6]+[.$G$6]" office:value-type="float" office:value="-8.6999" calcext:value-type="float">
            <text:p>-8.6999</text:p>
          </table:table-cell>
          <table:table-cell table:formula="of:=[.$G$2]/([.$G$3]+1/EXP([.$G$4]*[.C6]))+[.$G$5]" office:value-type="float" office:value="0.000166574718642057" calcext:value-type="float">
            <text:p>0.000166574718642</text:p>
          </table:table-cell>
          <table:table-cell table:formula="of:=([.D6]-[.B6])/[.$G$6]" office:value-type="float" office:value="0.000166538647207578" calcext:value-type="float">
            <text:p>0.000166538647208</text:p>
          </table:table-cell>
          <table:table-cell table:style-name="ce26" office:value-type="string" calcext:value-type="string">
            <text:p>dx</text:p>
          </table:table-cell>
          <table:table-cell table:style-name="ce26" office:value-type="float" office:value="0.0001" calcext:value-type="float">
            <text:p>0.0001</text:p>
          </table:table-cell>
        </table:table-row>
        <table:table-row table:style-name="ro1">
          <table:table-cell table:formula="of:=[.A6]+0.1" office:value-type="float" office:value="-8.6" calcext:value-type="float">
            <text:p>-8.6</text:p>
          </table:table-cell>
          <table:table-cell table:formula="of:=[.$G$2]/([.$G$3]+1/EXP([.$G$4]*[.A7]))+[.$G$5]" office:value-type="float" office:value="0.000184071904963424" calcext:value-type="float">
            <text:p>0.000184071904963</text:p>
          </table:table-cell>
          <table:table-cell table:formula="of:=[.A7]+[.$G$6]" office:value-type="float" office:value="-8.5999" calcext:value-type="float">
            <text:p>-8.5999</text:p>
          </table:table-cell>
          <table:table-cell table:formula="of:=[.$G$2]/([.$G$3]+1/EXP([.$G$4]*[.C7]))+[.$G$5]" office:value-type="float" office:value="0.000184090309685555" calcext:value-type="float">
            <text:p>0.000184090309686</text:p>
          </table:table-cell>
          <table:table-cell table:formula="of:=([.D7]-[.B7])/[.$G$6]" office:value-type="float" office:value="0.000184047221316616" calcext:value-type="float">
            <text:p>0.000184047221317</text:p>
          </table:table-cell>
          <table:table-cell table:number-columns-repeated="2"/>
        </table:table-row>
        <table:table-row table:style-name="ro1">
          <table:table-cell table:formula="of:=[.A7]+0.1" office:value-type="float" office:value="-8.5" calcext:value-type="float">
            <text:p>-8.5</text:p>
          </table:table-cell>
          <table:table-cell table:formula="of:=[.$G$2]/([.$G$3]+1/EXP([.$G$4]*[.A8]))+[.$G$5]" office:value-type="float" office:value="0.000203426978055206" calcext:value-type="float">
            <text:p>0.000203426978055</text:p>
          </table:table-cell>
          <table:table-cell table:formula="of:=[.A8]+[.$G$6]" office:value-type="float" office:value="-8.4999" calcext:value-type="float">
            <text:p>-8.4999</text:p>
          </table:table-cell>
          <table:table-cell table:formula="of:=[.$G$2]/([.$G$3]+1/EXP([.$G$4]*[.C8]))+[.$G$5]" office:value-type="float" office:value="0.000203447317631306" calcext:value-type="float">
            <text:p>0.000203447317631</text:p>
          </table:table-cell>
          <table:table-cell table:formula="of:=([.D8]-[.B8])/[.$G$6]" office:value-type="float" office:value="0.000203395761000304" calcext:value-type="float">
            <text:p>0.000203395761</text:p>
          </table:table-cell>
          <table:table-cell table:number-columns-repeated="2"/>
        </table:table-row>
        <table:table-row table:style-name="ro1">
          <table:table-cell table:formula="of:=[.A8]+0.1" office:value-type="float" office:value="-8.4" calcext:value-type="float">
            <text:p>-8.4</text:p>
          </table:table-cell>
          <table:table-cell table:formula="of:=[.$G$2]/([.$G$3]+1/EXP([.$G$4]*[.A9]))+[.$G$5]" office:value-type="float" office:value="0.000224816770233295" calcext:value-type="float">
            <text:p>0.000224816770233</text:p>
          </table:table-cell>
          <table:table-cell table:formula="of:=[.A9]+[.$G$6]" office:value-type="float" office:value="-8.3999" calcext:value-type="float">
            <text:p>-8.3999</text:p>
          </table:table-cell>
          <table:table-cell table:formula="of:=[.$G$2]/([.$G$3]+1/EXP([.$G$4]*[.C9]))+[.$G$5]" office:value-type="float" office:value="0.000224839247979423" calcext:value-type="float">
            <text:p>0.000224839247979</text:p>
          </table:table-cell>
          <table:table-cell table:formula="of:=([.D9]-[.B9])/[.$G$6]" office:value-type="float" office:value="0.000224777461285133" calcext:value-type="float">
            <text:p>0.000224777461285</text:p>
          </table:table-cell>
          <table:table-cell table:number-columns-repeated="2"/>
        </table:table-row>
        <table:table-row table:style-name="ro1">
          <table:table-cell table:formula="of:=[.A9]+0.1" office:value-type="float" office:value="-8.3" calcext:value-type="float">
            <text:p>-8.3</text:p>
          </table:table-cell>
          <table:table-cell table:formula="of:=[.$G$2]/([.$G$3]+1/EXP([.$G$4]*[.A10]))+[.$G$5]" office:value-type="float" office:value="0.000248455081839334" calcext:value-type="float">
            <text:p>0.000248455081839</text:p>
          </table:table-cell>
          <table:table-cell table:formula="of:=[.A10]+[.$G$6]" office:value-type="float" office:value="-8.2999" calcext:value-type="float">
            <text:p>-8.2999</text:p>
          </table:table-cell>
          <table:table-cell table:formula="of:=[.$G$2]/([.$G$3]+1/EXP([.$G$4]*[.C10]))+[.$G$5]" office:value-type="float" office:value="0.000248479922415916" calcext:value-type="float">
            <text:p>0.000248479922416</text:p>
          </table:table-cell>
          <table:table-cell table:formula="of:=([.D10]-[.B10])/[.$G$6]" office:value-type="float" office:value="0.000248405765820793" calcext:value-type="float">
            <text:p>0.000248405765821</text:p>
          </table:table-cell>
          <table:table-cell table:number-columns-repeated="2"/>
        </table:table-row>
        <table:table-row table:style-name="ro1">
          <table:table-cell table:formula="of:=[.A10]+0.1" office:value-type="float" office:value="-8.2" calcext:value-type="float">
            <text:p>-8.2</text:p>
          </table:table-cell>
          <table:table-cell table:formula="of:=[.$G$2]/([.$G$3]+1/EXP([.$G$4]*[.A11]))+[.$G$5]" office:value-type="float" office:value="0.000274578156101332" calcext:value-type="float">
            <text:p>0.000274578156101</text:p>
          </table:table-cell>
          <table:table-cell table:formula="of:=[.A11]+[.$G$6]" office:value-type="float" office:value="-8.1999" calcext:value-type="float">
            <text:p>-8.1999</text:p>
          </table:table-cell>
          <table:table-cell table:formula="of:=[.$G$2]/([.$G$3]+1/EXP([.$G$4]*[.C11]))+[.$G$5]" office:value-type="float" office:value="0.000274605607749431" calcext:value-type="float">
            <text:p>0.000274605607749</text:p>
          </table:table-cell>
          <table:table-cell table:formula="of:=([.D11]-[.B11])/[.$G$6]" office:value-type="float" office:value="0.000274516480993909" calcext:value-type="float">
            <text:p>0.000274516480994</text:p>
          </table:table-cell>
          <table:table-cell table:number-columns-repeated="2"/>
        </table:table-row>
        <table:table-row table:style-name="ro1">
          <table:table-cell table:formula="of:=[.A11]+0.1" office:value-type="float" office:value="-8.1" calcext:value-type="float">
            <text:p>-8.1</text:p>
          </table:table-cell>
          <table:table-cell table:formula="of:=[.$G$2]/([.$G$3]+1/EXP([.$G$4]*[.A12]))+[.$G$5]" office:value-type="float" office:value="0.000303447030028918" calcext:value-type="float">
            <text:p>0.000303447030029</text:p>
          </table:table-cell>
          <table:table-cell table:formula="of:=[.A12]+[.$G$6]" office:value-type="float" office:value="-8.0999" calcext:value-type="float">
            <text:p>-8.0999</text:p>
          </table:table-cell>
          <table:table-cell table:formula="of:=[.$G$2]/([.$G$3]+1/EXP([.$G$4]*[.C12]))+[.$G$5]" office:value-type="float" office:value="0.000303477367039816" calcext:value-type="float">
            <text:p>0.00030347736704</text:p>
          </table:table-cell>
          <table:table-cell table:formula="of:=([.D12]-[.B12])/[.$G$6]" office:value-type="float" office:value="0.000303370108974718" calcext:value-type="float">
            <text:p>0.000303370108975</text:p>
          </table:table-cell>
          <table:table-cell table:number-columns-repeated="2"/>
        </table:table-row>
        <table:table-row table:style-name="ro1">
          <table:table-cell table:formula="of:=[.A12]+0.1" office:value-type="float" office:value="-8" calcext:value-type="float">
            <text:p>-8</text:p>
          </table:table-cell>
          <table:table-cell table:formula="of:=[.$G$2]/([.$G$3]+1/EXP([.$G$4]*[.A13]))+[.$G$5]" office:value-type="float" office:value="0.000335350130466477" calcext:value-type="float">
            <text:p>0.000335350130466</text:p>
          </table:table-cell>
          <table:table-cell table:formula="of:=[.A13]+[.$G$6]" office:value-type="float" office:value="-7.9999" calcext:value-type="float">
            <text:p>-7.9999</text:p>
          </table:table-cell>
          <table:table-cell table:formula="of:=[.$G$2]/([.$G$3]+1/EXP([.$G$4]*[.C13]))+[.$G$5]" office:value-type="float" office:value="0.000335383655908672" calcext:value-type="float">
            <text:p>0.000335383655909</text:p>
          </table:table-cell>
          <table:table-cell table:formula="of:=([.D13]-[.B13])/[.$G$6]" office:value-type="float" office:value="0.00033525442195482" calcext:value-type="float">
            <text:p>0.000335254421955</text:p>
          </table:table-cell>
          <table:table-cell table:number-columns-repeated="2"/>
        </table:table-row>
        <table:table-row table:style-name="ro1">
          <table:table-cell table:formula="of:=[.A13]+0.1" office:value-type="float" office:value="-7.9" calcext:value-type="float">
            <text:p>-7.9</text:p>
          </table:table-cell>
          <table:table-cell table:formula="of:=[.$G$2]/([.$G$3]+1/EXP([.$G$4]*[.A14]))+[.$G$5]" office:value-type="float" office:value="0.000370606140626395" calcext:value-type="float">
            <text:p>0.000370606140626</text:p>
          </table:table-cell>
          <table:table-cell table:formula="of:=[.A14]+[.$G$6]" office:value-type="float" office:value="-7.8999" calcext:value-type="float">
            <text:p>-7.8999</text:p>
          </table:table-cell>
          <table:table-cell table:formula="of:=[.$G$2]/([.$G$3]+1/EXP([.$G$4]*[.C14]))+[.$G$5]" office:value-type="float" office:value="0.000370643189356599" calcext:value-type="float">
            <text:p>0.000370643189357</text:p>
          </table:table-cell>
          <table:table-cell table:formula="of:=([.D14]-[.B14])/[.$G$6]" office:value-type="float" office:value="0.000370487302039403" calcext:value-type="float">
            <text:p>0.000370487302039</text:p>
          </table:table-cell>
          <table:table-cell table:number-columns-repeated="2"/>
        </table:table-row>
        <table:table-row table:style-name="ro1">
          <table:table-cell table:formula="of:=[.A14]+0.1" office:value-type="float" office:value="-7.8" calcext:value-type="float">
            <text:p>-7.8</text:p>
          </table:table-cell>
          <table:table-cell table:formula="of:=[.$G$2]/([.$G$3]+1/EXP([.$G$4]*[.A15]))+[.$G$5]" office:value-type="float" office:value="0.000409567164986049" calcext:value-type="float">
            <text:p>0.000409567164986</text:p>
          </table:table-cell>
          <table:table-cell table:formula="of:=[.A15]+[.$G$6]" office:value-type="float" office:value="-7.7999" calcext:value-type="float">
            <text:p>-7.7999</text:p>
          </table:table-cell>
          <table:table-cell table:formula="of:=[.$G$2]/([.$G$3]+1/EXP([.$G$4]*[.C15]))+[.$G$5]" office:value-type="float" office:value="0.000409608106973409" calcext:value-type="float">
            <text:p>0.000409608106973</text:p>
          </table:table-cell>
          <table:table-cell table:formula="of:=([.D15]-[.B15])/[.$G$6]" office:value-type="float" office:value="0.000409419873606521" calcext:value-type="float">
            <text:p>0.000409419873607</text:p>
          </table:table-cell>
          <table:table-cell table:number-columns-repeated="2"/>
        </table:table-row>
        <table:table-row table:style-name="ro1">
          <table:table-cell table:formula="of:=[.A15]+0.1" office:value-type="float" office:value="-7.7" calcext:value-type="float">
            <text:p>-7.7</text:p>
          </table:table-cell>
          <table:table-cell table:formula="of:=[.$G$2]/([.$G$3]+1/EXP([.$G$4]*[.A16]))+[.$G$5]" office:value-type="float" office:value="0.000452622223240533" calcext:value-type="float">
            <text:p>0.000452622223241</text:p>
          </table:table-cell>
          <table:table-cell table:formula="of:=[.A16]+[.$G$6]" office:value-type="float" office:value="-7.69990000000001" calcext:value-type="float">
            <text:p>-7.69990000000001</text:p>
          </table:table-cell>
          <table:table-cell table:formula="of:=[.$G$2]/([.$G$3]+1/EXP([.$G$4]*[.C16]))+[.$G$5]" office:value-type="float" office:value="0.000452667467236283" calcext:value-type="float">
            <text:p>0.000452667467236</text:p>
          </table:table-cell>
          <table:table-cell table:formula="of:=([.D16]-[.B16])/[.$G$6]" office:value-type="float" office:value="0.000452439957505284" calcext:value-type="float">
            <text:p>0.000452439957505</text:p>
          </table:table-cell>
          <table:table-cell table:number-columns-repeated="2"/>
        </table:table-row>
        <table:table-row table:style-name="ro1">
          <table:table-cell table:formula="of:=[.A16]+0.1" office:value-type="float" office:value="-7.60000000000001" calcext:value-type="float">
            <text:p>-7.60000000000001</text:p>
          </table:table-cell>
          <table:table-cell table:formula="of:=[.$G$2]/([.$G$3]+1/EXP([.$G$4]*[.A17]))+[.$G$5]" office:value-type="float" office:value="0.000500201107079562" calcext:value-type="float">
            <text:p>0.00050020110708</text:p>
          </table:table-cell>
          <table:table-cell table:formula="of:=[.A17]+[.$G$6]" office:value-type="float" office:value="-7.59990000000001" calcext:value-type="float">
            <text:p>-7.59990000000001</text:p>
          </table:table-cell>
          <table:table-cell table:formula="of:=[.$G$2]/([.$G$3]+1/EXP([.$G$4]*[.C17]))+[.$G$5]" office:value-type="float" office:value="0.000500251104667492" calcext:value-type="float">
            <text:p>0.000500251104667</text:p>
          </table:table-cell>
          <table:table-cell table:formula="of:=([.D17]-[.B17])/[.$G$6]" office:value-type="float" office:value="0.000499975879300271" calcext:value-type="float">
            <text:p>0.0004999758793</text:p>
          </table:table-cell>
          <table:table-cell table:number-columns-repeated="2"/>
        </table:table-row>
        <table:table-row table:style-name="ro1">
          <table:table-cell table:formula="of:=[.A17]+0.1" office:value-type="float" office:value="-7.50000000000001" calcext:value-type="float">
            <text:p>-7.50000000000001</text:p>
          </table:table-cell>
          <table:table-cell table:formula="of:=[.$G$2]/([.$G$3]+1/EXP([.$G$4]*[.A18]))+[.$G$5]" office:value-type="float" office:value="0.000552778636923597" calcext:value-type="float">
            <text:p>0.000552778636924</text:p>
          </table:table-cell>
          <table:table-cell table:formula="of:=[.A18]+[.$G$6]" office:value-type="float" office:value="-7.49990000000001" calcext:value-type="float">
            <text:p>-7.49990000000001</text:p>
          </table:table-cell>
          <table:table-cell table:formula="of:=[.$G$2]/([.$G$3]+1/EXP([.$G$4]*[.C18]))+[.$G$5]" office:value-type="float" office:value="0.00055283388699027" calcext:value-type="float">
            <text:p>0.00055283388699</text:p>
          </table:table-cell>
          <table:table-cell table:formula="of:=([.D18]-[.B18])/[.$G$6]" office:value-type="float" office:value="0.000552500666733133" calcext:value-type="float">
            <text:p>0.000552500666733</text:p>
          </table:table-cell>
          <table:table-cell table:number-columns-repeated="2"/>
        </table:table-row>
        <table:table-row table:style-name="ro1">
          <table:table-cell table:formula="of:=[.A18]+0.1" office:value-type="float" office:value="-7.40000000000001" calcext:value-type="float">
            <text:p>-7.40000000000001</text:p>
          </table:table-cell>
          <table:table-cell table:formula="of:=[.$G$2]/([.$G$3]+1/EXP([.$G$4]*[.A19]))+[.$G$5]" office:value-type="float" office:value="0.000610879359434398" calcext:value-type="float">
            <text:p>0.000610879359434</text:p>
          </table:table-cell>
          <table:table-cell table:formula="of:=[.A19]+[.$G$6]" office:value-type="float" office:value="-7.39990000000001" calcext:value-type="float">
            <text:p>-7.39990000000001</text:p>
          </table:table-cell>
          <table:table-cell table:formula="of:=[.$G$2]/([.$G$3]+1/EXP([.$G$4]*[.C19]))+[.$G$5]" office:value-type="float" office:value="0.000610940413101885" calcext:value-type="float">
            <text:p>0.000610940413102</text:p>
          </table:table-cell>
          <table:table-cell table:formula="of:=([.D19]-[.B19])/[.$G$6]" office:value-type="float" office:value="0.000610536674869972" calcext:value-type="float">
            <text:p>0.00061053667487</text:p>
          </table:table-cell>
          <table:table-cell table:number-columns-repeated="2"/>
        </table:table-row>
        <table:table-row table:style-name="ro1">
          <table:table-cell table:formula="of:=[.A19]+0.1" office:value-type="float" office:value="-7.30000000000001" calcext:value-type="float">
            <text:p>-7.30000000000001</text:p>
          </table:table-cell>
          <table:table-cell table:formula="of:=[.$G$2]/([.$G$3]+1/EXP([.$G$4]*[.A20]))+[.$G$5]" office:value-type="float" office:value="0.000675082730632834" calcext:value-type="float">
            <text:p>0.000675082730633</text:p>
          </table:table-cell>
          <table:table-cell table:formula="of:=[.A20]+[.$G$6]" office:value-type="float" office:value="-7.29990000000001" calcext:value-type="float">
            <text:p>-7.29990000000001</text:p>
          </table:table-cell>
          <table:table-cell table:formula="of:=[.$G$2]/([.$G$3]+1/EXP([.$G$4]*[.C20]))+[.$G$5]" office:value-type="float" office:value="0.00067515019670092" calcext:value-type="float">
            <text:p>0.000675150196701</text:p>
          </table:table-cell>
          <table:table-cell table:formula="of:=([.D20]-[.B20])/[.$G$6]" office:value-type="float" office:value="0.000674660680864388" calcext:value-type="float">
            <text:p>0.000674660680864</text:p>
          </table:table-cell>
          <table:table-cell table:number-columns-repeated="2"/>
        </table:table-row>
        <table:table-row table:style-name="ro1">
          <table:table-cell table:formula="of:=[.A20]+0.1" office:value-type="float" office:value="-7.20000000000001" calcext:value-type="float">
            <text:p>-7.20000000000001</text:p>
          </table:table-cell>
          <table:table-cell table:formula="of:=[.$G$2]/([.$G$3]+1/EXP([.$G$4]*[.A21]))+[.$G$5]" office:value-type="float" office:value="0.000746028833836692" calcext:value-type="float">
            <text:p>0.000746028833837</text:p>
          </table:table-cell>
          <table:table-cell table:formula="of:=[.A21]+[.$G$6]" office:value-type="float" office:value="-7.19990000000001" calcext:value-type="float">
            <text:p>-7.19990000000001</text:p>
          </table:table-cell>
          <table:table-cell table:formula="of:=[.$G$2]/([.$G$3]+1/EXP([.$G$4]*[.C21]))+[.$G$5]" office:value-type="float" office:value="0.000746103384786097" calcext:value-type="float">
            <text:p>0.000746103384786</text:p>
          </table:table-cell>
          <table:table-cell table:formula="of:=([.D21]-[.B21])/[.$G$6]" office:value-type="float" office:value="0.000745509494049943" calcext:value-type="float">
            <text:p>0.00074550949405</text:p>
          </table:table-cell>
          <table:table-cell table:number-columns-repeated="2"/>
        </table:table-row>
        <table:table-row table:style-name="ro1">
          <table:table-cell table:formula="of:=[.A21]+0.1" office:value-type="float" office:value="-7.10000000000001" calcext:value-type="float">
            <text:p>-7.10000000000001</text:p>
          </table:table-cell>
          <table:table-cell table:formula="of:=[.$G$2]/([.$G$3]+1/EXP([.$G$4]*[.A22]))+[.$G$5]" office:value-type="float" office:value="0.00082442468639829" calcext:value-type="float">
            <text:p>0.000824424686398</text:p>
          </table:table-cell>
          <table:table-cell table:formula="of:=[.A22]+[.$G$6]" office:value-type="float" office:value="-7.09990000000001" calcext:value-type="float">
            <text:p>-7.09990000000001</text:p>
          </table:table-cell>
          <table:table-cell table:formula="of:=[.$G$2]/([.$G$3]+1/EXP([.$G$4]*[.C22]))+[.$G$5]" office:value-type="float" office:value="0.000824507065011393" calcext:value-type="float">
            <text:p>0.000824507065011</text:p>
          </table:table-cell>
          <table:table-cell table:formula="of:=([.D22]-[.B22])/[.$G$6]" office:value-type="float" office:value="0.000823786131037493" calcext:value-type="float">
            <text:p>0.000823786131037</text:p>
          </table:table-cell>
          <table:table-cell table:number-columns-repeated="2"/>
        </table:table-row>
        <table:table-row table:style-name="ro1">
          <table:table-cell table:formula="of:=[.A22]+0.1" office:value-type="float" office:value="-7.00000000000001" calcext:value-type="float">
            <text:p>-7.00000000000001</text:p>
          </table:table-cell>
          <table:table-cell table:formula="of:=[.$G$2]/([.$G$3]+1/EXP([.$G$4]*[.A23]))+[.$G$5]" office:value-type="float" office:value="0.000911051194400639" calcext:value-type="float">
            <text:p>0.000911051194401</text:p>
          </table:table-cell>
          <table:table-cell table:formula="of:=[.A23]+[.$G$6]" office:value-type="float" office:value="-6.99990000000001" calcext:value-type="float">
            <text:p>-6.99990000000001</text:p>
          </table:table-cell>
          <table:table-cell table:formula="of:=[.$G$2]/([.$G$3]+1/EXP([.$G$4]*[.C23]))+[.$G$5]" office:value-type="float" office:value="0.000911142221061615" calcext:value-type="float">
            <text:p>0.000911142221062</text:p>
          </table:table-cell>
          <table:table-cell table:formula="of:=([.D23]-[.B23])/[.$G$6]" office:value-type="float" office:value="0.000910266609762929" calcext:value-type="float">
            <text:p>0.000910266609763</text:p>
          </table:table-cell>
          <table:table-cell table:number-columns-repeated="2"/>
        </table:table-row>
        <table:table-row table:style-name="ro1">
          <table:table-cell table:formula="of:=[.A23]+0.1" office:value-type="float" office:value="-6.90000000000001" calcext:value-type="float">
            <text:p>-6.90000000000001</text:p>
          </table:table-cell>
          <table:table-cell table:formula="of:=[.$G$2]/([.$G$3]+1/EXP([.$G$4]*[.A24]))+[.$G$5]" office:value-type="float" office:value="0.00100677082008563" calcext:value-type="float">
            <text:p>0.001006770820086</text:p>
          </table:table-cell>
          <table:table-cell table:formula="of:=[.A24]+[.$G$6]" office:value-type="float" office:value="-6.89990000000001" calcext:value-type="float">
            <text:p>-6.89990000000001</text:p>
          </table:table-cell>
          <table:table-cell table:formula="of:=[.$G$2]/([.$G$3]+1/EXP([.$G$4]*[.C24]))+[.$G$5]" office:value-type="float" office:value="0.00100687140082772" calcext:value-type="float">
            <text:p>0.001006871400828</text:p>
          </table:table-cell>
          <table:table-cell table:formula="of:=([.D24]-[.B24])/[.$G$6]" office:value-type="float" office:value="0.00100580742087072" calcext:value-type="float">
            <text:p>0.001005807420871</text:p>
          </table:table-cell>
          <table:table-cell table:number-columns-repeated="2"/>
        </table:table-row>
        <table:table-row table:style-name="ro1">
          <table:table-cell table:formula="of:=[.A24]+0.1" office:value-type="float" office:value="-6.80000000000001" calcext:value-type="float">
            <text:p>-6.80000000000001</text:p>
          </table:table-cell>
          <table:table-cell table:formula="of:=[.$G$2]/([.$G$3]+1/EXP([.$G$4]*[.A25]))+[.$G$5]" office:value-type="float" office:value="0.00111253603286031" calcext:value-type="float">
            <text:p>0.00111253603286</text:p>
          </table:table-cell>
          <table:table-cell table:formula="of:=[.A25]+[.$G$6]" office:value-type="float" office:value="-6.79990000000001" calcext:value-type="float">
            <text:p>-6.79990000000001</text:p>
          </table:table-cell>
          <table:table-cell table:formula="of:=[.$G$2]/([.$G$3]+1/EXP([.$G$4]*[.C25]))+[.$G$5]" office:value-type="float" office:value="0.00111264716823427" calcext:value-type="float">
            <text:p>0.001112647168234</text:p>
          </table:table-cell>
          <table:table-cell table:formula="of:=([.D25]-[.B25])/[.$G$6]" office:value-type="float" office:value="0.00111135373955223" calcext:value-type="float">
            <text:p>0.001111353739552</text:p>
          </table:table-cell>
          <table:table-cell table:number-columns-repeated="2"/>
        </table:table-row>
        <table:table-row table:style-name="ro1">
          <table:table-cell table:formula="of:=[.A25]+0.1" office:value-type="float" office:value="-6.70000000000001" calcext:value-type="float">
            <text:p>-6.70000000000001</text:p>
          </table:table-cell>
          <table:table-cell table:formula="of:=[.$G$2]/([.$G$3]+1/EXP([.$G$4]*[.A26]))+[.$G$5]" office:value-type="float" office:value="0.00122939862127741" calcext:value-type="float">
            <text:p>0.001229398621277</text:p>
          </table:table-cell>
          <table:table-cell table:formula="of:=[.A26]+[.$G$6]" office:value-type="float" office:value="-6.69990000000001" calcext:value-type="float">
            <text:p>-6.69990000000001</text:p>
          </table:table-cell>
          <table:table-cell table:formula="of:=[.$G$2]/([.$G$3]+1/EXP([.$G$4]*[.C26]))+[.$G$5]" office:value-type="float" office:value="0.00122952141612198" calcext:value-type="float">
            <text:p>0.001229521416122</text:p>
          </table:table-cell>
          <table:table-cell table:formula="of:=([.D26]-[.B26])/[.$G$6]" office:value-type="float" office:value="0.00122794844574026" calcext:value-type="float">
            <text:p>0.00122794844574</text:p>
          </table:table-cell>
          <table:table-cell table:number-columns-repeated="2"/>
        </table:table-row>
        <table:table-row table:style-name="ro1">
          <table:table-cell table:formula="of:=[.A26]+0.1" office:value-type="float" office:value="-6.60000000000001" calcext:value-type="float">
            <text:p>-6.60000000000001</text:p>
          </table:table-cell>
          <table:table-cell table:formula="of:=[.$G$2]/([.$G$3]+1/EXP([.$G$4]*[.A27]))+[.$G$5]" office:value-type="float" office:value="0.00135851995042895" calcext:value-type="float">
            <text:p>0.001358519950429</text:p>
          </table:table-cell>
          <table:table-cell table:formula="of:=[.A27]+[.$G$6]" office:value-type="float" office:value="-6.59990000000001" calcext:value-type="float">
            <text:p>-6.59990000000001</text:p>
          </table:table-cell>
          <table:table-cell table:formula="of:=[.$G$2]/([.$G$3]+1/EXP([.$G$4]*[.C27]))+[.$G$5]" office:value-type="float" office:value="0.00135865562463151" calcext:value-type="float">
            <text:p>0.001358655624632</text:p>
          </table:table-cell>
          <table:table-cell table:formula="of:=([.D27]-[.B27])/[.$G$6]" office:value-type="float" office:value="0.00135674202562551" calcext:value-type="float">
            <text:p>0.001356742025626</text:p>
          </table:table-cell>
          <table:table-cell table:number-columns-repeated="2"/>
        </table:table-row>
        <table:table-row table:style-name="ro1">
          <table:table-cell table:formula="of:=[.A27]+0.1" office:value-type="float" office:value="-6.50000000000001" calcext:value-type="float">
            <text:p>-6.50000000000001</text:p>
          </table:table-cell>
          <table:table-cell table:formula="of:=[.$G$2]/([.$G$3]+1/EXP([.$G$4]*[.A28]))+[.$G$5]" office:value-type="float" office:value="0.00150118225673698" calcext:value-type="float">
            <text:p>0.001501182256737</text:p>
          </table:table-cell>
          <table:table-cell table:formula="of:=[.A28]+[.$G$6]" office:value-type="float" office:value="-6.49990000000001" calcext:value-type="float">
            <text:p>-6.49990000000001</text:p>
          </table:table-cell>
          <table:table-cell table:formula="of:=[.$G$2]/([.$G$3]+1/EXP([.$G$4]*[.C28]))+[.$G$5]" office:value-type="float" office:value="0.00150133215708022" calcext:value-type="float">
            <text:p>0.00150133215708</text:p>
          </table:table-cell>
          <table:table-cell table:formula="of:=([.D28]-[.B28])/[.$G$6]" office:value-type="float" office:value="0.0014990034324599" calcext:value-type="float">
            <text:p>0.00149900343246</text:p>
          </table:table-cell>
          <table:table-cell table:number-columns-repeated="2"/>
        </table:table-row>
        <table:table-row table:style-name="ro1">
          <table:table-cell table:formula="of:=[.A28]+0.1" office:value-type="float" office:value="-6.40000000000001" calcext:value-type="float">
            <text:p>-6.40000000000001</text:p>
          </table:table-cell>
          <table:table-cell table:formula="of:=[.$G$2]/([.$G$3]+1/EXP([.$G$4]*[.A29]))+[.$G$5]" office:value-type="float" office:value="0.00165880108017441" calcext:value-type="float">
            <text:p>0.001658801080174</text:p>
          </table:table-cell>
          <table:table-cell table:formula="of:=[.A29]+[.$G$6]" office:value-type="float" office:value="-6.39990000000001" calcext:value-type="float">
            <text:p>-6.39990000000001</text:p>
          </table:table-cell>
          <table:table-cell table:formula="of:=[.$G$2]/([.$G$3]+1/EXP([.$G$4]*[.C29]))+[.$G$5]" office:value-type="float" office:value="0.00165896669337337" calcext:value-type="float">
            <text:p>0.001658966693373</text:p>
          </table:table-cell>
          <table:table-cell table:formula="of:=([.D29]-[.B29])/[.$G$6]" office:value-type="float" office:value="0.00165613198964583" calcext:value-type="float">
            <text:p>0.001656131989646</text:p>
          </table:table-cell>
          <table:table-cell table:number-columns-repeated="2"/>
        </table:table-row>
        <table:table-row table:style-name="ro1">
          <table:table-cell table:formula="of:=[.A29]+0.1" office:value-type="float" office:value="-6.30000000000001" calcext:value-type="float">
            <text:p>-6.30000000000001</text:p>
          </table:table-cell>
          <table:table-cell table:formula="of:=[.$G$2]/([.$G$3]+1/EXP([.$G$4]*[.A30]))+[.$G$5]" office:value-type="float" office:value="0.00183293894249279" calcext:value-type="float">
            <text:p>0.001832938942493</text:p>
          </table:table-cell>
          <table:table-cell table:formula="of:=[.A30]+[.$G$6]" office:value-type="float" office:value="-6.29990000000001" calcext:value-type="float">
            <text:p>-6.29990000000001</text:p>
          </table:table-cell>
          <table:table-cell table:formula="of:=[.$G$2]/([.$G$3]+1/EXP([.$G$4]*[.C30]))+[.$G$5]" office:value-type="float" office:value="0.00183312190953518" calcext:value-type="float">
            <text:p>0.001833121909535</text:p>
          </table:table-cell>
          <table:table-cell table:formula="of:=([.D30]-[.B30])/[.$G$6]" office:value-type="float" office:value="0.0018296704239521" calcext:value-type="float">
            <text:p>0.001829670423952</text:p>
          </table:table-cell>
          <table:table-cell table:number-columns-repeated="2"/>
        </table:table-row>
        <table:table-row table:style-name="ro1">
          <table:table-cell table:formula="of:=[.A30]+0.1" office:value-type="float" office:value="-6.20000000000001" calcext:value-type="float">
            <text:p>-6.20000000000001</text:p>
          </table:table-cell>
          <table:table-cell table:formula="of:=[.$G$2]/([.$G$3]+1/EXP([.$G$4]*[.A31]))+[.$G$5]" office:value-type="float" office:value="0.00202532038904986" calcext:value-type="float">
            <text:p>0.00202532038905</text:p>
          </table:table-cell>
          <table:table-cell table:formula="of:=[.A31]+[.$G$6]" office:value-type="float" office:value="-6.19990000000001" calcext:value-type="float">
            <text:p>-6.19990000000001</text:p>
          </table:table-cell>
          <table:table-cell table:formula="of:=[.$G$2]/([.$G$3]+1/EXP([.$G$4]*[.C31]))+[.$G$5]" office:value-type="float" office:value="0.00202552252096199" calcext:value-type="float">
            <text:p>0.002025522520962</text:p>
          </table:table-cell>
          <table:table-cell table:formula="of:=([.D31]-[.B31])/[.$G$6]" office:value-type="float" office:value="0.00202131912125682" calcext:value-type="float">
            <text:p>0.002021319121257</text:p>
          </table:table-cell>
          <table:table-cell table:number-columns-repeated="2"/>
        </table:table-row>
        <table:table-row table:style-name="ro1">
          <table:table-cell table:formula="of:=[.A31]+0.1" office:value-type="float" office:value="-6.10000000000001" calcext:value-type="float">
            <text:p>-6.10000000000001</text:p>
          </table:table-cell>
          <table:table-cell table:formula="of:=[.$G$2]/([.$G$3]+1/EXP([.$G$4]*[.A32]))+[.$G$5]" office:value-type="float" office:value="0.00223784852127631" calcext:value-type="float">
            <text:p>0.002237848521276</text:p>
          </table:table-cell>
          <table:table-cell table:formula="of:=[.A32]+[.$G$6]" office:value-type="float" office:value="-6.09990000000001" calcext:value-type="float">
            <text:p>-6.09990000000001</text:p>
          </table:table-cell>
          <table:table-cell table:formula="of:=[.$G$2]/([.$G$3]+1/EXP([.$G$4]*[.C32]))+[.$G$5]" office:value-type="float" office:value="0.00223807181644644" calcext:value-type="float">
            <text:p>0.002238071816446</text:p>
          </table:table-cell>
          <table:table-cell table:formula="of:=([.D32]-[.B32])/[.$G$6]" office:value-type="float" office:value="0.00223295170128507" calcext:value-type="float">
            <text:p>0.002232951701285</text:p>
          </table:table-cell>
          <table:table-cell table:number-columns-repeated="2"/>
        </table:table-row>
        <table:table-row table:style-name="ro1">
          <table:table-cell table:formula="of:=[.A32]+0.1" office:value-type="float" office:value="-6.00000000000001" calcext:value-type="float">
            <text:p>-6.00000000000001</text:p>
          </table:table-cell>
          <table:table-cell table:formula="of:=[.$G$2]/([.$G$3]+1/EXP([.$G$4]*[.A33]))+[.$G$5]" office:value-type="float" office:value="0.00247262315663475" calcext:value-type="float">
            <text:p>0.002472623156635</text:p>
          </table:table-cell>
          <table:table-cell table:formula="of:=[.A33]+[.$G$6]" office:value-type="float" office:value="-5.99990000000001" calcext:value-type="float">
            <text:p>-5.99990000000001</text:p>
          </table:table-cell>
          <table:table-cell table:formula="of:=[.$G$2]/([.$G$3]+1/EXP([.$G$4]*[.C33]))+[.$G$5]" office:value-type="float" office:value="0.00247286981983585" calcext:value-type="float">
            <text:p>0.002472869819836</text:p>
          </table:table-cell>
          <table:table-cell table:formula="of:=([.D33]-[.B33])/[.$G$6]" office:value-type="float" office:value="0.00246663201099694" calcext:value-type="float">
            <text:p>0.002466632010997</text:p>
          </table:table-cell>
          <table:table-cell table:number-columns-repeated="2"/>
        </table:table-row>
        <table:table-row table:style-name="ro1">
          <table:table-cell table:formula="of:=[.A33]+0.1" office:value-type="float" office:value="-5.90000000000001" calcext:value-type="float">
            <text:p>-5.90000000000001</text:p>
          </table:table-cell>
          <table:table-cell table:formula="of:=[.$G$2]/([.$G$3]+1/EXP([.$G$4]*[.A34]))+[.$G$5]" office:value-type="float" office:value="0.00273196076301103" calcext:value-type="float">
            <text:p>0.002731960763011</text:p>
          </table:table-cell>
          <table:table-cell table:formula="of:=[.A34]+[.$G$6]" office:value-type="float" office:value="-5.89990000000001" calcext:value-type="float">
            <text:p>-5.89990000000001</text:p>
          </table:table-cell>
          <table:table-cell table:formula="of:=[.$G$2]/([.$G$3]+1/EXP([.$G$4]*[.C34]))+[.$G$5]" office:value-type="float" office:value="0.00273223322627487" calcext:value-type="float">
            <text:p>0.002732233226275</text:p>
          </table:table-cell>
          <table:table-cell table:formula="of:=([.D34]-[.B34])/[.$G$6]" office:value-type="float" office:value="0.00272463263839562" calcext:value-type="float">
            <text:p>0.002724632638396</text:p>
          </table:table-cell>
          <table:table-cell table:number-columns-repeated="2"/>
        </table:table-row>
        <table:table-row table:style-name="ro1">
          <table:table-cell table:formula="of:=[.A34]+0.1" office:value-type="float" office:value="-5.80000000000001" calcext:value-type="float">
            <text:p>-5.80000000000001</text:p>
          </table:table-cell>
          <table:table-cell table:formula="of:=[.$G$2]/([.$G$3]+1/EXP([.$G$4]*[.A35]))+[.$G$5]" office:value-type="float" office:value="0.00301841632470839" calcext:value-type="float">
            <text:p>0.003018416324708</text:p>
          </table:table-cell>
          <table:table-cell table:formula="of:=[.A35]+[.$G$6]" office:value-type="float" office:value="-5.79990000000001" calcext:value-type="float">
            <text:p>-5.79990000000001</text:p>
          </table:table-cell>
          <table:table-cell table:formula="of:=[.$G$2]/([.$G$3]+1/EXP([.$G$4]*[.C35]))+[.$G$5]" office:value-type="float" office:value="0.00301871727021334" calcext:value-type="float">
            <text:p>0.003018717270213</text:p>
          </table:table-cell>
          <table:table-cell table:formula="of:=([.D35]-[.B35])/[.$G$6]" office:value-type="float" office:value="0.00300945504945992" calcext:value-type="float">
            <text:p>0.00300945504946</text:p>
          </table:table-cell>
          <table:table-cell table:number-columns-repeated="2"/>
        </table:table-row>
        <table:table-row table:style-name="ro1">
          <table:table-cell table:formula="of:=[.A35]+0.1" office:value-type="float" office:value="-5.70000000000001" calcext:value-type="float">
            <text:p>-5.70000000000001</text:p>
          </table:table-cell>
          <table:table-cell table:formula="of:=[.$G$2]/([.$G$3]+1/EXP([.$G$4]*[.A36]))+[.$G$5]" office:value-type="float" office:value="0.00333480730741331" calcext:value-type="float">
            <text:p>0.003334807307413</text:p>
          </table:table-cell>
          <table:table-cell table:formula="of:=[.A36]+[.$G$6]" office:value-type="float" office:value="-5.69990000000001" calcext:value-type="float">
            <text:p>-5.69990000000001</text:p>
          </table:table-cell>
          <table:table-cell table:formula="of:=[.$G$2]/([.$G$3]+1/EXP([.$G$4]*[.C36]))+[.$G$5]" office:value-type="float" office:value="0.0033351396925582" calcext:value-type="float">
            <text:p>0.003335139692558</text:p>
          </table:table-cell>
          <table:table-cell table:formula="of:=([.D36]-[.B36])/[.$G$6]" office:value-type="float" office:value="0.00332385144899069" calcext:value-type="float">
            <text:p>0.003323851448991</text:p>
          </table:table-cell>
          <table:table-cell table:number-columns-repeated="2"/>
        </table:table-row>
        <table:table-row table:style-name="ro1">
          <table:table-cell table:formula="of:=[.A36]+0.1" office:value-type="float" office:value="-5.60000000000001" calcext:value-type="float">
            <text:p>-5.60000000000001</text:p>
          </table:table-cell>
          <table:table-cell table:formula="of:=[.$G$2]/([.$G$3]+1/EXP([.$G$4]*[.A37]))+[.$G$5]" office:value-type="float" office:value="0.00368423989943594" calcext:value-type="float">
            <text:p>0.003684239899436</text:p>
          </table:table-cell>
          <table:table-cell table:formula="of:=[.A37]+[.$G$6]" office:value-type="float" office:value="-5.59990000000001" calcext:value-type="float">
            <text:p>-5.59990000000001</text:p>
          </table:table-cell>
          <table:table-cell table:formula="of:=[.$G$2]/([.$G$3]+1/EXP([.$G$4]*[.C37]))+[.$G$5]" office:value-type="float" office:value="0.00368460698428222" calcext:value-type="float">
            <text:p>0.003684606984282</text:p>
          </table:table-cell>
          <table:table-cell table:formula="of:=([.D37]-[.B37])/[.$G$6]" office:value-type="float" office:value="0.00367084846272618" calcext:value-type="float">
            <text:p>0.003670848462726</text:p>
          </table:table-cell>
          <table:table-cell table:number-columns-repeated="2"/>
        </table:table-row>
        <table:table-row table:style-name="ro1">
          <table:table-cell table:formula="of:=[.A37]+0.1" office:value-type="float" office:value="-5.50000000000001" calcext:value-type="float">
            <text:p>-5.50000000000001</text:p>
          </table:table-cell>
          <table:table-cell table:formula="of:=[.$G$2]/([.$G$3]+1/EXP([.$G$4]*[.A38]))+[.$G$5]" office:value-type="float" office:value="0.00407013771589608" calcext:value-type="float">
            <text:p>0.004070137715896</text:p>
          </table:table-cell>
          <table:table-cell table:formula="of:=[.A38]+[.$G$6]" office:value-type="float" office:value="-5.49990000000001" calcext:value-type="float">
            <text:p>-5.49990000000001</text:p>
          </table:table-cell>
          <table:table-cell table:formula="of:=[.$G$2]/([.$G$3]+1/EXP([.$G$4]*[.C38]))+[.$G$5]" office:value-type="float" office:value="0.00407054309316909" calcext:value-type="float">
            <text:p>0.004070543093169</text:p>
          </table:table-cell>
          <table:table-cell table:formula="of:=([.D38]-[.B38])/[.$G$6]" office:value-type="float" office:value="0.00405377273016844" calcext:value-type="float">
            <text:p>0.004053772730168</text:p>
          </table:table-cell>
          <table:table-cell table:number-columns-repeated="2"/>
        </table:table-row>
        <table:table-row table:style-name="ro1">
          <table:table-cell table:formula="of:=[.A38]+0.1" office:value-type="float" office:value="-5.40000000000001" calcext:value-type="float">
            <text:p>-5.40000000000001</text:p>
          </table:table-cell>
          <table:table-cell table:formula="of:=[.$G$2]/([.$G$3]+1/EXP([.$G$4]*[.A39]))+[.$G$5]" office:value-type="float" office:value="0.00449627316094112" calcext:value-type="float">
            <text:p>0.004496273160941</text:p>
          </table:table-cell>
          <table:table-cell table:formula="of:=[.A39]+[.$G$6]" office:value-type="float" office:value="-5.39990000000001" calcext:value-type="float">
            <text:p>-5.39990000000001</text:p>
          </table:table-cell>
          <table:table-cell table:formula="of:=[.$G$2]/([.$G$3]+1/EXP([.$G$4]*[.C39]))+[.$G$5]" office:value-type="float" office:value="0.00449672078878974" calcext:value-type="float">
            <text:p>0.00449672078879</text:p>
          </table:table-cell>
          <table:table-cell table:formula="of:=([.D39]-[.B39])/[.$G$6]" office:value-type="float" office:value="0.00447627848612284" calcext:value-type="float">
            <text:p>0.004476278486123</text:p>
          </table:table-cell>
          <table:table-cell table:number-columns-repeated="2"/>
        </table:table-row>
        <table:table-row table:style-name="ro1">
          <table:table-cell table:formula="of:=[.A39]+0.1" office:value-type="float" office:value="-5.30000000000001" calcext:value-type="float">
            <text:p>-5.30000000000001</text:p>
          </table:table-cell>
          <table:table-cell table:formula="of:=[.$G$2]/([.$G$3]+1/EXP([.$G$4]*[.A40]))+[.$G$5]" office:value-type="float" office:value="0.0049668016500569" calcext:value-type="float">
            <text:p>0.004966801650057</text:p>
          </table:table-cell>
          <table:table-cell table:formula="of:=[.A40]+[.$G$6]" office:value-type="float" office:value="-5.29990000000001" calcext:value-type="float">
            <text:p>-5.29990000000001</text:p>
          </table:table-cell>
          <table:table-cell table:formula="of:=[.$G$2]/([.$G$3]+1/EXP([.$G$4]*[.C40]))+[.$G$5]" office:value-type="float" office:value="0.00496729588777603" calcext:value-type="float">
            <text:p>0.004967295887776</text:p>
          </table:table-cell>
          <table:table-cell table:formula="of:=([.D40]-[.B40])/[.$G$6]" office:value-type="float" office:value="0.00494237719137099" calcext:value-type="float">
            <text:p>0.004942377191371</text:p>
          </table:table-cell>
          <table:table-cell table:number-columns-repeated="2"/>
        </table:table-row>
        <table:table-row table:style-name="ro1">
          <table:table-cell table:formula="of:=[.A40]+0.1" office:value-type="float" office:value="-5.20000000000001" calcext:value-type="float">
            <text:p>-5.20000000000001</text:p>
          </table:table-cell>
          <table:table-cell table:formula="of:=[.$G$2]/([.$G$3]+1/EXP([.$G$4]*[.A41]))+[.$G$5]" office:value-type="float" office:value="0.00548629889945033" calcext:value-type="float">
            <text:p>0.00548629889945</text:p>
          </table:table-cell>
          <table:table-cell table:formula="of:=[.A41]+[.$G$6]" office:value-type="float" office:value="-5.19990000000001" calcext:value-type="float">
            <text:p>-5.19990000000001</text:p>
          </table:table-cell>
          <table:table-cell table:formula="of:=[.$G$2]/([.$G$3]+1/EXP([.$G$4]*[.C41]))+[.$G$5]" office:value-type="float" office:value="0.00548684454637525" calcext:value-type="float">
            <text:p>0.005486844546375</text:p>
          </table:table-cell>
          <table:table-cell table:formula="of:=([.D41]-[.B41])/[.$G$6]" office:value-type="float" office:value="0.0054564692491578" calcext:value-type="float">
            <text:p>0.005456469249158</text:p>
          </table:table-cell>
          <table:table-cell table:number-columns-repeated="2"/>
        </table:table-row>
        <table:table-row table:style-name="ro1">
          <table:table-cell table:formula="of:=[.A41]+0.1" office:value-type="float" office:value="-5.10000000000001" calcext:value-type="float">
            <text:p>-5.10000000000001</text:p>
          </table:table-cell>
          <table:table-cell table:formula="of:=[.$G$2]/([.$G$3]+1/EXP([.$G$4]*[.A42]))+[.$G$5]" office:value-type="float" office:value="0.00605980149158403" calcext:value-type="float">
            <text:p>0.006059801491584</text:p>
          </table:table-cell>
          <table:table-cell table:formula="of:=[.A42]+[.$G$6]" office:value-type="float" office:value="-5.09990000000001" calcext:value-type="float">
            <text:p>-5.09990000000001</text:p>
          </table:table-cell>
          <table:table-cell table:formula="of:=[.$G$2]/([.$G$3]+1/EXP([.$G$4]*[.C42]))+[.$G$5]" office:value-type="float" office:value="0.00606040382936516" calcext:value-type="float">
            <text:p>0.006060403829365</text:p>
          </table:table-cell>
          <table:table-cell table:formula="of:=([.D42]-[.B42])/[.$G$6]" office:value-type="float" office:value="0.00602337781127442" calcext:value-type="float">
            <text:p>0.006023377811274</text:p>
          </table:table-cell>
          <table:table-cell table:number-columns-repeated="2"/>
        </table:table-row>
        <table:table-row table:style-name="ro1">
          <table:table-cell table:formula="of:=[.A42]+0.1" office:value-type="float" office:value="-5.00000000000001" calcext:value-type="float">
            <text:p>-5.00000000000001</text:p>
          </table:table-cell>
          <table:table-cell table:formula="of:=[.$G$2]/([.$G$3]+1/EXP([.$G$4]*[.A43]))+[.$G$5]" office:value-type="float" office:value="0.00669285092428476" calcext:value-type="float">
            <text:p>0.006692850924285</text:p>
          </table:table-cell>
          <table:table-cell table:formula="of:=[.A43]+[.$G$6]" office:value-type="float" office:value="-4.99990000000001" calcext:value-type="float">
            <text:p>-4.99990000000001</text:p>
          </table:table-cell>
          <table:table-cell table:formula="of:=[.$G$2]/([.$G$3]+1/EXP([.$G$4]*[.C43]))+[.$G$5]" office:value-type="float" office:value="0.00669351576274824" calcext:value-type="float">
            <text:p>0.006693515762748</text:p>
          </table:table-cell>
          <table:table-cell table:formula="of:=([.D43]-[.B43])/[.$G$6]" office:value-type="float" office:value="0.00664838463479249" calcext:value-type="float">
            <text:p>0.006648384634792</text:p>
          </table:table-cell>
          <table:table-cell table:number-columns-repeated="2"/>
        </table:table-row>
        <table:table-row table:style-name="ro1">
          <table:table-cell table:formula="of:=[.A43]+0.1" office:value-type="float" office:value="-4.90000000000001" calcext:value-type="float">
            <text:p>-4.90000000000001</text:p>
          </table:table-cell>
          <table:table-cell table:formula="of:=[.$G$2]/([.$G$3]+1/EXP([.$G$4]*[.A44]))+[.$G$5]" office:value-type="float" office:value="0.00739154134428187" calcext:value-type="float">
            <text:p>0.007391541344282</text:p>
          </table:table-cell>
          <table:table-cell table:formula="of:=[.A44]+[.$G$6]" office:value-type="float" office:value="-4.89990000000002" calcext:value-type="float">
            <text:p>-4.89990000000002</text:p>
          </table:table-cell>
          <table:table-cell table:formula="of:=[.$G$2]/([.$G$3]+1/EXP([.$G$4]*[.C44]))+[.$G$5]" office:value-type="float" office:value="0.00739227507107134" calcext:value-type="float">
            <text:p>0.007392275071071</text:p>
          </table:table-cell>
          <table:table-cell table:formula="of:=([.D44]-[.B44])/[.$G$6]" office:value-type="float" office:value="0.00733726789471645" calcext:value-type="float">
            <text:p>0.007337267894716</text:p>
          </table:table-cell>
          <table:table-cell table:number-columns-repeated="2"/>
        </table:table-row>
        <table:table-row table:style-name="ro1">
          <table:table-cell table:formula="of:=[.A44]+0.1" office:value-type="float" office:value="-4.80000000000002" calcext:value-type="float">
            <text:p>-4.80000000000002</text:p>
          </table:table-cell>
          <table:table-cell table:formula="of:=[.$G$2]/([.$G$3]+1/EXP([.$G$4]*[.A45]))+[.$G$5]" office:value-type="float" office:value="0.00816257115315977" calcext:value-type="float">
            <text:p>0.00816257115316</text:p>
          </table:table-cell>
          <table:table-cell table:formula="of:=[.A45]+[.$G$6]" office:value-type="float" office:value="-4.79990000000002" calcext:value-type="float">
            <text:p>-4.79990000000002</text:p>
          </table:table-cell>
          <table:table-cell table:formula="of:=[.$G$2]/([.$G$3]+1/EXP([.$G$4]*[.C45]))+[.$G$5]" office:value-type="float" office:value="0.00816338078733847" calcext:value-type="float">
            <text:p>0.008163380787338</text:p>
          </table:table-cell>
          <table:table-cell table:formula="of:=([.D45]-[.B45])/[.$G$6]" office:value-type="float" office:value="0.00809634178694854" calcext:value-type="float">
            <text:p>0.008096341786949</text:p>
          </table:table-cell>
          <table:table-cell table:number-columns-repeated="2"/>
        </table:table-row>
        <table:table-row table:style-name="ro1">
          <table:table-cell table:formula="of:=[.A45]+0.1" office:value-type="float" office:value="-4.70000000000002" calcext:value-type="float">
            <text:p>-4.70000000000002</text:p>
          </table:table-cell>
          <table:table-cell table:formula="of:=[.$G$2]/([.$G$3]+1/EXP([.$G$4]*[.A46]))+[.$G$5]" office:value-type="float" office:value="0.00901329865284769" calcext:value-type="float">
            <text:p>0.009013298652848</text:p>
          </table:table-cell>
          <table:table-cell table:formula="of:=[.A46]+[.$G$6]" office:value-type="float" office:value="-4.69990000000002" calcext:value-type="float">
            <text:p>-4.69990000000002</text:p>
          </table:table-cell>
          <table:table-cell table:formula="of:=[.$G$2]/([.$G$3]+1/EXP([.$G$4]*[.C46]))+[.$G$5]" office:value-type="float" office:value="0.00901419190261434" calcext:value-type="float">
            <text:p>0.009014191902614</text:p>
          </table:table-cell>
          <table:table-cell table:formula="of:=([.D46]-[.B46])/[.$G$6]" office:value-type="float" office:value="0.00893249766653614" calcext:value-type="float">
            <text:p>0.008932497666536</text:p>
          </table:table-cell>
          <table:table-cell table:number-columns-repeated="2"/>
        </table:table-row>
        <table:table-row table:style-name="ro1">
          <table:table-cell table:formula="of:=[.A46]+0.1" office:value-type="float" office:value="-4.60000000000002" calcext:value-type="float">
            <text:p>-4.60000000000002</text:p>
          </table:table-cell>
          <table:table-cell table:formula="of:=[.$G$2]/([.$G$3]+1/EXP([.$G$4]*[.A47]))+[.$G$5]" office:value-type="float" office:value="0.00995180186690417" calcext:value-type="float">
            <text:p>0.009951801866904</text:p>
          </table:table-cell>
          <table:table-cell table:formula="of:=[.A47]+[.$G$6]" office:value-type="float" office:value="-4.59990000000002" calcext:value-type="float">
            <text:p>-4.59990000000002</text:p>
          </table:table-cell>
          <table:table-cell table:formula="of:=[.$G$2]/([.$G$3]+1/EXP([.$G$4]*[.C47]))+[.$G$5]" office:value-type="float" office:value="0.00995278719153965" calcext:value-type="float">
            <text:p>0.00995278719154</text:p>
          </table:table-cell>
          <table:table-cell table:formula="of:=([.D47]-[.B47])/[.$G$6]" office:value-type="float" office:value="0.00985324635483648" calcext:value-type="float">
            <text:p>0.009853246354836</text:p>
          </table:table-cell>
          <table:table-cell table:number-columns-repeated="2"/>
        </table:table-row>
        <table:table-row table:style-name="ro1">
          <table:table-cell table:formula="of:=[.A47]+0.1" office:value-type="float" office:value="-4.50000000000002" calcext:value-type="float">
            <text:p>-4.50000000000002</text:p>
          </table:table-cell>
          <table:table-cell table:formula="of:=[.$G$2]/([.$G$3]+1/EXP([.$G$4]*[.A48]))+[.$G$5]" office:value-type="float" office:value="0.010986942630593" calcext:value-type="float">
            <text:p>0.010986942630593</text:p>
          </table:table-cell>
          <table:table-cell table:formula="of:=[.A48]+[.$G$6]" office:value-type="float" office:value="-4.49990000000002" calcext:value-type="float">
            <text:p>-4.49990000000002</text:p>
          </table:table-cell>
          <table:table-cell table:formula="of:=[.$G$2]/([.$G$3]+1/EXP([.$G$4]*[.C48]))+[.$G$5]" office:value-type="float" office:value="0.0109880293067042" calcext:value-type="float">
            <text:p>0.010988029306704</text:p>
          </table:table-cell>
          <table:table-cell table:formula="of:=([.D48]-[.B48])/[.$G$6]" office:value-type="float" office:value="0.0108667611119218" calcext:value-type="float">
            <text:p>0.010866761111922</text:p>
          </table:table-cell>
          <table:table-cell table:number-columns-repeated="2"/>
        </table:table-row>
        <table:table-row table:style-name="ro1">
          <table:table-cell table:formula="of:=[.A48]+0.1" office:value-type="float" office:value="-4.40000000000002" calcext:value-type="float">
            <text:p>-4.40000000000002</text:p>
          </table:table-cell>
          <table:table-cell table:formula="of:=[.$G$2]/([.$G$3]+1/EXP([.$G$4]*[.A49]))+[.$G$5]" office:value-type="float" office:value="0.012128434984274" calcext:value-type="float">
            <text:p>0.012128434984274</text:p>
          </table:table-cell>
          <table:table-cell table:formula="of:=[.A49]+[.$G$6]" office:value-type="float" office:value="-4.39990000000002" calcext:value-type="float">
            <text:p>-4.39990000000002</text:p>
          </table:table-cell>
          <table:table-cell table:formula="of:=[.$G$2]/([.$G$3]+1/EXP([.$G$4]*[.C49]))+[.$G$5]" office:value-type="float" office:value="0.0121296331763343" calcext:value-type="float">
            <text:p>0.012129633176334</text:p>
          </table:table-cell>
          <table:table-cell table:formula="of:=([.D49]-[.B49])/[.$G$6]" office:value-type="float" office:value="0.0119819206029388" calcext:value-type="float">
            <text:p>0.011981920602939</text:p>
          </table:table-cell>
          <table:table-cell table:number-columns-repeated="2"/>
        </table:table-row>
        <table:table-row table:style-name="ro1">
          <table:table-cell table:formula="of:=[.A49]+0.1" office:value-type="float" office:value="-4.30000000000002" calcext:value-type="float">
            <text:p>-4.30000000000002</text:p>
          </table:table-cell>
          <table:table-cell table:formula="of:=[.$G$2]/([.$G$3]+1/EXP([.$G$4]*[.A50]))+[.$G$5]" office:value-type="float" office:value="0.0133869178276646" calcext:value-type="float">
            <text:p>0.013386917827665</text:p>
          </table:table-cell>
          <table:table-cell table:formula="of:=[.A50]+[.$G$6]" office:value-type="float" office:value="-4.29990000000002" calcext:value-type="float">
            <text:p>-4.29990000000002</text:p>
          </table:table-cell>
          <table:table-cell table:formula="of:=[.$G$2]/([.$G$3]+1/EXP([.$G$4]*[.C50]))+[.$G$5]" office:value-type="float" office:value="0.0133882386627629" calcext:value-type="float">
            <text:p>0.013388238662763</text:p>
          </table:table-cell>
          <table:table-cell table:formula="of:=([.D50]-[.B50])/[.$G$6]" office:value-type="float" office:value="0.013208350983316" calcext:value-type="float">
            <text:p>0.013208350983316</text:p>
          </table:table-cell>
          <table:table-cell table:number-columns-repeated="2"/>
        </table:table-row>
        <table:table-row table:style-name="ro1">
          <table:table-cell table:formula="of:=[.A50]+0.1" office:value-type="float" office:value="-4.20000000000002" calcext:value-type="float">
            <text:p>-4.20000000000002</text:p>
          </table:table-cell>
          <table:table-cell table:formula="of:=[.$G$2]/([.$G$3]+1/EXP([.$G$4]*[.A51]))+[.$G$5]" office:value-type="float" office:value="0.0147740316932728" calcext:value-type="float">
            <text:p>0.014774031693273</text:p>
          </table:table-cell>
          <table:table-cell table:formula="of:=[.A51]+[.$G$6]" office:value-type="float" office:value="-4.19990000000002" calcext:value-type="float">
            <text:p>-4.19990000000002</text:p>
          </table:table-cell>
          <table:table-cell table:formula="of:=[.$G$2]/([.$G$3]+1/EXP([.$G$4]*[.C51]))+[.$G$5]" office:value-type="float" office:value="0.0147754873398714" calcext:value-type="float">
            <text:p>0.014775487339872</text:p>
          </table:table-cell>
          <table:table-cell table:formula="of:=([.D51]-[.B51])/[.$G$6]" office:value-type="float" office:value="0.0145564659861409" calcext:value-type="float">
            <text:p>0.014556465986141</text:p>
          </table:table-cell>
          <table:table-cell table:number-columns-repeated="2"/>
        </table:table-row>
        <table:table-row table:style-name="ro1">
          <table:table-cell table:formula="of:=[.A51]+0.1" office:value-type="float" office:value="-4.10000000000002" calcext:value-type="float">
            <text:p>-4.10000000000002</text:p>
          </table:table-cell>
          <table:table-cell table:formula="of:=[.$G$2]/([.$G$3]+1/EXP([.$G$4]*[.A52]))+[.$G$5]" office:value-type="float" office:value="0.0163024993714407" calcext:value-type="float">
            <text:p>0.016302499371441</text:p>
          </table:table-cell>
          <table:table-cell table:formula="of:=[.A52]+[.$G$6]" office:value-type="float" office:value="-4.09990000000002" calcext:value-type="float">
            <text:p>-4.09990000000002</text:p>
          </table:table-cell>
          <table:table-cell table:formula="of:=[.$G$2]/([.$G$3]+1/EXP([.$G$4]*[.C52]))+[.$G$5]" office:value-type="float" office:value="0.0163041031218009" calcext:value-type="float">
            <text:p>0.016304103121801</text:p>
          </table:table-cell>
          <table:table-cell table:formula="of:=([.D52]-[.B52])/[.$G$6]" office:value-type="float" office:value="0.0160375036023161" calcext:value-type="float">
            <text:p>0.016037503602316</text:p>
          </table:table-cell>
          <table:table-cell table:number-columns-repeated="2"/>
        </table:table-row>
        <table:table-row table:style-name="ro1">
          <table:table-cell table:formula="of:=[.A52]+0.1" office:value-type="float" office:value="-4.00000000000002" calcext:value-type="float">
            <text:p>-4.00000000000002</text:p>
          </table:table-cell>
          <table:table-cell table:formula="of:=[.$G$2]/([.$G$3]+1/EXP([.$G$4]*[.A53]))+[.$G$5]" office:value-type="float" office:value="0.0179862099620912" calcext:value-type="float">
            <text:p>0.017986209962091</text:p>
          </table:table-cell>
          <table:table-cell table:formula="of:=[.A53]+[.$G$6]" office:value-type="float" office:value="-3.99990000000002" calcext:value-type="float">
            <text:p>-3.99990000000002</text:p>
          </table:table-cell>
          <table:table-cell table:formula="of:=[.$G$2]/([.$G$3]+1/EXP([.$G$4]*[.C53]))+[.$G$5]" office:value-type="float" office:value="0.0179879763178519" calcext:value-type="float">
            <text:p>0.017987976317852</text:p>
          </table:table-cell>
          <table:table-cell table:formula="of:=([.D53]-[.B53])/[.$G$6]" office:value-type="float" office:value="0.0176635576064343" calcext:value-type="float">
            <text:p>0.017663557606434</text:p>
          </table:table-cell>
          <table:table-cell table:number-columns-repeated="2"/>
        </table:table-row>
        <table:table-row table:style-name="ro1">
          <table:table-cell table:formula="of:=[.A53]+0.1" office:value-type="float" office:value="-3.90000000000002" calcext:value-type="float">
            <text:p>-3.90000000000002</text:p>
          </table:table-cell>
          <table:table-cell table:formula="of:=[.$G$2]/([.$G$3]+1/EXP([.$G$4]*[.A54]))+[.$G$5]" office:value-type="float" office:value="0.0198403057340772" calcext:value-type="float">
            <text:p>0.019840305734077</text:p>
          </table:table-cell>
          <table:table-cell table:formula="of:=[.A54]+[.$G$6]" office:value-type="float" office:value="-3.89990000000002" calcext:value-type="float">
            <text:p>-3.89990000000002</text:p>
          </table:table-cell>
          <table:table-cell table:formula="of:=[.$G$2]/([.$G$3]+1/EXP([.$G$4]*[.C54]))+[.$G$5]" office:value-type="float" office:value="0.0198422504942553" calcext:value-type="float">
            <text:p>0.019842250494255</text:p>
          </table:table-cell>
          <table:table-cell table:formula="of:=([.D54]-[.B54])/[.$G$6]" office:value-type="float" office:value="0.0194476017817413" calcext:value-type="float">
            <text:p>0.019447601781741</text:p>
          </table:table-cell>
          <table:table-cell table:number-columns-repeated="2"/>
        </table:table-row>
        <table:table-row table:style-name="ro1">
          <table:table-cell table:formula="of:=[.A54]+0.1" office:value-type="float" office:value="-3.80000000000002" calcext:value-type="float">
            <text:p>-3.80000000000002</text:p>
          </table:table-cell>
          <table:table-cell table:formula="of:=[.$G$2]/([.$G$3]+1/EXP([.$G$4]*[.A55]))+[.$G$5]" office:value-type="float" office:value="0.0218812709361301" calcext:value-type="float">
            <text:p>0.02188127093613</text:p>
          </table:table-cell>
          <table:table-cell table:formula="of:=[.A55]+[.$G$6]" office:value-type="float" office:value="-3.79990000000002" calcext:value-type="float">
            <text:p>-3.79990000000002</text:p>
          </table:table-cell>
          <table:table-cell table:formula="of:=[.$G$2]/([.$G$3]+1/EXP([.$G$4]*[.C55]))+[.$G$5]" office:value-type="float" office:value="0.0218834112865543" calcext:value-type="float">
            <text:p>0.021883411286554</text:p>
          </table:table-cell>
          <table:table-cell table:formula="of:=([.D55]-[.B55])/[.$G$6]" office:value-type="float" office:value="0.0214035042421859" calcext:value-type="float">
            <text:p>0.021403504242186</text:p>
          </table:table-cell>
          <table:table-cell table:number-columns-repeated="2"/>
        </table:table-row>
        <table:table-row table:style-name="ro1">
          <table:table-cell table:formula="of:=[.A55]+0.1" office:value-type="float" office:value="-3.70000000000002" calcext:value-type="float">
            <text:p>-3.70000000000002</text:p>
          </table:table-cell>
          <table:table-cell table:formula="of:=[.$G$2]/([.$G$3]+1/EXP([.$G$4]*[.A56]))+[.$G$5]" office:value-type="float" office:value="0.0241270214176688" calcext:value-type="float">
            <text:p>0.024127021417669</text:p>
          </table:table-cell>
          <table:table-cell table:formula="of:=[.A56]+[.$G$6]" office:value-type="float" office:value="-3.69990000000002" calcext:value-type="float">
            <text:p>-3.69990000000002</text:p>
          </table:table-cell>
          <table:table-cell table:formula="of:=[.$G$2]/([.$G$3]+1/EXP([.$G$4]*[.C56]))+[.$G$5]" office:value-type="float" office:value="0.0241293760205415" calcext:value-type="float">
            <text:p>0.024129376020542</text:p>
          </table:table-cell>
          <table:table-cell table:formula="of:=([.D56]-[.B56])/[.$G$6]" office:value-type="float" office:value="0.0235460287275127" calcext:value-type="float">
            <text:p>0.023546028727513</text:p>
          </table:table-cell>
          <table:table-cell table:number-columns-repeated="2"/>
        </table:table-row>
        <table:table-row table:style-name="ro1">
          <table:table-cell table:formula="of:=[.A56]+0.1" office:value-type="float" office:value="-3.60000000000002" calcext:value-type="float">
            <text:p>-3.60000000000002</text:p>
          </table:table-cell>
          <table:table-cell table:formula="of:=[.$G$2]/([.$G$3]+1/EXP([.$G$4]*[.A57]))+[.$G$5]" office:value-type="float" office:value="0.0265969935768654" calcext:value-type="float">
            <text:p>0.026596993576865</text:p>
          </table:table-cell>
          <table:table-cell table:formula="of:=[.A57]+[.$G$6]" office:value-type="float" office:value="-3.59990000000002" calcext:value-type="float">
            <text:p>-3.59990000000002</text:p>
          </table:table-cell>
          <table:table-cell table:formula="of:=[.$G$2]/([.$G$3]+1/EXP([.$G$4]*[.C57]))+[.$G$5]" office:value-type="float" office:value="0.0265995826587821" calcext:value-type="float">
            <text:p>0.026599582658782</text:p>
          </table:table-cell>
          <table:table-cell table:formula="of:=([.D57]-[.B57])/[.$G$6]" office:value-type="float" office:value="0.0258908191672416" calcext:value-type="float">
            <text:p>0.025890819167242</text:p>
          </table:table-cell>
          <table:table-cell table:number-columns-repeated="2"/>
        </table:table-row>
        <table:table-row table:style-name="ro1">
          <table:table-cell table:formula="of:=[.A57]+0.1" office:value-type="float" office:value="-3.50000000000002" calcext:value-type="float">
            <text:p>-3.50000000000002</text:p>
          </table:table-cell>
          <table:table-cell table:formula="of:=[.$G$2]/([.$G$3]+1/EXP([.$G$4]*[.A58]))+[.$G$5]" office:value-type="float" office:value="0.0293122307513558" calcext:value-type="float">
            <text:p>0.029312230751356</text:p>
          </table:table-cell>
          <table:table-cell table:formula="of:=[.A58]+[.$G$6]" office:value-type="float" office:value="-3.49990000000002" calcext:value-type="float">
            <text:p>-3.49990000000002</text:p>
          </table:table-cell>
          <table:table-cell table:formula="of:=[.$G$2]/([.$G$3]+1/EXP([.$G$4]*[.C58]))+[.$G$5]" office:value-type="float" office:value="0.0293150761876726" calcext:value-type="float">
            <text:p>0.029315076187673</text:p>
          </table:table-cell>
          <table:table-cell table:formula="of:=([.D58]-[.B58])/[.$G$6]" office:value-type="float" office:value="0.0284543631681733" calcext:value-type="float">
            <text:p>0.028454363168173</text:p>
          </table:table-cell>
          <table:table-cell table:number-columns-repeated="2"/>
        </table:table-row>
        <table:table-row table:style-name="ro1">
          <table:table-cell table:formula="of:=[.A58]+0.1" office:value-type="float" office:value="-3.40000000000002" calcext:value-type="float">
            <text:p>-3.40000000000002</text:p>
          </table:table-cell>
          <table:table-cell table:formula="of:=[.$G$2]/([.$G$3]+1/EXP([.$G$4]*[.A59]))+[.$G$5]" office:value-type="float" office:value="0.03229546469845" calcext:value-type="float">
            <text:p>0.03229546469845</text:p>
          </table:table-cell>
          <table:table-cell table:formula="of:=[.A59]+[.$G$6]" office:value-type="float" office:value="-3.39990000000002" calcext:value-type="float">
            <text:p>-3.39990000000002</text:p>
          </table:table-cell>
          <table:table-cell table:formula="of:=[.$G$2]/([.$G$3]+1/EXP([.$G$4]*[.C59]))+[.$G$5]" office:value-type="float" office:value="0.0322985900913892" calcext:value-type="float">
            <text:p>0.032298590091389</text:p>
          </table:table-cell>
          <table:table-cell table:formula="of:=([.D59]-[.B59])/[.$G$6]" office:value-type="float" office:value="0.0312539293927799" calcext:value-type="float">
            <text:p>0.03125392939278</text:p>
          </table:table-cell>
          <table:table-cell table:number-columns-repeated="2"/>
        </table:table-row>
        <table:table-row table:style-name="ro1">
          <table:table-cell table:formula="of:=[.A59]+0.1" office:value-type="float" office:value="-3.30000000000002" calcext:value-type="float">
            <text:p>-3.30000000000002</text:p>
          </table:table-cell>
          <table:table-cell table:formula="of:=[.$G$2]/([.$G$3]+1/EXP([.$G$4]*[.A60]))+[.$G$5]" office:value-type="float" office:value="0.0355711892726356" calcext:value-type="float">
            <text:p>0.035571189272636</text:p>
          </table:table-cell>
          <table:table-cell table:formula="of:=[.A60]+[.$G$6]" office:value-type="float" office:value="-3.29990000000002" calcext:value-type="float">
            <text:p>-3.29990000000002</text:p>
          </table:table-cell>
          <table:table-cell table:formula="of:=[.$G$2]/([.$G$3]+1/EXP([.$G$4]*[.C60]))+[.$G$5]" office:value-type="float" office:value="0.0355746200199432" calcext:value-type="float">
            <text:p>0.035574620019943</text:p>
          </table:table-cell>
          <table:table-cell table:formula="of:=([.D60]-[.B60])/[.$G$6]" office:value-type="float" office:value="0.034307473075687" calcext:value-type="float">
            <text:p>0.034307473075687</text:p>
          </table:table-cell>
          <table:table-cell table:number-columns-repeated="2"/>
        </table:table-row>
        <table:table-row table:style-name="ro1">
          <table:table-cell table:formula="of:=[.A60]+0.1" office:value-type="float" office:value="-3.20000000000002" calcext:value-type="float">
            <text:p>-3.20000000000002</text:p>
          </table:table-cell>
          <table:table-cell table:formula="of:=[.$G$2]/([.$G$3]+1/EXP([.$G$4]*[.A61]))+[.$G$5]" office:value-type="float" office:value="0.0391657227967637" calcext:value-type="float">
            <text:p>0.039165722796764</text:p>
          </table:table-cell>
          <table:table-cell table:formula="of:=[.A61]+[.$G$6]" office:value-type="float" office:value="-3.19990000000002" calcext:value-type="float">
            <text:p>-3.19990000000002</text:p>
          </table:table-cell>
          <table:table-cell table:formula="of:=[.$G$2]/([.$G$3]+1/EXP([.$G$4]*[.C61]))+[.$G$5]" office:value-type="float" office:value="0.0391694861470841" calcext:value-type="float">
            <text:p>0.039169486147084</text:p>
          </table:table-cell>
          <table:table-cell table:formula="of:=([.D61]-[.B61])/[.$G$6]" office:value-type="float" office:value="0.0376335032040848" calcext:value-type="float">
            <text:p>0.037633503204085</text:p>
          </table:table-cell>
          <table:table-cell table:number-columns-repeated="2"/>
        </table:table-row>
        <table:table-row table:style-name="ro1">
          <table:table-cell table:formula="of:=[.A61]+0.1" office:value-type="float" office:value="-3.10000000000002" calcext:value-type="float">
            <text:p>-3.10000000000002</text:p>
          </table:table-cell>
          <table:table-cell table:formula="of:=[.$G$2]/([.$G$3]+1/EXP([.$G$4]*[.A62]))+[.$G$5]" office:value-type="float" office:value="0.0431072549410854" calcext:value-type="float">
            <text:p>0.043107254941086</text:p>
          </table:table-cell>
          <table:table-cell table:formula="of:=[.A62]+[.$G$6]" office:value-type="float" office:value="-3.09990000000002" calcext:value-type="float">
            <text:p>-3.09990000000002</text:p>
          </table:table-cell>
          <table:table-cell table:formula="of:=[.$G$2]/([.$G$3]+1/EXP([.$G$4]*[.C62]))+[.$G$5]" office:value-type="float" office:value="0.0431113800315056" calcext:value-type="float">
            <text:p>0.043111380031506</text:p>
          </table:table-cell>
          <table:table-cell table:formula="of:=([.D62]-[.B62])/[.$G$6]" office:value-type="float" office:value="0.0412509042021364" calcext:value-type="float">
            <text:p>0.041250904202136</text:p>
          </table:table-cell>
          <table:table-cell table:number-columns-repeated="2"/>
        </table:table-row>
        <table:table-row table:style-name="ro1">
          <table:table-cell table:formula="of:=[.A62]+0.1" office:value-type="float" office:value="-3.00000000000002" calcext:value-type="float">
            <text:p>-3.00000000000002</text:p>
          </table:table-cell>
          <table:table-cell table:formula="of:=[.$G$2]/([.$G$3]+1/EXP([.$G$4]*[.A63]))+[.$G$5]" office:value-type="float" office:value="0.047425873177566" calcext:value-type="float">
            <text:p>0.047425873177566</text:p>
          </table:table-cell>
          <table:table-cell table:formula="of:=[.A63]+[.$G$6]" office:value-type="float" office:value="-2.99990000000002" calcext:value-type="float">
            <text:p>-2.99990000000002</text:p>
          </table:table-cell>
          <table:table-cell table:formula="of:=[.$G$2]/([.$G$3]+1/EXP([.$G$4]*[.C63]))+[.$G$5]" office:value-type="float" office:value="0.0474303910480025" calcext:value-type="float">
            <text:p>0.047430391048003</text:p>
          </table:table-cell>
          <table:table-cell table:formula="of:=([.D63]-[.B63])/[.$G$6]" office:value-type="float" office:value="0.0451787043646151" calcext:value-type="float">
            <text:p>0.045178704364615</text:p>
          </table:table-cell>
          <table:table-cell table:number-columns-repeated="2"/>
        </table:table-row>
        <table:table-row table:style-name="ro1">
          <table:table-cell table:formula="of:=[.A63]+0.1" office:value-type="float" office:value="-2.90000000000002" calcext:value-type="float">
            <text:p>-2.90000000000002</text:p>
          </table:table-cell>
          <table:table-cell table:formula="of:=[.$G$2]/([.$G$3]+1/EXP([.$G$4]*[.A64]))+[.$G$5]" office:value-type="float" office:value="0.0521535630784169" calcext:value-type="float">
            <text:p>0.052153563078417</text:p>
          </table:table-cell>
          <table:table-cell table:formula="of:=[.A64]+[.$G$6]" office:value-type="float" office:value="-2.89990000000002" calcext:value-type="float">
            <text:p>-2.89990000000002</text:p>
          </table:table-cell>
          <table:table-cell table:formula="of:=[.$G$2]/([.$G$3]+1/EXP([.$G$4]*[.C64]))+[.$G$5]" office:value-type="float" office:value="0.0521585066567029" calcext:value-type="float">
            <text:p>0.052158506656703</text:p>
          </table:table-cell>
          <table:table-cell table:formula="of:=([.D64]-[.B64])/[.$G$6]" office:value-type="float" office:value="0.0494357828594721" calcext:value-type="float">
            <text:p>0.049435782859472</text:p>
          </table:table-cell>
          <table:table-cell table:number-columns-repeated="2"/>
        </table:table-row>
        <table:table-row table:style-name="ro1">
          <table:table-cell table:formula="of:=[.A64]+0.1" office:value-type="float" office:value="-2.80000000000002" calcext:value-type="float">
            <text:p>-2.80000000000002</text:p>
          </table:table-cell>
          <table:table-cell table:formula="of:=[.$G$2]/([.$G$3]+1/EXP([.$G$4]*[.A65]))+[.$G$5]" office:value-type="float" office:value="0.0573241758988678" calcext:value-type="float">
            <text:p>0.057324175898868</text:p>
          </table:table-cell>
          <table:table-cell table:formula="of:=[.A65]+[.$G$6]" office:value-type="float" office:value="-2.79990000000002" calcext:value-type="float">
            <text:p>-2.79990000000002</text:p>
          </table:table-cell>
          <table:table-cell table:formula="of:=[.$G$2]/([.$G$3]+1/EXP([.$G$4]*[.C65]))+[.$G$5]" office:value-type="float" office:value="0.0573295799495633" calcext:value-type="float">
            <text:p>0.057329579949563</text:p>
          </table:table-cell>
          <table:table-cell table:formula="of:=([.D65]-[.B65])/[.$G$6]" office:value-type="float" office:value="0.0540405069541366" calcext:value-type="float">
            <text:p>0.054040506954137</text:p>
          </table:table-cell>
          <table:table-cell table:number-columns-repeated="2"/>
        </table:table-row>
        <table:table-row table:style-name="ro1">
          <table:table-cell table:formula="of:=[.A65]+0.1" office:value-type="float" office:value="-2.70000000000002" calcext:value-type="float">
            <text:p>-2.70000000000002</text:p>
          </table:table-cell>
          <table:table-cell table:formula="of:=[.$G$2]/([.$G$3]+1/EXP([.$G$4]*[.A66]))+[.$G$5]" office:value-type="float" office:value="0.0629733560569955" calcext:value-type="float">
            <text:p>0.062973356056996</text:p>
          </table:table-cell>
          <table:table-cell table:formula="of:=[.A66]+[.$G$6]" office:value-type="float" office:value="-2.69990000000002" calcext:value-type="float">
            <text:p>-2.69990000000002</text:p>
          </table:table-cell>
          <table:table-cell table:formula="of:=[.$G$2]/([.$G$3]+1/EXP([.$G$4]*[.C66]))+[.$G$5]" office:value-type="float" office:value="0.0629792570861297" calcext:value-type="float">
            <text:p>0.06297925708613</text:p>
          </table:table-cell>
          <table:table-cell table:formula="of:=([.D66]-[.B66])/[.$G$6]" office:value-type="float" office:value="0.0590102913418378" calcext:value-type="float">
            <text:p>0.059010291341838</text:p>
          </table:table-cell>
          <table:table-cell table:number-columns-repeated="2"/>
        </table:table-row>
        <table:table-row table:style-name="ro1">
          <table:table-cell table:formula="of:=[.A66]+0.1" office:value-type="float" office:value="-2.60000000000002" calcext:value-type="float">
            <text:p>-2.60000000000002</text:p>
          </table:table-cell>
          <table:table-cell table:formula="of:=[.$G$2]/([.$G$3]+1/EXP([.$G$4]*[.A67]))+[.$G$5]" office:value-type="float" office:value="0.0691384203433458" calcext:value-type="float">
            <text:p>0.069138420343346</text:p>
          </table:table-cell>
          <table:table-cell table:formula="of:=[.A67]+[.$G$6]" office:value-type="float" office:value="-2.59990000000002" calcext:value-type="float">
            <text:p>-2.59990000000002</text:p>
          </table:table-cell>
          <table:table-cell table:formula="of:=[.$G$2]/([.$G$3]+1/EXP([.$G$4]*[.C67]))+[.$G$5]" office:value-type="float" office:value="0.0691448564505651" calcext:value-type="float">
            <text:p>0.069144856450565</text:p>
          </table:table-cell>
          <table:table-cell table:formula="of:=([.D67]-[.B67])/[.$G$6]" office:value-type="float" office:value="0.0643610721935695" calcext:value-type="float">
            <text:p>0.06436107219357</text:p>
          </table:table-cell>
          <table:table-cell table:number-columns-repeated="2"/>
        </table:table-row>
        <table:table-row table:style-name="ro1">
          <table:table-cell table:formula="of:=[.A67]+0.1" office:value-type="float" office:value="-2.50000000000002" calcext:value-type="float">
            <text:p>-2.50000000000002</text:p>
          </table:table-cell>
          <table:table-cell table:formula="of:=[.$G$2]/([.$G$3]+1/EXP([.$G$4]*[.A68]))+[.$G$5]" office:value-type="float" office:value="0.0758581800212424" calcext:value-type="float">
            <text:p>0.075858180021242</text:p>
          </table:table-cell>
          <table:table-cell table:formula="of:=[.A68]+[.$G$6]" office:value-type="float" office:value="-2.49990000000002" calcext:value-type="float">
            <text:p>-2.49990000000002</text:p>
          </table:table-cell>
          <table:table-cell table:formula="of:=[.$G$2]/([.$G$3]+1/EXP([.$G$4]*[.C68]))+[.$G$5]" office:value-type="float" office:value="0.0758651906902429" calcext:value-type="float">
            <text:p>0.075865190690243</text:p>
          </table:table-cell>
          <table:table-cell table:formula="of:=([.D68]-[.B68])/[.$G$6]" office:value-type="float" office:value="0.0701066900048175" calcext:value-type="float">
            <text:p>0.070106690004818</text:p>
          </table:table-cell>
          <table:table-cell table:number-columns-repeated="2"/>
        </table:table-row>
        <table:table-row table:style-name="ro1">
          <table:table-cell table:formula="of:=[.A68]+0.1" office:value-type="float" office:value="-2.40000000000002" calcext:value-type="float">
            <text:p>-2.40000000000002</text:p>
          </table:table-cell>
          <table:table-cell table:formula="of:=[.$G$2]/([.$G$3]+1/EXP([.$G$4]*[.A69]))+[.$G$5]" office:value-type="float" office:value="0.0831726964939211" calcext:value-type="float">
            <text:p>0.083172696493921</text:p>
          </table:table-cell>
          <table:table-cell table:formula="of:=[.A69]+[.$G$6]" office:value-type="float" office:value="-2.39990000000002" calcext:value-type="float">
            <text:p>-2.39990000000002</text:p>
          </table:table-cell>
          <table:table-cell table:formula="of:=[.$G$2]/([.$G$3]+1/EXP([.$G$4]*[.C69]))+[.$G$5]" office:value-type="float" office:value="0.0831803223116849" calcext:value-type="float">
            <text:p>0.083180322311685</text:p>
          </table:table-cell>
          <table:table-cell table:formula="of:=([.D69]-[.B69])/[.$G$6]" office:value-type="float" office:value="0.076258177637567" calcext:value-type="float">
            <text:p>0.076258177637567</text:p>
          </table:table-cell>
          <table:table-cell table:number-columns-repeated="2"/>
        </table:table-row>
        <table:table-row table:style-name="ro1">
          <table:table-cell table:formula="of:=[.A69]+0.1" office:value-type="float" office:value="-2.30000000000002" calcext:value-type="float">
            <text:p>-2.30000000000002</text:p>
          </table:table-cell>
          <table:table-cell table:formula="of:=[.$G$2]/([.$G$3]+1/EXP([.$G$4]*[.A70]))+[.$G$5]" office:value-type="float" office:value="0.0911229610148548" calcext:value-type="float">
            <text:p>0.091122961014855</text:p>
          </table:table-cell>
          <table:table-cell table:formula="of:=[.A70]+[.$G$6]" office:value-type="float" office:value="-2.29990000000002" calcext:value-type="float">
            <text:p>-2.29990000000002</text:p>
          </table:table-cell>
          <table:table-cell table:formula="of:=[.$G$2]/([.$G$3]+1/EXP([.$G$4]*[.C70]))+[.$G$5]" office:value-type="float" office:value="0.091131243310191" calcext:value-type="float">
            <text:p>0.091131243310191</text:p>
          </table:table-cell>
          <table:table-cell table:formula="of:=([.D70]-[.B70])/[.$G$6]" office:value-type="float" office:value="0.0828229533621216" calcext:value-type="float">
            <text:p>0.082822953362122</text:p>
          </table:table-cell>
          <table:table-cell table:number-columns-repeated="2"/>
        </table:table-row>
        <table:table-row table:style-name="ro1">
          <table:table-cell table:formula="of:=[.A70]+0.1" office:value-type="float" office:value="-2.20000000000002" calcext:value-type="float">
            <text:p>-2.20000000000002</text:p>
          </table:table-cell>
          <table:table-cell table:formula="of:=[.$G$2]/([.$G$3]+1/EXP([.$G$4]*[.A71]))+[.$G$5]" office:value-type="float" office:value="0.0997504891196837" calcext:value-type="float">
            <text:p>0.099750489119684</text:p>
          </table:table-cell>
          <table:table-cell table:formula="of:=[.A71]+[.$G$6]" office:value-type="float" office:value="-2.19990000000002" calcext:value-type="float">
            <text:p>-2.19990000000002</text:p>
          </table:table-cell>
          <table:table-cell table:formula="of:=[.$G$2]/([.$G$3]+1/EXP([.$G$4]*[.C71]))+[.$G$5]" office:value-type="float" office:value="0.09975946951202" calcext:value-type="float">
            <text:p>0.09975946951202</text:p>
          </table:table-cell>
          <table:table-cell table:formula="of:=([.D71]-[.B71])/[.$G$6]" office:value-type="float" office:value="0.0898039233629411" calcext:value-type="float">
            <text:p>0.089803923362941</text:p>
          </table:table-cell>
          <table:table-cell table:number-columns-repeated="2"/>
        </table:table-row>
        <table:table-row table:style-name="ro1">
          <table:table-cell table:formula="of:=[.A71]+0.1" office:value-type="float" office:value="-2.10000000000002" calcext:value-type="float">
            <text:p>-2.10000000000002</text:p>
          </table:table-cell>
          <table:table-cell table:formula="of:=[.$G$2]/([.$G$3]+1/EXP([.$G$4]*[.A72]))+[.$G$5]" office:value-type="float" office:value="0.109096821195611" calcext:value-type="float">
            <text:p>0.109096821195611</text:p>
          </table:table-cell>
          <table:table-cell table:formula="of:=[.A72]+[.$G$6]" office:value-type="float" office:value="-2.09990000000002" calcext:value-type="float">
            <text:p>-2.09990000000002</text:p>
          </table:table-cell>
          <table:table-cell table:formula="of:=[.$G$2]/([.$G$3]+1/EXP([.$G$4]*[.C72]))+[.$G$5]" office:value-type="float" office:value="0.109106541046035" calcext:value-type="float">
            <text:p>0.109106541046035</text:p>
          </table:table-cell>
          <table:table-cell table:formula="of:=([.D72]-[.B72])/[.$G$6]" office:value-type="float" office:value="0.0971985042402812" calcext:value-type="float">
            <text:p>0.097198504240281</text:p>
          </table:table-cell>
          <table:table-cell table:number-columns-repeated="2"/>
        </table:table-row>
        <table:table-row table:style-name="ro1">
          <table:table-cell table:formula="of:=[.A72]+0.1" office:value-type="float" office:value="-2.00000000000002" calcext:value-type="float">
            <text:p>-2.00000000000002</text:p>
          </table:table-cell>
          <table:table-cell table:formula="of:=[.$G$2]/([.$G$3]+1/EXP([.$G$4]*[.A73]))+[.$G$5]" office:value-type="float" office:value="0.119202922022116" calcext:value-type="float">
            <text:p>0.119202922022116</text:p>
          </table:table-cell>
          <table:table-cell table:formula="of:=[.A73]+[.$G$6]" office:value-type="float" office:value="-1.99990000000002" calcext:value-type="float">
            <text:p>-1.99990000000002</text:p>
          </table:table-cell>
          <table:table-cell table:formula="of:=[.$G$2]/([.$G$3]+1/EXP([.$G$4]*[.C73]))+[.$G$5]" office:value-type="float" office:value="0.119213421780475" calcext:value-type="float">
            <text:p>0.119213421780475</text:p>
          </table:table-cell>
          <table:table-cell table:formula="of:=([.D73]-[.B73])/[.$G$6]" office:value-type="float" office:value="0.104997583593308" calcext:value-type="float">
            <text:p>0.104997583593308</text:p>
          </table:table-cell>
          <table:table-cell table:number-columns-repeated="2"/>
        </table:table-row>
        <table:table-row table:style-name="ro1">
          <table:table-cell table:formula="of:=[.A73]+0.1" office:value-type="float" office:value="-1.90000000000002" calcext:value-type="float">
            <text:p>-1.90000000000002</text:p>
          </table:table-cell>
          <table:table-cell table:formula="of:=[.$G$2]/([.$G$3]+1/EXP([.$G$4]*[.A74]))+[.$G$5]" office:value-type="float" office:value="0.130108474362996" calcext:value-type="float">
            <text:p>0.130108474362996</text:p>
          </table:table-cell>
          <table:table-cell table:formula="of:=[.A74]+[.$G$6]" office:value-type="float" office:value="-1.89990000000002" calcext:value-type="float">
            <text:p>-1.89990000000002</text:p>
          </table:table-cell>
          <table:table-cell table:formula="of:=[.$G$2]/([.$G$3]+1/EXP([.$G$4]*[.C74]))+[.$G$5]" office:value-type="float" office:value="0.130119792807572" calcext:value-type="float">
            <text:p>0.130119792807572</text:p>
          </table:table-cell>
          <table:table-cell table:formula="of:=([.D74]-[.B74])/[.$G$6]" office:value-type="float" office:value="0.113184445764414" calcext:value-type="float">
            <text:p>0.113184445764414</text:p>
          </table:table-cell>
          <table:table-cell table:number-columns-repeated="2"/>
        </table:table-row>
        <table:table-row table:style-name="ro1">
          <table:table-cell table:formula="of:=[.A74]+0.1" office:value-type="float" office:value="-1.80000000000002" calcext:value-type="float">
            <text:p>-1.80000000000002</text:p>
          </table:table-cell>
          <table:table-cell table:formula="of:=[.$G$2]/([.$G$3]+1/EXP([.$G$4]*[.A75]))+[.$G$5]" office:value-type="float" office:value="0.141851064900486" calcext:value-type="float">
            <text:p>0.141851064900486</text:p>
          </table:table-cell>
          <table:table-cell table:formula="of:=[.A75]+[.$G$6]" office:value-type="float" office:value="-1.79990000000002" calcext:value-type="float">
            <text:p>-1.79990000000002</text:p>
          </table:table-cell>
          <table:table-cell table:formula="of:=[.$G$2]/([.$G$3]+1/EXP([.$G$4]*[.C75]))+[.$G$5]" office:value-type="float" office:value="0.141863238270492" calcext:value-type="float">
            <text:p>0.141863238270492</text:p>
          </table:table-cell>
          <table:table-cell table:formula="of:=([.D75]-[.B75])/[.$G$6]" office:value-type="float" office:value="0.121733700065019" calcext:value-type="float">
            <text:p>0.121733700065019</text:p>
          </table:table-cell>
          <table:table-cell table:number-columns-repeated="2"/>
        </table:table-row>
        <table:table-row table:style-name="ro1">
          <table:table-cell table:formula="of:=[.A75]+0.1" office:value-type="float" office:value="-1.70000000000002" calcext:value-type="float">
            <text:p>-1.70000000000002</text:p>
          </table:table-cell>
          <table:table-cell table:formula="of:=[.$G$2]/([.$G$3]+1/EXP([.$G$4]*[.A76]))+[.$G$5]" office:value-type="float" office:value="0.154465265083533" calcext:value-type="float">
            <text:p>0.154465265083533</text:p>
          </table:table-cell>
          <table:table-cell table:formula="of:=[.A76]+[.$G$6]" office:value-type="float" office:value="-1.69990000000002" calcext:value-type="float">
            <text:p>-1.69990000000002</text:p>
          </table:table-cell>
          <table:table-cell table:formula="of:=[.$G$2]/([.$G$3]+1/EXP([.$G$4]*[.C76]))+[.$G$5]" office:value-type="float" office:value="0.154478326109522" calcext:value-type="float">
            <text:p>0.154478326109522</text:p>
          </table:table-cell>
          <table:table-cell table:formula="of:=([.D76]-[.B76])/[.$G$6]" office:value-type="float" office:value="0.130610259895525" calcext:value-type="float">
            <text:p>0.130610259895525</text:p>
          </table:table-cell>
          <table:table-cell table:number-columns-repeated="2"/>
        </table:table-row>
        <table:table-row table:style-name="ro1">
          <table:table-cell table:formula="of:=[.A76]+0.1" office:value-type="float" office:value="-1.60000000000002" calcext:value-type="float">
            <text:p>-1.60000000000002</text:p>
          </table:table-cell>
          <table:table-cell table:formula="of:=[.$G$2]/([.$G$3]+1/EXP([.$G$4]*[.A77]))+[.$G$5]" office:value-type="float" office:value="0.167981614866073" calcext:value-type="float">
            <text:p>0.167981614866073</text:p>
          </table:table-cell>
          <table:table-cell table:formula="of:=[.A77]+[.$G$6]" office:value-type="float" office:value="-1.59990000000002" calcext:value-type="float">
            <text:p>-1.59990000000002</text:p>
          </table:table-cell>
          <table:table-cell table:formula="of:=[.$G$2]/([.$G$3]+1/EXP([.$G$4]*[.C77]))+[.$G$5]" office:value-type="float" office:value="0.167995591709312" calcext:value-type="float">
            <text:p>0.167995591709312</text:p>
          </table:table-cell>
          <table:table-cell table:formula="of:=([.D77]-[.B77])/[.$G$6]" office:value-type="float" office:value="0.139768432385612" calcext:value-type="float">
            <text:p>0.139768432385612</text:p>
          </table:table-cell>
          <table:table-cell table:number-columns-repeated="2"/>
        </table:table-row>
        <table:table-row table:style-name="ro1">
          <table:table-cell table:formula="of:=[.A77]+0.1" office:value-type="float" office:value="-1.50000000000002" calcext:value-type="float">
            <text:p>-1.50000000000002</text:p>
          </table:table-cell>
          <table:table-cell table:formula="of:=[.$G$2]/([.$G$3]+1/EXP([.$G$4]*[.A78]))+[.$G$5]" office:value-type="float" office:value="0.182425523806354" calcext:value-type="float">
            <text:p>0.182425523806354</text:p>
          </table:table-cell>
          <table:table-cell table:formula="of:=[.A78]+[.$G$6]" office:value-type="float" office:value="-1.49990000000002" calcext:value-type="float">
            <text:p>-1.49990000000002</text:p>
          </table:table-cell>
          <table:table-cell table:formula="of:=[.$G$2]/([.$G$3]+1/EXP([.$G$4]*[.C78]))+[.$G$5]" office:value-type="float" office:value="0.182440438925215" calcext:value-type="float">
            <text:p>0.182440438925215</text:p>
          </table:table-cell>
          <table:table-cell table:formula="of:=([.D78]-[.B78])/[.$G$6]" office:value-type="float" office:value="0.14915118860731" calcext:value-type="float">
            <text:p>0.14915118860731</text:p>
          </table:table-cell>
          <table:table-cell table:number-columns-repeated="2"/>
        </table:table-row>
        <table:table-row table:style-name="ro1">
          <table:table-cell table:formula="of:=[.A78]+0.1" office:value-type="float" office:value="-1.40000000000002" calcext:value-type="float">
            <text:p>-1.40000000000002</text:p>
          </table:table-cell>
          <table:table-cell table:formula="of:=[.$G$2]/([.$G$3]+1/EXP([.$G$4]*[.A79]))+[.$G$5]" office:value-type="float" office:value="0.197816111441416" calcext:value-type="float">
            <text:p>0.197816111441416</text:p>
          </table:table-cell>
          <table:table-cell table:formula="of:=[.A79]+[.$G$6]" office:value-type="float" office:value="-1.39990000000002" calcext:value-type="float">
            <text:p>-1.39990000000002</text:p>
          </table:table-cell>
          <table:table-cell table:formula="of:=[.$G$2]/([.$G$3]+1/EXP([.$G$4]*[.C79]))+[.$G$5]" office:value-type="float" office:value="0.197831980410687" calcext:value-type="float">
            <text:p>0.197831980410687</text:p>
          </table:table-cell>
          <table:table-cell table:formula="of:=([.D79]-[.B79])/[.$G$6]" office:value-type="float" office:value="0.158689692710545" calcext:value-type="float">
            <text:p>0.158689692710545</text:p>
          </table:table-cell>
          <table:table-cell table:number-columns-repeated="2"/>
        </table:table-row>
        <table:table-row table:style-name="ro1">
          <table:table-cell table:formula="of:=[.A79]+0.1" office:value-type="float" office:value="-1.30000000000002" calcext:value-type="float">
            <text:p>-1.30000000000002</text:p>
          </table:table-cell>
          <table:table-cell table:formula="of:=[.$G$2]/([.$G$3]+1/EXP([.$G$4]*[.A80]))+[.$G$5]" office:value-type="float" office:value="0.214165016957439" calcext:value-type="float">
            <text:p>0.214165016957439</text:p>
          </table:table-cell>
          <table:table-cell table:formula="of:=[.A80]+[.$G$6]" office:value-type="float" office:value="-1.29990000000002" calcext:value-type="float">
            <text:p>-1.29990000000002</text:p>
          </table:table-cell>
          <table:table-cell table:formula="of:=[.$G$2]/([.$G$3]+1/EXP([.$G$4]*[.C80]))+[.$G$5]" office:value-type="float" office:value="0.214181847274741" calcext:value-type="float">
            <text:p>0.214181847274741</text:p>
          </table:table-cell>
          <table:table-cell table:formula="of:=([.D80]-[.B80])/[.$G$6]" office:value-type="float" office:value="0.168303173022077" calcext:value-type="float">
            <text:p>0.168303173022077</text:p>
          </table:table-cell>
          <table:table-cell table:number-columns-repeated="2"/>
        </table:table-row>
        <table:table-row table:style-name="ro1">
          <table:table-cell table:formula="of:=[.A80]+0.1" office:value-type="float" office:value="-1.20000000000002" calcext:value-type="float">
            <text:p>-1.20000000000002</text:p>
          </table:table-cell>
          <table:table-cell table:formula="of:=[.$G$2]/([.$G$3]+1/EXP([.$G$4]*[.A81]))+[.$G$5]" office:value-type="float" office:value="0.23147521650098" calcext:value-type="float">
            <text:p>0.23147521650098</text:p>
          </table:table-cell>
          <table:table-cell table:formula="of:=[.A81]+[.$G$6]" office:value-type="float" office:value="-1.19990000000002" calcext:value-type="float">
            <text:p>-1.19990000000002</text:p>
          </table:table-cell>
          <table:table-cell table:formula="of:=[.$G$2]/([.$G$3]+1/EXP([.$G$4]*[.C81]))+[.$G$5]" office:value-type="float" office:value="0.231493006422733" calcext:value-type="float">
            <text:p>0.231493006422733</text:p>
          </table:table-cell>
          <table:table-cell table:formula="of:=([.D81]-[.B81])/[.$G$6]" office:value-type="float" office:value="0.177899217533584" calcext:value-type="float">
            <text:p>0.177899217533584</text:p>
          </table:table-cell>
          <table:table-cell table:number-columns-repeated="2"/>
        </table:table-row>
        <table:table-row table:style-name="ro1">
          <table:table-cell table:formula="of:=[.A81]+0.1" office:value-type="float" office:value="-1.10000000000002" calcext:value-type="float">
            <text:p>-1.10000000000002</text:p>
          </table:table-cell>
          <table:table-cell table:formula="of:=[.$G$2]/([.$G$3]+1/EXP([.$G$4]*[.A82]))+[.$G$5]" office:value-type="float" office:value="0.24973989440488" calcext:value-type="float">
            <text:p>0.24973989440488</text:p>
          </table:table-cell>
          <table:table-cell table:formula="of:=[.A82]+[.$G$6]" office:value-type="float" office:value="-1.09990000000002" calcext:value-type="float">
            <text:p>-1.09990000000002</text:p>
          </table:table-cell>
          <table:table-cell table:formula="of:=[.$G$2]/([.$G$3]+1/EXP([.$G$4]*[.C82]))+[.$G$5]" office:value-type="float" office:value="0.249758631861742" calcext:value-type="float">
            <text:p>0.249758631861742</text:p>
          </table:table-cell>
          <table:table-cell table:formula="of:=([.D82]-[.B82])/[.$G$6]" office:value-type="float" office:value="0.187374568628995" calcext:value-type="float">
            <text:p>0.187374568628995</text:p>
          </table:table-cell>
          <table:table-cell table:number-columns-repeated="2"/>
        </table:table-row>
        <table:table-row table:style-name="ro1">
          <table:table-cell table:formula="of:=[.A82]+0.1" office:value-type="float" office:value="-1.00000000000002" calcext:value-type="float">
            <text:p>-1.00000000000002</text:p>
          </table:table-cell>
          <table:table-cell table:formula="of:=[.$G$2]/([.$G$3]+1/EXP([.$G$4]*[.A83]))+[.$G$5]" office:value-type="float" office:value="0.268941421369992" calcext:value-type="float">
            <text:p>0.268941421369992</text:p>
          </table:table-cell>
          <table:table-cell table:formula="of:=[.A83]+[.$G$6]" office:value-type="float" office:value="-0.999900000000015" calcext:value-type="float">
            <text:p>-0.999900000000015</text:p>
          </table:table-cell>
          <table:table-cell table:formula="of:=[.$G$2]/([.$G$3]+1/EXP([.$G$4]*[.C83]))+[.$G$5]" office:value-type="float" office:value="0.268961083017599" calcext:value-type="float">
            <text:p>0.268961083017599</text:p>
          </table:table-cell>
          <table:table-cell table:formula="of:=([.D83]-[.B83])/[.$G$6]" office:value-type="float" office:value="0.196616476069722" calcext:value-type="float">
            <text:p>0.196616476069722</text:p>
          </table:table-cell>
          <table:table-cell table:number-columns-repeated="2"/>
        </table:table-row>
        <table:table-row table:style-name="ro1">
          <table:table-cell table:formula="of:=[.A83]+0.1" office:value-type="float" office:value="-0.900000000000015" calcext:value-type="float">
            <text:p>-0.900000000000015</text:p>
          </table:table-cell>
          <table:table-cell table:formula="of:=[.$G$2]/([.$G$3]+1/EXP([.$G$4]*[.A84]))+[.$G$5]" office:value-type="float" office:value="0.289050497374993" calcext:value-type="float">
            <text:p>0.289050497374993</text:p>
          </table:table-cell>
          <table:table-cell table:formula="of:=[.A84]+[.$G$6]" office:value-type="float" office:value="-0.899900000000015" calcext:value-type="float">
            <text:p>-0.899900000000015</text:p>
          </table:table-cell>
          <table:table-cell table:formula="of:=[.$G$2]/([.$G$3]+1/EXP([.$G$4]*[.C84]))+[.$G$5]" office:value-type="float" office:value="0.289071047839221" calcext:value-type="float">
            <text:p>0.289071047839221</text:p>
          </table:table-cell>
          <table:table-cell table:formula="of:=([.D84]-[.B84])/[.$G$6]" office:value-type="float" office:value="0.20550464228164" calcext:value-type="float">
            <text:p>0.20550464228164</text:p>
          </table:table-cell>
          <table:table-cell table:number-columns-repeated="2"/>
        </table:table-row>
        <table:table-row table:style-name="ro1">
          <table:table-cell table:formula="of:=[.A84]+0.1" office:value-type="float" office:value="-0.800000000000015" calcext:value-type="float">
            <text:p>-0.800000000000015</text:p>
          </table:table-cell>
          <table:table-cell table:formula="of:=[.$G$2]/([.$G$3]+1/EXP([.$G$4]*[.A85]))+[.$G$5]" office:value-type="float" office:value="0.310025518872384" calcext:value-type="float">
            <text:p>0.310025518872384</text:p>
          </table:table-cell>
          <table:table-cell table:formula="of:=[.A85]+[.$G$6]" office:value-type="float" office:value="-0.799900000000015" calcext:value-type="float">
            <text:p>-0.799900000000015</text:p>
          </table:table-cell>
          <table:table-cell table:formula="of:=[.$G$2]/([.$G$3]+1/EXP([.$G$4]*[.C85]))+[.$G$5]" office:value-type="float" office:value="0.3100469102484" calcext:value-type="float">
            <text:p>0.3100469102484</text:p>
          </table:table-cell>
          <table:table-cell table:formula="of:=([.D85]-[.B85])/[.$G$6]" office:value-type="float" office:value="0.213913760157003" calcext:value-type="float">
            <text:p>0.213913760157003</text:p>
          </table:table-cell>
          <table:table-cell table:number-columns-repeated="2"/>
        </table:table-row>
        <table:table-row table:style-name="ro1">
          <table:table-cell table:formula="of:=[.A85]+0.1" office:value-type="float" office:value="-0.700000000000015" calcext:value-type="float">
            <text:p>-0.700000000000015</text:p>
          </table:table-cell>
          <table:table-cell table:formula="of:=[.$G$2]/([.$G$3]+1/EXP([.$G$4]*[.A86]))+[.$G$5]" office:value-type="float" office:value="0.33181222783183" calcext:value-type="float">
            <text:p>0.33181222783183</text:p>
          </table:table-cell>
          <table:table-cell table:formula="of:=[.A86]+[.$G$6]" office:value-type="float" office:value="-0.699900000000015" calcext:value-type="float">
            <text:p>-0.699900000000015</text:p>
          </table:table-cell>
          <table:table-cell table:formula="of:=[.$G$2]/([.$G$3]+1/EXP([.$G$4]*[.C86]))+[.$G$5]" office:value-type="float" office:value="0.331834399492042" calcext:value-type="float">
            <text:p>0.331834399492042</text:p>
          </table:table-cell>
          <table:table-cell table:formula="of:=([.D86]-[.B86])/[.$G$6]" office:value-type="float" office:value="0.221716602110678" calcext:value-type="float">
            <text:p>0.221716602110678</text:p>
          </table:table-cell>
          <table:table-cell table:number-columns-repeated="2"/>
        </table:table-row>
        <table:table-row table:style-name="ro1">
          <table:table-cell table:formula="of:=[.A86]+0.1" office:value-type="float" office:value="-0.600000000000015" calcext:value-type="float">
            <text:p>-0.600000000000015</text:p>
          </table:table-cell>
          <table:table-cell table:formula="of:=[.$G$2]/([.$G$3]+1/EXP([.$G$4]*[.A87]))+[.$G$5]" office:value-type="float" office:value="0.354343693774201" calcext:value-type="float">
            <text:p>0.354343693774201</text:p>
          </table:table-cell>
          <table:table-cell table:formula="of:=[.A87]+[.$G$6]" office:value-type="float" office:value="-0.599900000000015" calcext:value-type="float">
            <text:p>-0.599900000000015</text:p>
          </table:table-cell>
          <table:table-cell table:formula="of:=[.$G$2]/([.$G$3]+1/EXP([.$G$4]*[.C87]))+[.$G$5]" office:value-type="float" office:value="0.354366572531471" calcext:value-type="float">
            <text:p>0.354366572531471</text:p>
          </table:table-cell>
          <table:table-cell table:formula="of:=([.D87]-[.B87])/[.$G$6]" office:value-type="float" office:value="0.228787572701394" calcext:value-type="float">
            <text:p>0.228787572701394</text:p>
          </table:table-cell>
          <table:table-cell table:number-columns-repeated="2"/>
        </table:table-row>
        <table:table-row table:style-name="ro1">
          <table:table-cell table:formula="of:=[.A87]+0.1" office:value-type="float" office:value="-0.500000000000015" calcext:value-type="float">
            <text:p>-0.500000000000015</text:p>
          </table:table-cell>
          <table:table-cell table:formula="of:=[.$G$2]/([.$G$3]+1/EXP([.$G$4]*[.A88]))+[.$G$5]" office:value-type="float" office:value="0.377540668798142" calcext:value-type="float">
            <text:p>0.377540668798142</text:p>
          </table:table-cell>
          <table:table-cell table:formula="of:=[.A88]+[.$G$6]" office:value-type="float" office:value="-0.499900000000015" calcext:value-type="float">
            <text:p>-0.499900000000015</text:p>
          </table:table-cell>
          <table:table-cell table:formula="of:=[.$G$2]/([.$G$3]+1/EXP([.$G$4]*[.C88]))+[.$G$5]" office:value-type="float" office:value="0.37756416945713" calcext:value-type="float">
            <text:p>0.37756416945713</text:p>
          </table:table-cell>
          <table:table-cell table:formula="of:=([.D88]-[.B88])/[.$G$6]" office:value-type="float" office:value="0.235006589879849" calcext:value-type="float">
            <text:p>0.235006589879849</text:p>
          </table:table-cell>
          <table:table-cell table:number-columns-repeated="2"/>
        </table:table-row>
        <table:table-row table:style-name="ro1">
          <table:table-cell table:formula="of:=[.A88]+0.1" office:value-type="float" office:value="-0.400000000000015" calcext:value-type="float">
            <text:p>-0.400000000000015</text:p>
          </table:table-cell>
          <table:table-cell table:formula="of:=[.$G$2]/([.$G$3]+1/EXP([.$G$4]*[.A89]))+[.$G$5]" office:value-type="float" office:value="0.401312339887544" calcext:value-type="float">
            <text:p>0.401312339887544</text:p>
          </table:table-cell>
          <table:table-cell table:formula="of:=[.A89]+[.$G$6]" office:value-type="float" office:value="-0.399900000000015" calcext:value-type="float">
            <text:p>-0.399900000000015</text:p>
          </table:table-cell>
          <table:table-cell table:formula="of:=[.$G$2]/([.$G$3]+1/EXP([.$G$4]*[.C89]))+[.$G$5]" office:value-type="float" office:value="0.401336366199209" calcext:value-type="float">
            <text:p>0.401336366199209</text:p>
          </table:table-cell>
          <table:table-cell table:formula="of:=([.D89]-[.B89])/[.$G$6]" office:value-type="float" office:value="0.240263116642048" calcext:value-type="float">
            <text:p>0.240263116642048</text:p>
          </table:table-cell>
          <table:table-cell table:number-columns-repeated="2"/>
        </table:table-row>
        <table:table-row table:style-name="ro1">
          <table:table-cell table:formula="of:=[.A89]+0.1" office:value-type="float" office:value="-0.300000000000015" calcext:value-type="float">
            <text:p>-0.300000000000015</text:p>
          </table:table-cell>
          <table:table-cell table:formula="of:=[.$G$2]/([.$G$3]+1/EXP([.$G$4]*[.A90]))+[.$G$5]" office:value-type="float" office:value="0.425557483188337" calcext:value-type="float">
            <text:p>0.425557483188337</text:p>
          </table:table-cell>
          <table:table-cell table:formula="of:=[.A90]+[.$G$6]" office:value-type="float" office:value="-0.299900000000015" calcext:value-type="float">
            <text:p>-0.299900000000015</text:p>
          </table:table-cell>
          <table:table-cell table:formula="of:=[.$G$2]/([.$G$3]+1/EXP([.$G$4]*[.C90]))+[.$G$5]" office:value-type="float" office:value="0.425581929201468" calcext:value-type="float">
            <text:p>0.425581929201468</text:p>
          </table:table-cell>
          <table:table-cell table:formula="of:=([.D90]-[.B90])/[.$G$6]" office:value-type="float" office:value="0.244460131308966" calcext:value-type="float">
            <text:p>0.244460131308966</text:p>
          </table:table-cell>
          <table:table-cell table:number-columns-repeated="2"/>
        </table:table-row>
        <table:table-row table:style-name="ro1">
          <table:table-cell table:formula="of:=[.A90]+0.1" office:value-type="float" office:value="-0.200000000000015" calcext:value-type="float">
            <text:p>-0.200000000000015</text:p>
          </table:table-cell>
          <table:table-cell table:formula="of:=[.$G$2]/([.$G$3]+1/EXP([.$G$4]*[.A91]))+[.$G$5]" office:value-type="float" office:value="0.450166002687518" calcext:value-type="float">
            <text:p>0.450166002687518</text:p>
          </table:table-cell>
          <table:table-cell table:formula="of:=[.A91]+[.$G$6]" office:value-type="float" office:value="-0.199900000000015" calcext:value-type="float">
            <text:p>-0.199900000000015</text:p>
          </table:table-cell>
          <table:table-cell table:formula="of:=[.$G$2]/([.$G$3]+1/EXP([.$G$4]*[.C91]))+[.$G$5]" office:value-type="float" office:value="0.450190754468117" calcext:value-type="float">
            <text:p>0.450190754468117</text:p>
          </table:table-cell>
          <table:table-cell table:formula="of:=([.D91]-[.B91])/[.$G$6]" office:value-type="float" office:value="0.247517805986308" calcext:value-type="float">
            <text:p>0.247517805986308</text:p>
          </table:table-cell>
          <table:table-cell table:number-columns-repeated="2"/>
        </table:table-row>
        <table:table-row table:style-name="ro1">
          <table:table-cell table:formula="of:=[.A91]+0.1" office:value-type="float" office:value="-0.100000000000015" calcext:value-type="float">
            <text:p>-0.100000000000015</text:p>
          </table:table-cell>
          <table:table-cell table:formula="of:=[.$G$2]/([.$G$3]+1/EXP([.$G$4]*[.A92]))+[.$G$5]" office:value-type="float" office:value="0.475020812521056" calcext:value-type="float">
            <text:p>0.475020812521056</text:p>
          </table:table-cell>
          <table:table-cell table:formula="of:=[.A92]+[.$G$6]" office:value-type="float" office:value="-0.0999000000000152" calcext:value-type="float">
            <text:p>-0.099900000000015</text:p>
          </table:table-cell>
          <table:table-cell table:formula="of:=[.$G$2]/([.$G$3]+1/EXP([.$G$4]*[.C92]))+[.$G$5]" office:value-type="float" office:value="0.475045750187347" calcext:value-type="float">
            <text:p>0.475045750187347</text:p>
          </table:table-cell>
          <table:table-cell table:formula="of:=([.D92]-[.B92])/[.$G$6]" office:value-type="float" office:value="0.249376662907474" calcext:value-type="float">
            <text:p>0.249376662907474</text:p>
          </table:table-cell>
          <table:table-cell table:number-columns-repeated="2"/>
        </table:table-row>
        <table:table-row table:style-name="ro1">
          <table:table-cell table:formula="of:=[.A92]+0.1" office:value-type="float" office:value="-0.0000000000000152378110129803" calcext:value-type="float">
            <text:p>-1.52378110129803E-14</text:p>
          </table:table-cell>
          <table:table-cell table:formula="of:=[.$G$2]/([.$G$3]+1/EXP([.$G$4]*[.A93]))+[.$G$5]" office:value-type="float" office:value="0.499999999999996" calcext:value-type="float">
            <text:p>0.499999999999996</text:p>
          </table:table-cell>
          <table:table-cell table:formula="of:=[.A93]+[.$G$6]" office:value-type="float" office:value="0.0000999999999847622" calcext:value-type="float">
            <text:p>9.99999999847622E-05</text:p>
          </table:table-cell>
          <table:table-cell table:formula="of:=[.$G$2]/([.$G$3]+1/EXP([.$G$4]*[.C93]))+[.$G$5]" office:value-type="float" office:value="0.500024999999975" calcext:value-type="float">
            <text:p>0.500024999999975</text:p>
          </table:table-cell>
          <table:table-cell table:formula="of:=([.D93]-[.B93])/[.$G$6]" office:value-type="float" office:value="0.249999999790695" calcext:value-type="float">
            <text:p>0.249999999790695</text:p>
          </table:table-cell>
          <table:table-cell table:number-columns-repeated="2"/>
        </table:table-row>
        <table:table-row table:style-name="ro1">
          <table:table-cell table:formula="of:=[.A93]+0.1" office:value-type="float" office:value="0.0999999999999848" calcext:value-type="float">
            <text:p>0.099999999999985</text:p>
          </table:table-cell>
          <table:table-cell table:formula="of:=[.$G$2]/([.$G$3]+1/EXP([.$G$4]*[.A94]))+[.$G$5]" office:value-type="float" office:value="0.524979187478936" calcext:value-type="float">
            <text:p>0.524979187478936</text:p>
          </table:table-cell>
          <table:table-cell table:formula="of:=[.A94]+[.$G$6]" office:value-type="float" office:value="0.100099999999985" calcext:value-type="float">
            <text:p>0.100099999999985</text:p>
          </table:table-cell>
          <table:table-cell table:formula="of:=[.$G$2]/([.$G$3]+1/EXP([.$G$4]*[.C94]))+[.$G$5]" office:value-type="float" office:value="0.525004125020643" calcext:value-type="float">
            <text:p>0.525004125020643</text:p>
          </table:table-cell>
          <table:table-cell table:formula="of:=([.D94]-[.B94])/[.$G$6]" office:value-type="float" office:value="0.249375417065156" calcext:value-type="float">
            <text:p>0.249375417065156</text:p>
          </table:table-cell>
          <table:table-cell table:number-columns-repeated="2"/>
        </table:table-row>
        <table:table-row table:style-name="ro1">
          <table:table-cell table:formula="of:=[.A94]+0.1" office:value-type="float" office:value="0.199999999999985" calcext:value-type="float">
            <text:p>0.199999999999985</text:p>
          </table:table-cell>
          <table:table-cell table:formula="of:=[.$G$2]/([.$G$3]+1/EXP([.$G$4]*[.A95]))+[.$G$5]" office:value-type="float" office:value="0.549833997312474" calcext:value-type="float">
            <text:p>0.549833997312474</text:p>
          </table:table-cell>
          <table:table-cell table:formula="of:=[.A95]+[.$G$6]" office:value-type="float" office:value="0.200099999999985" calcext:value-type="float">
            <text:p>0.200099999999985</text:p>
          </table:table-cell>
          <table:table-cell table:formula="of:=[.$G$2]/([.$G$3]+1/EXP([.$G$4]*[.C95]))+[.$G$5]" office:value-type="float" office:value="0.549858748846378" calcext:value-type="float">
            <text:p>0.549858748846378</text:p>
          </table:table-cell>
          <table:table-cell table:formula="of:=([.D95]-[.B95])/[.$G$6]" office:value-type="float" office:value="0.247515339036886" calcext:value-type="float">
            <text:p>0.247515339036886</text:p>
          </table:table-cell>
          <table:table-cell table:number-columns-repeated="2"/>
        </table:table-row>
        <table:table-row table:style-name="ro1">
          <table:table-cell table:formula="of:=[.A95]+0.1" office:value-type="float" office:value="0.299999999999985" calcext:value-type="float">
            <text:p>0.299999999999985</text:p>
          </table:table-cell>
          <table:table-cell table:formula="of:=[.$G$2]/([.$G$3]+1/EXP([.$G$4]*[.A96]))+[.$G$5]" office:value-type="float" office:value="0.574442516811655" calcext:value-type="float">
            <text:p>0.574442516811655</text:p>
          </table:table-cell>
          <table:table-cell table:formula="of:=[.A96]+[.$G$6]" office:value-type="float" office:value="0.300099999999985" calcext:value-type="float">
            <text:p>0.300099999999985</text:p>
          </table:table-cell>
          <table:table-cell table:formula="of:=[.$G$2]/([.$G$3]+1/EXP([.$G$4]*[.C96]))+[.$G$5]" office:value-type="float" office:value="0.574466962460824" calcext:value-type="float">
            <text:p>0.574466962460824</text:p>
          </table:table-cell>
          <table:table-cell table:formula="of:=([.D96]-[.B96])/[.$G$6]" office:value-type="float" office:value="0.244456491691469" calcext:value-type="float">
            <text:p>0.244456491691469</text:p>
          </table:table-cell>
          <table:table-cell table:number-columns-repeated="2"/>
        </table:table-row>
        <table:table-row table:style-name="ro1">
          <table:table-cell table:formula="of:=[.A96]+0.1" office:value-type="float" office:value="0.399999999999985" calcext:value-type="float">
            <text:p>0.399999999999985</text:p>
          </table:table-cell>
          <table:table-cell table:formula="of:=[.$G$2]/([.$G$3]+1/EXP([.$G$4]*[.A97]))+[.$G$5]" office:value-type="float" office:value="0.598687660112448" calcext:value-type="float">
            <text:p>0.598687660112448</text:p>
          </table:table-cell>
          <table:table-cell table:formula="of:=[.A97]+[.$G$6]" office:value-type="float" office:value="0.400099999999985" calcext:value-type="float">
            <text:p>0.400099999999985</text:p>
          </table:table-cell>
          <table:table-cell table:formula="of:=[.$G$2]/([.$G$3]+1/EXP([.$G$4]*[.C97]))+[.$G$5]" office:value-type="float" office:value="0.598711685949897" calcext:value-type="float">
            <text:p>0.598711685949897</text:p>
          </table:table-cell>
          <table:table-cell table:formula="of:=([.D97]-[.B97])/[.$G$6]" office:value-type="float" office:value="0.240258374486491" calcext:value-type="float">
            <text:p>0.240258374486491</text:p>
          </table:table-cell>
          <table:table-cell table:number-columns-repeated="2"/>
        </table:table-row>
        <table:table-row table:style-name="ro1">
          <table:table-cell table:formula="of:=[.A97]+0.1" office:value-type="float" office:value="0.499999999999985" calcext:value-type="float">
            <text:p>0.499999999999985</text:p>
          </table:table-cell>
          <table:table-cell table:formula="of:=[.$G$2]/([.$G$3]+1/EXP([.$G$4]*[.A98]))+[.$G$5]" office:value-type="float" office:value="0.622459331201851" calcext:value-type="float">
            <text:p>0.622459331201851</text:p>
          </table:table-cell>
          <table:table-cell table:formula="of:=[.A98]+[.$G$6]" office:value-type="float" office:value="0.500099999999985" calcext:value-type="float">
            <text:p>0.500099999999985</text:p>
          </table:table-cell>
          <table:table-cell table:formula="of:=[.$G$2]/([.$G$3]+1/EXP([.$G$4]*[.C98]))+[.$G$5]" office:value-type="float" office:value="0.622482831285271" calcext:value-type="float">
            <text:p>0.622482831285271</text:p>
          </table:table-cell>
          <table:table-cell table:formula="of:=([.D98]-[.B98])/[.$G$6]" office:value-type="float" office:value="0.235000834201138" calcext:value-type="float">
            <text:p>0.235000834201138</text:p>
          </table:table-cell>
          <table:table-cell table:number-columns-repeated="2"/>
        </table:table-row>
        <table:table-row table:style-name="ro1">
          <table:table-cell table:formula="of:=[.A98]+0.1" office:value-type="float" office:value="0.599999999999985" calcext:value-type="float">
            <text:p>0.599999999999985</text:p>
          </table:table-cell>
          <table:table-cell table:formula="of:=[.$G$2]/([.$G$3]+1/EXP([.$G$4]*[.A99]))+[.$G$5]" office:value-type="float" office:value="0.645656306225792" calcext:value-type="float">
            <text:p>0.645656306225792</text:p>
          </table:table-cell>
          <table:table-cell table:formula="of:=[.A99]+[.$G$6]" office:value-type="float" office:value="0.600099999999985" calcext:value-type="float">
            <text:p>0.600099999999985</text:p>
          </table:table-cell>
          <table:table-cell table:formula="of:=[.$G$2]/([.$G$3]+1/EXP([.$G$4]*[.C99]))+[.$G$5]" office:value-type="float" office:value="0.645679184316585" calcext:value-type="float">
            <text:p>0.645679184316585</text:p>
          </table:table-cell>
          <table:table-cell table:formula="of:=([.D99]-[.B99])/[.$G$6]" office:value-type="float" office:value="0.228780907928217" calcext:value-type="float">
            <text:p>0.228780907928217</text:p>
          </table:table-cell>
          <table:table-cell table:number-columns-repeated="2"/>
        </table:table-row>
        <table:table-row table:style-name="ro1">
          <table:table-cell table:formula="of:=[.A99]+0.1" office:value-type="float" office:value="0.699999999999985" calcext:value-type="float">
            <text:p>0.699999999999985</text:p>
          </table:table-cell>
          <table:table-cell table:formula="of:=[.$G$2]/([.$G$3]+1/EXP([.$G$4]*[.A100]))+[.$G$5]" office:value-type="float" office:value="0.668187772168163" calcext:value-type="float">
            <text:p>0.668187772168163</text:p>
          </table:table-cell>
          <table:table-cell table:formula="of:=[.A100]+[.$G$6]" office:value-type="float" office:value="0.700099999999985" calcext:value-type="float">
            <text:p>0.700099999999985</text:p>
          </table:table-cell>
          <table:table-cell table:formula="of:=[.$G$2]/([.$G$3]+1/EXP([.$G$4]*[.C100]))+[.$G$5]" office:value-type="float" office:value="0.668209943082586" calcext:value-type="float">
            <text:p>0.668209943082586</text:p>
          </table:table-cell>
          <table:table-cell table:formula="of:=([.D100]-[.B100])/[.$G$6]" office:value-type="float" office:value="0.221709144230253" calcext:value-type="float">
            <text:p>0.221709144230253</text:p>
          </table:table-cell>
          <table:table-cell table:number-columns-repeated="2"/>
        </table:table-row>
        <table:table-row table:style-name="ro1">
          <table:table-cell table:formula="of:=[.A100]+0.1" office:value-type="float" office:value="0.799999999999985" calcext:value-type="float">
            <text:p>0.799999999999985</text:p>
          </table:table-cell>
          <table:table-cell table:formula="of:=[.$G$2]/([.$G$3]+1/EXP([.$G$4]*[.A101]))+[.$G$5]" office:value-type="float" office:value="0.689974481127609" calcext:value-type="float">
            <text:p>0.689974481127609</text:p>
          </table:table-cell>
          <table:table-cell table:formula="of:=[.A101]+[.$G$6]" office:value-type="float" office:value="0.800099999999985" calcext:value-type="float">
            <text:p>0.800099999999985</text:p>
          </table:table-cell>
          <table:table-cell table:formula="of:=[.$G$2]/([.$G$3]+1/EXP([.$G$4]*[.C101]))+[.$G$5]" office:value-type="float" office:value="0.689995871690877" calcext:value-type="float">
            <text:p>0.689995871690877</text:p>
          </table:table-cell>
          <table:table-cell table:formula="of:=([.D101]-[.B101])/[.$G$6]" office:value-type="float" office:value="0.213905632681088" calcext:value-type="float">
            <text:p>0.213905632681088</text:p>
          </table:table-cell>
          <table:table-cell table:number-columns-repeated="2"/>
        </table:table-row>
        <table:table-row table:style-name="ro1">
          <table:table-cell table:formula="of:=[.A101]+0.1" office:value-type="float" office:value="0.899999999999985" calcext:value-type="float">
            <text:p>0.899999999999985</text:p>
          </table:table-cell>
          <table:table-cell table:formula="of:=[.$G$2]/([.$G$3]+1/EXP([.$G$4]*[.A102]))+[.$G$5]" office:value-type="float" office:value="0.710949502625001" calcext:value-type="float">
            <text:p>0.710949502625001</text:p>
          </table:table-cell>
          <table:table-cell table:formula="of:=[.A102]+[.$G$6]" office:value-type="float" office:value="0.900099999999985" calcext:value-type="float">
            <text:p>0.900099999999985</text:p>
          </table:table-cell>
          <table:table-cell table:formula="of:=[.$G$2]/([.$G$3]+1/EXP([.$G$4]*[.C102]))+[.$G$5]" office:value-type="float" office:value="0.710970052222225" calcext:value-type="float">
            <text:p>0.710970052222225</text:p>
          </table:table-cell>
          <table:table-cell table:formula="of:=([.D102]-[.B102])/[.$G$6]" office:value-type="float" office:value="0.205495972244174" calcext:value-type="float">
            <text:p>0.205495972244174</text:p>
          </table:table-cell>
          <table:table-cell table:number-columns-repeated="2"/>
        </table:table-row>
        <table:table-row table:style-name="ro1">
          <table:table-cell table:formula="of:=[.A102]+0.1" office:value-type="float" office:value="0.999999999999985" calcext:value-type="float">
            <text:p>0.999999999999985</text:p>
          </table:table-cell>
          <table:table-cell table:formula="of:=[.$G$2]/([.$G$3]+1/EXP([.$G$4]*[.A103]))+[.$G$5]" office:value-type="float" office:value="0.731058578630002" calcext:value-type="float">
            <text:p>0.731058578630002</text:p>
          </table:table-cell>
          <table:table-cell table:formula="of:=[.A103]+[.$G$6]" office:value-type="float" office:value="1.00009999999998" calcext:value-type="float">
            <text:p>1.00009999999998</text:p>
          </table:table-cell>
          <table:table-cell table:formula="of:=[.$G$2]/([.$G$3]+1/EXP([.$G$4]*[.C103]))+[.$G$5]" office:value-type="float" office:value="0.731078239369031" calcext:value-type="float">
            <text:p>0.731078239369031</text:p>
          </table:table-cell>
          <table:table-cell table:formula="of:=([.D103]-[.B103])/[.$G$6]" office:value-type="float" office:value="0.196607390294812" calcext:value-type="float">
            <text:p>0.196607390294812</text:p>
          </table:table-cell>
          <table:table-cell table:number-columns-repeated="2"/>
        </table:table-row>
        <table:table-row table:style-name="ro1">
          <table:table-cell table:formula="of:=[.A103]+0.1" office:value-type="float" office:value="1.09999999999998" calcext:value-type="float">
            <text:p>1.09999999999998</text:p>
          </table:table-cell>
          <table:table-cell table:formula="of:=[.$G$2]/([.$G$3]+1/EXP([.$G$4]*[.A104]))+[.$G$5]" office:value-type="float" office:value="0.750260105595115" calcext:value-type="float">
            <text:p>0.750260105595115</text:p>
          </table:table-cell>
          <table:table-cell table:formula="of:=[.A104]+[.$G$6]" office:value-type="float" office:value="1.10009999999998" calcext:value-type="float">
            <text:p>1.10009999999998</text:p>
          </table:table-cell>
          <table:table-cell table:formula="of:=[.$G$2]/([.$G$3]+1/EXP([.$G$4]*[.C104]))+[.$G$5]" office:value-type="float" office:value="0.750278842114154" calcext:value-type="float">
            <text:p>0.750278842114154</text:p>
          </table:table-cell>
          <table:table-cell table:formula="of:=([.D104]-[.B104])/[.$G$6]" office:value-type="float" office:value="0.187365190388311" calcext:value-type="float">
            <text:p>0.187365190388311</text:p>
          </table:table-cell>
          <table:table-cell table:number-columns-repeated="2"/>
        </table:table-row>
        <table:table-row table:style-name="ro1">
          <table:table-cell table:formula="of:=[.A104]+0.1" office:value-type="float" office:value="1.19999999999998" calcext:value-type="float">
            <text:p>1.19999999999998</text:p>
          </table:table-cell>
          <table:table-cell table:formula="of:=[.$G$2]/([.$G$3]+1/EXP([.$G$4]*[.A105]))+[.$G$5]" office:value-type="float" office:value="0.768524783499015" calcext:value-type="float">
            <text:p>0.768524783499015</text:p>
          </table:table-cell>
          <table:table-cell table:formula="of:=[.A105]+[.$G$6]" office:value-type="float" office:value="1.20009999999998" calcext:value-type="float">
            <text:p>1.20009999999998</text:p>
          </table:table-cell>
          <table:table-cell table:formula="of:=[.$G$2]/([.$G$3]+1/EXP([.$G$4]*[.C105]))+[.$G$5]" office:value-type="float" office:value="0.768542572465387" calcext:value-type="float">
            <text:p>0.768542572465387</text:p>
          </table:table-cell>
          <table:table-cell table:formula="of:=([.D105]-[.B105])/[.$G$6]" office:value-type="float" office:value="0.177889663720565" calcext:value-type="float">
            <text:p>0.177889663720565</text:p>
          </table:table-cell>
          <table:table-cell table:number-columns-repeated="2"/>
        </table:table-row>
        <table:table-row table:style-name="ro1">
          <table:table-cell table:formula="of:=[.A105]+0.1" office:value-type="float" office:value="1.29999999999999" calcext:value-type="float">
            <text:p>1.29999999999999</text:p>
          </table:table-cell>
          <table:table-cell table:formula="of:=[.$G$2]/([.$G$3]+1/EXP([.$G$4]*[.A106]))+[.$G$5]" office:value-type="float" office:value="0.785834983042556" calcext:value-type="float">
            <text:p>0.785834983042556</text:p>
          </table:table-cell>
          <table:table-cell table:formula="of:=[.A106]+[.$G$6]" office:value-type="float" office:value="1.30009999999999" calcext:value-type="float">
            <text:p>1.30009999999999</text:p>
          </table:table-cell>
          <table:table-cell table:formula="of:=[.$G$2]/([.$G$3]+1/EXP([.$G$4]*[.C106]))+[.$G$5]" office:value-type="float" office:value="0.785851812397747" calcext:value-type="float">
            <text:p>0.785851812397747</text:p>
          </table:table-cell>
          <table:table-cell table:formula="of:=([.D106]-[.B106])/[.$G$6]" office:value-type="float" office:value="0.168293551910947" calcext:value-type="float">
            <text:p>0.168293551910947</text:p>
          </table:table-cell>
          <table:table-cell table:number-columns-repeated="2"/>
        </table:table-row>
        <table:table-row table:style-name="ro1">
          <table:table-cell table:formula="of:=[.A106]+0.1" office:value-type="float" office:value="1.39999999999999" calcext:value-type="float">
            <text:p>1.39999999999999</text:p>
          </table:table-cell>
          <table:table-cell table:formula="of:=[.$G$2]/([.$G$3]+1/EXP([.$G$4]*[.A107]))+[.$G$5]" office:value-type="float" office:value="0.802183888558579" calcext:value-type="float">
            <text:p>0.802183888558579</text:p>
          </table:table-cell>
          <table:table-cell table:formula="of:=[.A107]+[.$G$6]" office:value-type="float" office:value="1.40009999999999" calcext:value-type="float">
            <text:p>1.40009999999999</text:p>
          </table:table-cell>
          <table:table-cell table:formula="of:=[.$G$2]/([.$G$3]+1/EXP([.$G$4]*[.C107]))+[.$G$5]" office:value-type="float" office:value="0.80219975656881" calcext:value-type="float">
            <text:p>0.80219975656881</text:p>
          </table:table-cell>
          <table:table-cell table:formula="of:=([.D107]-[.B107])/[.$G$6]" office:value-type="float" office:value="0.158680102306796" calcext:value-type="float">
            <text:p>0.158680102306796</text:p>
          </table:table-cell>
          <table:table-cell table:number-columns-repeated="2"/>
        </table:table-row>
        <table:table-row table:style-name="ro1">
          <table:table-cell table:formula="of:=[.A107]+0.1" office:value-type="float" office:value="1.49999999999999" calcext:value-type="float">
            <text:p>1.49999999999999</text:p>
          </table:table-cell>
          <table:table-cell table:formula="of:=[.$G$2]/([.$G$3]+1/EXP([.$G$4]*[.A108]))+[.$G$5]" office:value-type="float" office:value="0.817574476193641" calcext:value-type="float">
            <text:p>0.817574476193641</text:p>
          </table:table-cell>
          <table:table-cell table:formula="of:=[.A108]+[.$G$6]" office:value-type="float" office:value="1.50009999999999" calcext:value-type="float">
            <text:p>1.50009999999999</text:p>
          </table:table-cell>
          <table:table-cell table:formula="of:=[.$G$2]/([.$G$3]+1/EXP([.$G$4]*[.C108]))+[.$G$5]" office:value-type="float" office:value="0.8175893903652" calcext:value-type="float">
            <text:p>0.8175893903652</text:p>
          </table:table-cell>
          <table:table-cell table:formula="of:=([.D108]-[.B108])/[.$G$6]" office:value-type="float" office:value="0.149141715585222" calcext:value-type="float">
            <text:p>0.149141715585222</text:p>
          </table:table-cell>
          <table:table-cell table:number-columns-repeated="2"/>
        </table:table-row>
        <table:table-row table:style-name="ro1">
          <table:table-cell table:formula="of:=[.A108]+0.1" office:value-type="float" office:value="1.59999999999999" calcext:value-type="float">
            <text:p>1.59999999999999</text:p>
          </table:table-cell>
          <table:table-cell table:formula="of:=[.$G$2]/([.$G$3]+1/EXP([.$G$4]*[.A109]))+[.$G$5]" office:value-type="float" office:value="0.832018385133922" calcext:value-type="float">
            <text:p>0.832018385133922</text:p>
          </table:table-cell>
          <table:table-cell table:formula="of:=[.A109]+[.$G$6]" office:value-type="float" office:value="1.60009999999999" calcext:value-type="float">
            <text:p>1.60009999999999</text:p>
          </table:table-cell>
          <table:table-cell table:formula="of:=[.$G$2]/([.$G$3]+1/EXP([.$G$4]*[.C109]))+[.$G$5]" office:value-type="float" office:value="0.832032361049078" calcext:value-type="float">
            <text:p>0.832032361049078</text:p>
          </table:table-cell>
          <table:table-cell table:formula="of:=([.D109]-[.B109])/[.$G$6]" office:value-type="float" office:value="0.139759151556174" calcext:value-type="float">
            <text:p>0.139759151556174</text:p>
          </table:table-cell>
          <table:table-cell table:number-columns-repeated="2"/>
        </table:table-row>
        <table:table-row table:style-name="ro1">
          <table:table-cell table:formula="of:=[.A109]+0.1" office:value-type="float" office:value="1.69999999999999" calcext:value-type="float">
            <text:p>1.69999999999999</text:p>
          </table:table-cell>
          <table:table-cell table:formula="of:=[.$G$2]/([.$G$3]+1/EXP([.$G$4]*[.A110]))+[.$G$5]" office:value-type="float" office:value="0.845534734916463" calcext:value-type="float">
            <text:p>0.845534734916463</text:p>
          </table:table-cell>
          <table:table-cell table:formula="of:=[.A110]+[.$G$6]" office:value-type="float" office:value="1.70009999999999" calcext:value-type="float">
            <text:p>1.70009999999999</text:p>
          </table:table-cell>
          <table:table-cell table:formula="of:=[.$G$2]/([.$G$3]+1/EXP([.$G$4]*[.C110]))+[.$G$5]" office:value-type="float" office:value="0.845547795039876" calcext:value-type="float">
            <text:p>0.845547795039876</text:p>
          </table:table-cell>
          <table:table-cell table:formula="of:=([.D110]-[.B110])/[.$G$6]" office:value-type="float" office:value="0.130601234131777" calcext:value-type="float">
            <text:p>0.130601234131777</text:p>
          </table:table-cell>
          <table:table-cell table:number-columns-repeated="2"/>
        </table:table-row>
        <table:table-row table:style-name="ro1">
          <table:table-cell table:formula="of:=[.A110]+0.1" office:value-type="float" office:value="1.79999999999999" calcext:value-type="float">
            <text:p>1.79999999999999</text:p>
          </table:table-cell>
          <table:table-cell table:formula="of:=[.$G$2]/([.$G$3]+1/EXP([.$G$4]*[.A111]))+[.$G$5]" office:value-type="float" office:value="0.85814893509951" calcext:value-type="float">
            <text:p>0.85814893509951</text:p>
          </table:table-cell>
          <table:table-cell table:formula="of:=[.A111]+[.$G$6]" office:value-type="float" office:value="1.80009999999999" calcext:value-type="float">
            <text:p>1.80009999999999</text:p>
          </table:table-cell>
          <table:table-cell table:formula="of:=[.$G$2]/([.$G$3]+1/EXP([.$G$4]*[.C111]))+[.$G$5]" office:value-type="float" office:value="0.858161107597572" calcext:value-type="float">
            <text:p>0.858161107597572</text:p>
          </table:table-cell>
          <table:table-cell table:formula="of:=([.D111]-[.B111])/[.$G$6]" office:value-type="float" office:value="0.121724980618465" calcext:value-type="float">
            <text:p>0.121724980618465</text:p>
          </table:table-cell>
          <table:table-cell table:number-columns-repeated="2"/>
        </table:table-row>
        <table:table-row table:style-name="ro1">
          <table:table-cell table:formula="of:=[.A111]+0.1" office:value-type="float" office:value="1.89999999999999" calcext:value-type="float">
            <text:p>1.89999999999999</text:p>
          </table:table-cell>
          <table:table-cell table:formula="of:=[.$G$2]/([.$G$3]+1/EXP([.$G$4]*[.A112]))+[.$G$5]" office:value-type="float" office:value="0.869891525637" calcext:value-type="float">
            <text:p>0.869891525637</text:p>
          </table:table-cell>
          <table:table-cell table:formula="of:=[.A112]+[.$G$6]" office:value-type="float" office:value="1.90009999999999" calcext:value-type="float">
            <text:p>1.90009999999999</text:p>
          </table:table-cell>
          <table:table-cell table:formula="of:=[.$G$2]/([.$G$3]+1/EXP([.$G$4]*[.C112]))+[.$G$5]" office:value-type="float" office:value="0.869902843244289" calcext:value-type="float">
            <text:p>0.869902843244289</text:p>
          </table:table-cell>
          <table:table-cell table:formula="of:=([.D112]-[.B112])/[.$G$6]" office:value-type="float" office:value="0.113176072882304" calcext:value-type="float">
            <text:p>0.113176072882304</text:p>
          </table:table-cell>
          <table:table-cell table:number-columns-repeated="2"/>
        </table:table-row>
        <table:table-row table:style-name="ro1">
          <table:table-cell table:formula="of:=[.A112]+0.1" office:value-type="float" office:value="1.99999999999999" calcext:value-type="float">
            <text:p>1.99999999999999</text:p>
          </table:table-cell>
          <table:table-cell table:formula="of:=[.$G$2]/([.$G$3]+1/EXP([.$G$4]*[.A113]))+[.$G$5]" office:value-type="float" office:value="0.880797077977881" calcext:value-type="float">
            <text:p>0.880797077977881</text:p>
          </table:table-cell>
          <table:table-cell table:formula="of:=[.A113]+[.$G$6]" office:value-type="float" office:value="2.00009999999999" calcext:value-type="float">
            <text:p>2.00009999999999</text:p>
          </table:table-cell>
          <table:table-cell table:formula="of:=[.$G$2]/([.$G$3]+1/EXP([.$G$4]*[.C113]))+[.$G$5]" office:value-type="float" office:value="0.880807576936615" calcext:value-type="float">
            <text:p>0.880807576936615</text:p>
          </table:table-cell>
          <table:table-cell table:formula="of:=([.D113]-[.B113])/[.$G$6]" office:value-type="float" office:value="0.104989587342841" calcext:value-type="float">
            <text:p>0.104989587342841</text:p>
          </table:table-cell>
          <table:table-cell table:number-columns-repeated="2"/>
        </table:table-row>
        <table:table-row table:style-name="ro1">
          <table:table-cell table:formula="of:=[.A113]+0.1" office:value-type="float" office:value="2.09999999999999" calcext:value-type="float">
            <text:p>2.09999999999999</text:p>
          </table:table-cell>
          <table:table-cell table:formula="of:=[.$G$2]/([.$G$3]+1/EXP([.$G$4]*[.A114]))+[.$G$5]" office:value-type="float" office:value="0.890903178804386" calcext:value-type="float">
            <text:p>0.890903178804386</text:p>
          </table:table-cell>
          <table:table-cell table:formula="of:=[.A114]+[.$G$6]" office:value-type="float" office:value="2.10009999999999" calcext:value-type="float">
            <text:p>2.10009999999999</text:p>
          </table:table-cell>
          <table:table-cell table:formula="of:=[.$G$2]/([.$G$3]+1/EXP([.$G$4]*[.C114]))+[.$G$5]" office:value-type="float" office:value="0.890912897894935" calcext:value-type="float">
            <text:p>0.890912897894935</text:p>
          </table:table-cell>
          <table:table-cell table:formula="of:=([.D114]-[.B114])/[.$G$6]" office:value-type="float" office:value="0.0971909054958697" calcext:value-type="float">
            <text:p>0.09719090549587</text:p>
          </table:table-cell>
          <table:table-cell table:number-columns-repeated="2"/>
        </table:table-row>
        <table:table-row table:style-name="ro1">
          <table:table-cell table:formula="of:=[.A114]+0.1" office:value-type="float" office:value="2.19999999999999" calcext:value-type="float">
            <text:p>2.19999999999999</text:p>
          </table:table-cell>
          <table:table-cell table:formula="of:=[.$G$2]/([.$G$3]+1/EXP([.$G$4]*[.A115]))+[.$G$5]" office:value-type="float" office:value="0.900249510880314" calcext:value-type="float">
            <text:p>0.900249510880314</text:p>
          </table:table-cell>
          <table:table-cell table:formula="of:=[.A115]+[.$G$6]" office:value-type="float" office:value="2.20009999999999" calcext:value-type="float">
            <text:p>2.20009999999999</text:p>
          </table:table-cell>
          <table:table-cell table:formula="of:=[.$G$2]/([.$G$3]+1/EXP([.$G$4]*[.C115]))+[.$G$5]" office:value-type="float" office:value="0.900258490553799" calcext:value-type="float">
            <text:p>0.900258490553799</text:p>
          </table:table-cell>
          <table:table-cell table:formula="of:=([.D115]-[.B115])/[.$G$6]" office:value-type="float" office:value="0.0897967348556517" calcext:value-type="float">
            <text:p>0.089796734855652</text:p>
          </table:table-cell>
          <table:table-cell table:number-columns-repeated="2"/>
        </table:table-row>
        <table:table-row table:style-name="ro1">
          <table:table-cell table:formula="of:=[.A115]+0.1" office:value-type="float" office:value="2.29999999999999" calcext:value-type="float">
            <text:p>2.29999999999999</text:p>
          </table:table-cell>
          <table:table-cell table:formula="of:=[.$G$2]/([.$G$3]+1/EXP([.$G$4]*[.A116]))+[.$G$5]" office:value-type="float" office:value="0.908877038985143" calcext:value-type="float">
            <text:p>0.908877038985143</text:p>
          </table:table-cell>
          <table:table-cell table:formula="of:=[.A116]+[.$G$6]" office:value-type="float" office:value="2.30009999999999" calcext:value-type="float">
            <text:p>2.30009999999999</text:p>
          </table:table-cell>
          <table:table-cell table:formula="of:=[.$G$2]/([.$G$3]+1/EXP([.$G$4]*[.C116]))+[.$G$5]" office:value-type="float" office:value="0.908885320603219" calcext:value-type="float">
            <text:p>0.908885320603219</text:p>
          </table:table-cell>
          <table:table-cell table:formula="of:=([.D116]-[.B116])/[.$G$6]" office:value-type="float" office:value="0.0828161807586714" calcext:value-type="float">
            <text:p>0.082816180758671</text:p>
          </table:table-cell>
          <table:table-cell table:number-columns-repeated="2"/>
        </table:table-row>
        <table:table-row table:style-name="ro1">
          <table:table-cell table:formula="of:=[.A116]+0.1" office:value-type="float" office:value="2.39999999999999" calcext:value-type="float">
            <text:p>2.39999999999999</text:p>
          </table:table-cell>
          <table:table-cell table:formula="of:=[.$G$2]/([.$G$3]+1/EXP([.$G$4]*[.A117]))+[.$G$5]" office:value-type="float" office:value="0.916827303506076" calcext:value-type="float">
            <text:p>0.916827303506076</text:p>
          </table:table-cell>
          <table:table-cell table:formula="of:=[.A117]+[.$G$6]" office:value-type="float" office:value="2.40009999999999" calcext:value-type="float">
            <text:p>2.40009999999999</text:p>
          </table:table-cell>
          <table:table-cell table:formula="of:=[.$G$2]/([.$G$3]+1/EXP([.$G$4]*[.C117]))+[.$G$5]" office:value-type="float" office:value="0.916834928688137" calcext:value-type="float">
            <text:p>0.916834928688137</text:p>
          </table:table-cell>
          <table:table-cell table:formula="of:=([.D117]-[.B117])/[.$G$6]" office:value-type="float" office:value="0.0762518206032237" calcext:value-type="float">
            <text:p>0.076251820603224</text:p>
          </table:table-cell>
          <table:table-cell table:number-columns-repeated="2"/>
        </table:table-row>
        <table:table-row table:style-name="ro1">
          <table:table-cell table:formula="of:=[.A117]+0.1" office:value-type="float" office:value="2.49999999999999" calcext:value-type="float">
            <text:p>2.49999999999999</text:p>
          </table:table-cell>
          <table:table-cell table:formula="of:=[.$G$2]/([.$G$3]+1/EXP([.$G$4]*[.A118]))+[.$G$5]" office:value-type="float" office:value="0.924141819978755" calcext:value-type="float">
            <text:p>0.924141819978755</text:p>
          </table:table-cell>
          <table:table-cell table:formula="of:=[.A118]+[.$G$6]" office:value-type="float" office:value="2.50009999999999" calcext:value-type="float">
            <text:p>2.50009999999999</text:p>
          </table:table-cell>
          <table:table-cell table:formula="of:=[.$G$2]/([.$G$3]+1/EXP([.$G$4]*[.C118]))+[.$G$5]" office:value-type="float" office:value="0.924148830053078" calcext:value-type="float">
            <text:p>0.924148830053078</text:p>
          </table:table-cell>
          <table:table-cell table:formula="of:=([.D118]-[.B118])/[.$G$6]" office:value-type="float" office:value="0.0701007432224454" calcext:value-type="float">
            <text:p>0.070100743222446</text:p>
          </table:table-cell>
          <table:table-cell table:number-columns-repeated="2"/>
        </table:table-row>
        <table:table-row table:style-name="ro1">
          <table:table-cell table:formula="of:=[.A118]+0.1" office:value-type="float" office:value="2.59999999999999" calcext:value-type="float">
            <text:p>2.59999999999999</text:p>
          </table:table-cell>
          <table:table-cell table:formula="of:=[.$G$2]/([.$G$3]+1/EXP([.$G$4]*[.A119]))+[.$G$5]" office:value-type="float" office:value="0.930861579656652" calcext:value-type="float">
            <text:p>0.930861579656652</text:p>
          </table:table-cell>
          <table:table-cell table:formula="of:=[.A119]+[.$G$6]" office:value-type="float" office:value="2.60009999999999" calcext:value-type="float">
            <text:p>2.60009999999999</text:p>
          </table:table-cell>
          <table:table-cell table:formula="of:=[.$G$2]/([.$G$3]+1/EXP([.$G$4]*[.C119]))+[.$G$5]" office:value-type="float" office:value="0.930868015209281" calcext:value-type="float">
            <text:p>0.930868015209281</text:p>
          </table:table-cell>
          <table:table-cell table:formula="of:=([.D119]-[.B119])/[.$G$6]" office:value-type="float" office:value="0.0643555262891393" calcext:value-type="float">
            <text:p>0.064355526289139</text:p>
          </table:table-cell>
          <table:table-cell table:number-columns-repeated="2"/>
        </table:table-row>
        <table:table-row table:style-name="ro1">
          <table:table-cell table:formula="of:=[.A119]+0.1" office:value-type="float" office:value="2.69999999999999" calcext:value-type="float">
            <text:p>2.69999999999999</text:p>
          </table:table-cell>
          <table:table-cell table:formula="of:=[.$G$2]/([.$G$3]+1/EXP([.$G$4]*[.A120]))+[.$G$5]" office:value-type="float" office:value="0.937026643943003" calcext:value-type="float">
            <text:p>0.937026643943003</text:p>
          </table:table-cell>
          <table:table-cell table:formula="of:=[.A120]+[.$G$6]" office:value-type="float" office:value="2.70009999999999" calcext:value-type="float">
            <text:p>2.70009999999999</text:p>
          </table:table-cell>
          <table:table-cell table:formula="of:=[.$G$2]/([.$G$3]+1/EXP([.$G$4]*[.C120]))+[.$G$5]" office:value-type="float" office:value="0.937032544456378" calcext:value-type="float">
            <text:p>0.937032544456378</text:p>
          </table:table-cell>
          <table:table-cell table:formula="of:=([.D120]-[.B120])/[.$G$6]" office:value-type="float" office:value="0.0590051337534536" calcext:value-type="float">
            <text:p>0.059005133753454</text:p>
          </table:table-cell>
          <table:table-cell table:number-columns-repeated="2"/>
        </table:table-row>
        <table:table-row table:style-name="ro1">
          <table:table-cell table:formula="of:=[.A120]+0.1" office:value-type="float" office:value="2.79999999999999" calcext:value-type="float">
            <text:p>2.79999999999999</text:p>
          </table:table-cell>
          <table:table-cell table:formula="of:=[.$G$2]/([.$G$3]+1/EXP([.$G$4]*[.A121]))+[.$G$5]" office:value-type="float" office:value="0.94267582410113" calcext:value-type="float">
            <text:p>0.94267582410113</text:p>
          </table:table-cell>
          <table:table-cell table:formula="of:=[.A121]+[.$G$6]" office:value-type="float" office:value="2.80009999999999" calcext:value-type="float">
            <text:p>2.80009999999999</text:p>
          </table:table-cell>
          <table:table-cell table:formula="of:=[.$G$2]/([.$G$3]+1/EXP([.$G$4]*[.C121]))+[.$G$5]" office:value-type="float" office:value="0.942681227673399" calcext:value-type="float">
            <text:p>0.942681227673399</text:p>
          </table:table-cell>
          <table:table-cell table:formula="of:=([.D121]-[.B121])/[.$G$6]" office:value-type="float" office:value="0.0540357226808119" calcext:value-type="float">
            <text:p>0.054035722680812</text:p>
          </table:table-cell>
          <table:table-cell table:number-columns-repeated="2"/>
        </table:table-row>
        <table:table-row table:style-name="ro1">
          <table:table-cell table:formula="of:=[.A121]+0.1" office:value-type="float" office:value="2.89999999999999" calcext:value-type="float">
            <text:p>2.89999999999999</text:p>
          </table:table-cell>
          <table:table-cell table:formula="of:=[.$G$2]/([.$G$3]+1/EXP([.$G$4]*[.A122]))+[.$G$5]" office:value-type="float" office:value="0.947846436921581" calcext:value-type="float">
            <text:p>0.947846436921581</text:p>
          </table:table-cell>
          <table:table-cell table:formula="of:=[.A122]+[.$G$6]" office:value-type="float" office:value="2.90009999999999" calcext:value-type="float">
            <text:p>2.90009999999999</text:p>
          </table:table-cell>
          <table:table-cell table:formula="of:=[.$G$2]/([.$G$3]+1/EXP([.$G$4]*[.C122]))+[.$G$5]" office:value-type="float" office:value="0.947851380057095" calcext:value-type="float">
            <text:p>0.947851380057095</text:p>
          </table:table-cell>
          <table:table-cell table:formula="of:=([.D122]-[.B122])/[.$G$6]" office:value-type="float" office:value="0.0494313551302472" calcext:value-type="float">
            <text:p>0.049431355130247</text:p>
          </table:table-cell>
          <table:table-cell table:number-columns-repeated="2"/>
        </table:table-row>
        <table:table-row table:style-name="ro1">
          <table:table-cell table:formula="of:=[.A122]+0.1" office:value-type="float" office:value="2.99999999999999" calcext:value-type="float">
            <text:p>2.99999999999999</text:p>
          </table:table-cell>
          <table:table-cell table:formula="of:=[.$G$2]/([.$G$3]+1/EXP([.$G$4]*[.A123]))+[.$G$5]" office:value-type="float" office:value="0.952574126822432" calcext:value-type="float">
            <text:p>0.952574126822432</text:p>
          </table:table-cell>
          <table:table-cell table:formula="of:=[.A123]+[.$G$6]" office:value-type="float" office:value="3.00009999999999" calcext:value-type="float">
            <text:p>3.00009999999999</text:p>
          </table:table-cell>
          <table:table-cell table:formula="of:=[.$G$2]/([.$G$3]+1/EXP([.$G$4]*[.C123]))+[.$G$5]" office:value-type="float" office:value="0.952578644283953" calcext:value-type="float">
            <text:p>0.952578644283953</text:p>
          </table:table-cell>
          <table:table-cell table:formula="of:=([.D123]-[.B123])/[.$G$6]" office:value-type="float" office:value="0.0451746152085875" calcext:value-type="float">
            <text:p>0.045174615208588</text:p>
          </table:table-cell>
          <table:table-cell table:number-columns-repeated="2"/>
        </table:table-row>
        <table:table-row table:style-name="ro1">
          <table:table-cell table:formula="of:=[.A123]+0.1" office:value-type="float" office:value="3.09999999999999" calcext:value-type="float">
            <text:p>3.09999999999999</text:p>
          </table:table-cell>
          <table:table-cell table:formula="of:=[.$G$2]/([.$G$3]+1/EXP([.$G$4]*[.A124]))+[.$G$5]" office:value-type="float" office:value="0.956892745058913" calcext:value-type="float">
            <text:p>0.956892745058913</text:p>
          </table:table-cell>
          <table:table-cell table:formula="of:=[.A124]+[.$G$6]" office:value-type="float" office:value="3.10009999999999" calcext:value-type="float">
            <text:p>3.10009999999999</text:p>
          </table:table-cell>
          <table:table-cell table:formula="of:=[.$G$2]/([.$G$3]+1/EXP([.$G$4]*[.C124]))+[.$G$5]" office:value-type="float" office:value="0.956896869772406" calcext:value-type="float">
            <text:p>0.956896869772406</text:p>
          </table:table-cell>
          <table:table-cell table:formula="of:=([.D124]-[.B124])/[.$G$6]" office:value-type="float" office:value="0.0412471349275911" calcext:value-type="float">
            <text:p>0.041247134927591</text:p>
          </table:table-cell>
          <table:table-cell table:number-columns-repeated="2"/>
        </table:table-row>
        <table:table-row table:style-name="ro1">
          <table:table-cell table:formula="of:=[.A124]+0.1" office:value-type="float" office:value="3.19999999999999" calcext:value-type="float">
            <text:p>3.19999999999999</text:p>
          </table:table-cell>
          <table:table-cell table:formula="of:=[.$G$2]/([.$G$3]+1/EXP([.$G$4]*[.A125]))+[.$G$5]" office:value-type="float" office:value="0.960834277203235" calcext:value-type="float">
            <text:p>0.960834277203235</text:p>
          </table:table-cell>
          <table:table-cell table:formula="of:=[.A125]+[.$G$6]" office:value-type="float" office:value="3.20009999999999" calcext:value-type="float">
            <text:p>3.20009999999999</text:p>
          </table:table-cell>
          <table:table-cell table:formula="of:=[.$G$2]/([.$G$3]+1/EXP([.$G$4]*[.C125]))+[.$G$5]" office:value-type="float" office:value="0.960838040206715" calcext:value-type="float">
            <text:p>0.960838040206715</text:p>
          </table:table-cell>
          <table:table-cell table:formula="of:=([.D125]-[.B125])/[.$G$6]" office:value-type="float" office:value="0.0376300348015057" calcext:value-type="float">
            <text:p>0.037630034801506</text:p>
          </table:table-cell>
          <table:table-cell table:number-columns-repeated="2"/>
        </table:table-row>
        <table:table-row table:style-name="ro1">
          <table:table-cell table:formula="of:=[.A125]+0.1" office:value-type="float" office:value="3.29999999999999" calcext:value-type="float">
            <text:p>3.29999999999999</text:p>
          </table:table-cell>
          <table:table-cell table:formula="of:=[.$G$2]/([.$G$3]+1/EXP([.$G$4]*[.A126]))+[.$G$5]" office:value-type="float" office:value="0.964428810727363" calcext:value-type="float">
            <text:p>0.964428810727363</text:p>
          </table:table-cell>
          <table:table-cell table:formula="of:=[.A126]+[.$G$6]" office:value-type="float" office:value="3.30009999999999" calcext:value-type="float">
            <text:p>3.30009999999999</text:p>
          </table:table-cell>
          <table:table-cell table:formula="of:=[.$G$2]/([.$G$3]+1/EXP([.$G$4]*[.C126]))+[.$G$5]" office:value-type="float" office:value="0.964432241156018" calcext:value-type="float">
            <text:p>0.964432241156018</text:p>
          </table:table-cell>
          <table:table-cell table:formula="of:=([.D126]-[.B126])/[.$G$6]" office:value-type="float" office:value="0.0343042865480481" calcext:value-type="float">
            <text:p>0.034304286548048</text:p>
          </table:table-cell>
          <table:table-cell table:number-columns-repeated="2"/>
        </table:table-row>
        <table:table-row table:style-name="ro1">
          <table:table-cell table:formula="of:=[.A126]+0.1" office:value-type="float" office:value="3.39999999999999" calcext:value-type="float">
            <text:p>3.39999999999999</text:p>
          </table:table-cell>
          <table:table-cell table:formula="of:=[.$G$2]/([.$G$3]+1/EXP([.$G$4]*[.A127]))+[.$G$5]" office:value-type="float" office:value="0.967704535301549" calcext:value-type="float">
            <text:p>0.967704535301549</text:p>
          </table:table-cell>
          <table:table-cell table:formula="of:=[.A127]+[.$G$6]" office:value-type="float" office:value="3.40009999999999" calcext:value-type="float">
            <text:p>3.40009999999999</text:p>
          </table:table-cell>
          <table:table-cell table:formula="of:=[.$G$2]/([.$G$3]+1/EXP([.$G$4]*[.C127]))+[.$G$5]" office:value-type="float" office:value="0.96770766040215" calcext:value-type="float">
            <text:p>0.96770766040215</text:p>
          </table:table-cell>
          <table:table-cell table:formula="of:=([.D127]-[.B127])/[.$G$6]" office:value-type="float" office:value="0.0312510060096471" calcext:value-type="float">
            <text:p>0.031251006009647</text:p>
          </table:table-cell>
          <table:table-cell table:number-columns-repeated="2"/>
        </table:table-row>
        <table:table-row table:style-name="ro1">
          <table:table-cell table:formula="of:=[.A127]+0.1" office:value-type="float" office:value="3.49999999999999" calcext:value-type="float">
            <text:p>3.49999999999999</text:p>
          </table:table-cell>
          <table:table-cell table:formula="of:=[.$G$2]/([.$G$3]+1/EXP([.$G$4]*[.A128]))+[.$G$5]" office:value-type="float" office:value="0.970687769248643" calcext:value-type="float">
            <text:p>0.970687769248643</text:p>
          </table:table-cell>
          <table:table-cell table:formula="of:=[.A128]+[.$G$6]" office:value-type="float" office:value="3.50009999999999" calcext:value-type="float">
            <text:p>3.50009999999999</text:p>
          </table:table-cell>
          <table:table-cell table:formula="of:=[.$G$2]/([.$G$3]+1/EXP([.$G$4]*[.C128]))+[.$G$5]" office:value-type="float" office:value="0.97069061441711" calcext:value-type="float">
            <text:p>0.97069061441711</text:p>
          </table:table-cell>
          <table:table-cell table:formula="of:=([.D128]-[.B128])/[.$G$6]" office:value-type="float" office:value="0.0284516846682514" calcext:value-type="float">
            <text:p>0.028451684668252</text:p>
          </table:table-cell>
          <table:table-cell table:number-columns-repeated="2"/>
        </table:table-row>
        <table:table-row table:style-name="ro1">
          <table:table-cell table:formula="of:=[.A128]+0.1" office:value-type="float" office:value="3.59999999999999" calcext:value-type="float">
            <text:p>3.59999999999999</text:p>
          </table:table-cell>
          <table:table-cell table:formula="of:=[.$G$2]/([.$G$3]+1/EXP([.$G$4]*[.A129]))+[.$G$5]" office:value-type="float" office:value="0.973403006423134" calcext:value-type="float">
            <text:p>0.973403006423134</text:p>
          </table:table-cell>
          <table:table-cell table:formula="of:=[.A129]+[.$G$6]" office:value-type="float" office:value="3.60009999999999" calcext:value-type="float">
            <text:p>3.60009999999999</text:p>
          </table:table-cell>
          <table:table-cell table:formula="of:=[.$G$2]/([.$G$3]+1/EXP([.$G$4]*[.C129]))+[.$G$5]" office:value-type="float" office:value="0.973405595259926" calcext:value-type="float">
            <text:p>0.973405595259926</text:p>
          </table:table-cell>
          <table:table-cell table:formula="of:=([.D129]-[.B129])/[.$G$6]" office:value-type="float" office:value="0.0258883679249422" calcext:value-type="float">
            <text:p>0.025888367924942</text:p>
          </table:table-cell>
          <table:table-cell table:number-columns-repeated="2"/>
        </table:table-row>
        <table:table-row table:style-name="ro1">
          <table:table-cell table:formula="of:=[.A129]+0.1" office:value-type="float" office:value="3.69999999999999" calcext:value-type="float">
            <text:p>3.69999999999999</text:p>
          </table:table-cell>
          <table:table-cell table:formula="of:=[.$G$2]/([.$G$3]+1/EXP([.$G$4]*[.A130]))+[.$G$5]" office:value-type="float" office:value="0.97587297858233" calcext:value-type="float">
            <text:p>0.97587297858233</text:p>
          </table:table-cell>
          <table:table-cell table:formula="of:=[.A130]+[.$G$6]" office:value-type="float" office:value="3.70009999999999" calcext:value-type="float">
            <text:p>3.70009999999999</text:p>
          </table:table-cell>
          <table:table-cell table:formula="of:=[.$G$2]/([.$G$3]+1/EXP([.$G$4]*[.C130]))+[.$G$5]" office:value-type="float" office:value="0.975875332961116" calcext:value-type="float">
            <text:p>0.975875332961116</text:p>
          </table:table-cell>
          <table:table-cell table:formula="of:=([.D130]-[.B130])/[.$G$6]" office:value-type="float" office:value="0.0235437878526312" calcext:value-type="float">
            <text:p>0.023543787852631</text:p>
          </table:table-cell>
          <table:table-cell table:number-columns-repeated="2"/>
        </table:table-row>
        <table:table-row table:style-name="ro1">
          <table:table-cell table:formula="of:=[.A130]+0.1" office:value-type="float" office:value="3.79999999999999" calcext:value-type="float">
            <text:p>3.79999999999999</text:p>
          </table:table-cell>
          <table:table-cell table:formula="of:=[.$G$2]/([.$G$3]+1/EXP([.$G$4]*[.A131]))+[.$G$5]" office:value-type="float" office:value="0.978118729063869" calcext:value-type="float">
            <text:p>0.978118729063869</text:p>
          </table:table-cell>
          <table:table-cell table:formula="of:=[.A131]+[.$G$6]" office:value-type="float" office:value="3.80009999999999" calcext:value-type="float">
            <text:p>3.80009999999999</text:p>
          </table:table-cell>
          <table:table-cell table:formula="of:=[.$G$2]/([.$G$3]+1/EXP([.$G$4]*[.C131]))+[.$G$5]" office:value-type="float" office:value="0.978120869209635" calcext:value-type="float">
            <text:p>0.978120869209635</text:p>
          </table:table-cell>
          <table:table-cell table:formula="of:=([.D131]-[.B131])/[.$G$6]" office:value-type="float" office:value="0.0214014576560562" calcext:value-type="float">
            <text:p>0.021401457656056</text:p>
          </table:table-cell>
          <table:table-cell table:number-columns-repeated="2"/>
        </table:table-row>
        <table:table-row table:style-name="ro1">
          <table:table-cell table:formula="of:=[.A131]+0.1" office:value-type="float" office:value="3.89999999999999" calcext:value-type="float">
            <text:p>3.89999999999999</text:p>
          </table:table-cell>
          <table:table-cell table:formula="of:=[.$G$2]/([.$G$3]+1/EXP([.$G$4]*[.A132]))+[.$G$5]" office:value-type="float" office:value="0.980159694265922" calcext:value-type="float">
            <text:p>0.980159694265922</text:p>
          </table:table-cell>
          <table:table-cell table:formula="of:=[.A132]+[.$G$6]" office:value-type="float" office:value="3.90009999999999" calcext:value-type="float">
            <text:p>3.90009999999999</text:p>
          </table:table-cell>
          <table:table-cell table:formula="of:=[.$G$2]/([.$G$3]+1/EXP([.$G$4]*[.C132]))+[.$G$5]" office:value-type="float" office:value="0.98016163883935" calcext:value-type="float">
            <text:p>0.98016163883935</text:p>
          </table:table-cell>
          <table:table-cell table:formula="of:=([.D132]-[.B132])/[.$G$6]" office:value-type="float" office:value="0.0194457342794774" calcext:value-type="float">
            <text:p>0.019445734279477</text:p>
          </table:table-cell>
          <table:table-cell table:number-columns-repeated="2"/>
        </table:table-row>
        <table:table-row table:style-name="ro1">
          <table:table-cell table:formula="of:=[.A132]+0.1" office:value-type="float" office:value="3.99999999999999" calcext:value-type="float">
            <text:p>3.99999999999999</text:p>
          </table:table-cell>
          <table:table-cell table:formula="of:=[.$G$2]/([.$G$3]+1/EXP([.$G$4]*[.A133]))+[.$G$5]" office:value-type="float" office:value="0.982013790037908" calcext:value-type="float">
            <text:p>0.982013790037908</text:p>
          </table:table-cell>
          <table:table-cell table:formula="of:=[.A133]+[.$G$6]" office:value-type="float" office:value="4.00009999999999" calcext:value-type="float">
            <text:p>4.00009999999999</text:p>
          </table:table-cell>
          <table:table-cell table:formula="of:=[.$G$2]/([.$G$3]+1/EXP([.$G$4]*[.C133]))+[.$G$5]" office:value-type="float" office:value="0.982015556223396" calcext:value-type="float">
            <text:p>0.982015556223396</text:p>
          </table:table-cell>
          <table:table-cell table:formula="of:=([.D133]-[.B133])/[.$G$6]" office:value-type="float" office:value="0.0176618548730634" calcext:value-type="float">
            <text:p>0.017661854873063</text:p>
          </table:table-cell>
          <table:table-cell table:number-columns-repeated="2"/>
        </table:table-row>
        <table:table-row table:style-name="ro1">
          <table:table-cell table:formula="of:=[.A133]+0.1" office:value-type="float" office:value="4.09999999999999" calcext:value-type="float">
            <text:p>4.09999999999999</text:p>
          </table:table-cell>
          <table:table-cell table:formula="of:=[.$G$2]/([.$G$3]+1/EXP([.$G$4]*[.A134]))+[.$G$5]" office:value-type="float" office:value="0.983697500628559" calcext:value-type="float">
            <text:p>0.983697500628559</text:p>
          </table:table-cell>
          <table:table-cell table:formula="of:=[.A134]+[.$G$6]" office:value-type="float" office:value="4.10009999999999" calcext:value-type="float">
            <text:p>4.10009999999999</text:p>
          </table:table-cell>
          <table:table-cell table:formula="of:=[.$G$2]/([.$G$3]+1/EXP([.$G$4]*[.C134]))+[.$G$5]" office:value-type="float" office:value="0.98369910422378" calcext:value-type="float">
            <text:p>0.98369910422378</text:p>
          </table:table-cell>
          <table:table-cell table:formula="of:=([.D134]-[.B134])/[.$G$6]" office:value-type="float" office:value="0.0160359522161091" calcext:value-type="float">
            <text:p>0.016035952216109</text:p>
          </table:table-cell>
          <table:table-cell table:number-columns-repeated="2"/>
        </table:table-row>
        <table:table-row table:style-name="ro1">
          <table:table-cell table:formula="of:=[.A134]+0.1" office:value-type="float" office:value="4.19999999999999" calcext:value-type="float">
            <text:p>4.19999999999999</text:p>
          </table:table-cell>
          <table:table-cell table:formula="of:=[.$G$2]/([.$G$3]+1/EXP([.$G$4]*[.A135]))+[.$G$5]" office:value-type="float" office:value="0.985225968306727" calcext:value-type="float">
            <text:p>0.985225968306727</text:p>
          </table:table-cell>
          <table:table-cell table:formula="of:=[.A135]+[.$G$6]" office:value-type="float" office:value="4.20009999999999" calcext:value-type="float">
            <text:p>4.20009999999999</text:p>
          </table:table-cell>
          <table:table-cell table:formula="of:=[.$G$2]/([.$G$3]+1/EXP([.$G$4]*[.C135]))+[.$G$5]" office:value-type="float" office:value="0.985227423812069" calcext:value-type="float">
            <text:p>0.985227423812069</text:p>
          </table:table-cell>
          <table:table-cell table:formula="of:=([.D135]-[.B135])/[.$G$6]" office:value-type="float" office:value="0.0145550534202954" calcext:value-type="float">
            <text:p>0.014555053420295</text:p>
          </table:table-cell>
          <table:table-cell table:number-columns-repeated="2"/>
        </table:table-row>
        <table:table-row table:style-name="ro1">
          <table:table-cell table:formula="of:=[.A135]+0.1" office:value-type="float" office:value="4.29999999999999" calcext:value-type="float">
            <text:p>4.29999999999999</text:p>
          </table:table-cell>
          <table:table-cell table:formula="of:=[.$G$2]/([.$G$3]+1/EXP([.$G$4]*[.A136]))+[.$G$5]" office:value-type="float" office:value="0.986613082172335" calcext:value-type="float">
            <text:p>0.986613082172335</text:p>
          </table:table-cell>
          <table:table-cell table:formula="of:=[.A136]+[.$G$6]" office:value-type="float" office:value="4.30009999999999" calcext:value-type="float">
            <text:p>4.30009999999999</text:p>
          </table:table-cell>
          <table:table-cell table:formula="of:=[.$G$2]/([.$G$3]+1/EXP([.$G$4]*[.C136]))+[.$G$5]" office:value-type="float" office:value="0.986614402878892" calcext:value-type="float">
            <text:p>0.986614402878892</text:p>
          </table:table-cell>
          <table:table-cell table:formula="of:=([.D136]-[.B136])/[.$G$6]" office:value-type="float" office:value="0.0132070655756156" calcext:value-type="float">
            <text:p>0.013207065575616</text:p>
          </table:table-cell>
          <table:table-cell table:number-columns-repeated="2"/>
        </table:table-row>
        <table:table-row table:style-name="ro1">
          <table:table-cell table:formula="of:=[.A136]+0.1" office:value-type="float" office:value="4.39999999999999" calcext:value-type="float">
            <text:p>4.39999999999999</text:p>
          </table:table-cell>
          <table:table-cell table:formula="of:=[.$G$2]/([.$G$3]+1/EXP([.$G$4]*[.A137]))+[.$G$5]" office:value-type="float" office:value="0.987871565015725" calcext:value-type="float">
            <text:p>0.987871565015725</text:p>
          </table:table-cell>
          <table:table-cell table:formula="of:=[.A137]+[.$G$6]" office:value-type="float" office:value="4.40009999999999" calcext:value-type="float">
            <text:p>4.40009999999999</text:p>
          </table:table-cell>
          <table:table-cell table:formula="of:=[.$G$2]/([.$G$3]+1/EXP([.$G$4]*[.C137]))+[.$G$5]" office:value-type="float" office:value="0.987872763090879" calcext:value-type="float">
            <text:p>0.987872763090879</text:p>
          </table:table-cell>
          <table:table-cell table:formula="of:=([.D137]-[.B137])/[.$G$6]" office:value-type="float" office:value="0.0119807515341908" calcext:value-type="float">
            <text:p>0.011980751534191</text:p>
          </table:table-cell>
          <table:table-cell table:number-columns-repeated="2"/>
        </table:table-row>
        <table:table-row table:style-name="ro1">
          <table:table-cell table:formula="of:=[.A137]+0.1" office:value-type="float" office:value="4.49999999999999" calcext:value-type="float">
            <text:p>4.49999999999999</text:p>
          </table:table-cell>
          <table:table-cell table:formula="of:=[.$G$2]/([.$G$3]+1/EXP([.$G$4]*[.A138]))+[.$G$5]" office:value-type="float" office:value="0.989013057369407" calcext:value-type="float">
            <text:p>0.989013057369407</text:p>
          </table:table-cell>
          <table:table-cell table:formula="of:=[.A138]+[.$G$6]" office:value-type="float" office:value="4.50009999999999" calcext:value-type="float">
            <text:p>4.50009999999999</text:p>
          </table:table-cell>
          <table:table-cell table:formula="of:=[.$G$2]/([.$G$3]+1/EXP([.$G$4]*[.C138]))+[.$G$5]" office:value-type="float" office:value="0.989014143939243" calcext:value-type="float">
            <text:p>0.989014143939243</text:p>
          </table:table-cell>
          <table:table-cell table:formula="of:=([.D138]-[.B138])/[.$G$6]" office:value-type="float" office:value="0.0108656983666133" calcext:value-type="float">
            <text:p>0.010865698366613</text:p>
          </table:table-cell>
          <table:table-cell table:number-columns-repeated="2"/>
        </table:table-row>
        <table:table-row table:style-name="ro1">
          <table:table-cell table:formula="of:=[.A138]+0.1" office:value-type="float" office:value="4.59999999999999" calcext:value-type="float">
            <text:p>4.59999999999999</text:p>
          </table:table-cell>
          <table:table-cell table:formula="of:=[.$G$2]/([.$G$3]+1/EXP([.$G$4]*[.A139]))+[.$G$5]" office:value-type="float" office:value="0.990048198133096" calcext:value-type="float">
            <text:p>0.990048198133096</text:p>
          </table:table-cell>
          <table:table-cell table:formula="of:=[.A139]+[.$G$6]" office:value-type="float" office:value="4.60009999999999" calcext:value-type="float">
            <text:p>4.60009999999999</text:p>
          </table:table-cell>
          <table:table-cell table:formula="of:=[.$G$2]/([.$G$3]+1/EXP([.$G$4]*[.C139]))+[.$G$5]" office:value-type="float" office:value="0.990049183361164" calcext:value-type="float">
            <text:p>0.990049183361164</text:p>
          </table:table-cell>
          <table:table-cell table:formula="of:=([.D139]-[.B139])/[.$G$6]" office:value-type="float" office:value="0.00985228068905997" calcext:value-type="float">
            <text:p>0.00985228068906</text:p>
          </table:table-cell>
          <table:table-cell table:number-columns-repeated="2"/>
        </table:table-row>
        <table:table-row table:style-name="ro1">
          <table:table-cell table:formula="of:=[.A139]+0.1" office:value-type="float" office:value="4.69999999999999" calcext:value-type="float">
            <text:p>4.69999999999999</text:p>
          </table:table-cell>
          <table:table-cell table:formula="of:=[.$G$2]/([.$G$3]+1/EXP([.$G$4]*[.A140]))+[.$G$5]" office:value-type="float" office:value="0.990986701347152" calcext:value-type="float">
            <text:p>0.990986701347152</text:p>
          </table:table-cell>
          <table:table-cell table:formula="of:=[.A140]+[.$G$6]" office:value-type="float" office:value="4.70009999999999" calcext:value-type="float">
            <text:p>4.70009999999999</text:p>
          </table:table-cell>
          <table:table-cell table:formula="of:=[.$G$2]/([.$G$3]+1/EXP([.$G$4]*[.C140]))+[.$G$5]" office:value-type="float" office:value="0.990987594509208" calcext:value-type="float">
            <text:p>0.990987594509208</text:p>
          </table:table-cell>
          <table:table-cell table:formula="of:=([.D140]-[.B140])/[.$G$6]" office:value-type="float" office:value="0.00893162056314623" calcext:value-type="float">
            <text:p>0.008931620563146</text:p>
          </table:table-cell>
          <table:table-cell table:number-columns-repeated="2"/>
        </table:table-row>
        <table:table-row table:style-name="ro1">
          <table:table-cell table:formula="of:=[.A140]+0.1" office:value-type="float" office:value="4.79999999999999" calcext:value-type="float">
            <text:p>4.79999999999999</text:p>
          </table:table-cell>
          <table:table-cell table:formula="of:=[.$G$2]/([.$G$3]+1/EXP([.$G$4]*[.A141]))+[.$G$5]" office:value-type="float" office:value="0.99183742884684" calcext:value-type="float">
            <text:p>0.99183742884684</text:p>
          </table:table-cell>
          <table:table-cell table:formula="of:=[.A141]+[.$G$6]" office:value-type="float" office:value="4.80009999999998" calcext:value-type="float">
            <text:p>4.80009999999998</text:p>
          </table:table-cell>
          <table:table-cell table:formula="of:=[.$G$2]/([.$G$3]+1/EXP([.$G$4]*[.C141]))+[.$G$5]" office:value-type="float" office:value="0.991838238401381" calcext:value-type="float">
            <text:p>0.991838238401381</text:p>
          </table:table-cell>
          <table:table-cell table:formula="of:=([.D141]-[.B141])/[.$G$6]" office:value-type="float" office:value="0.00809554540959212" calcext:value-type="float">
            <text:p>0.008095545409592</text:p>
          </table:table-cell>
          <table:table-cell table:number-columns-repeated="2"/>
        </table:table-row>
        <table:table-row table:style-name="ro1">
          <table:table-cell table:formula="of:=[.A141]+0.1" office:value-type="float" office:value="4.89999999999998" calcext:value-type="float">
            <text:p>4.89999999999998</text:p>
          </table:table-cell>
          <table:table-cell table:formula="of:=[.$G$2]/([.$G$3]+1/EXP([.$G$4]*[.A142]))+[.$G$5]" office:value-type="float" office:value="0.992608458655718" calcext:value-type="float">
            <text:p>0.992608458655718</text:p>
          </table:table-cell>
          <table:table-cell table:formula="of:=[.A142]+[.$G$6]" office:value-type="float" office:value="4.90009999999998" calcext:value-type="float">
            <text:p>4.90009999999998</text:p>
          </table:table-cell>
          <table:table-cell table:formula="of:=[.$G$2]/([.$G$3]+1/EXP([.$G$4]*[.C142]))+[.$G$5]" office:value-type="float" office:value="0.992609192310223" calcext:value-type="float">
            <text:p>0.992609192310223</text:p>
          </table:table-cell>
          <table:table-cell table:formula="of:=([.D142]-[.B142])/[.$G$6]" office:value-type="float" office:value="0.00733654505036263" calcext:value-type="float">
            <text:p>0.007336545050363</text:p>
          </table:table-cell>
          <table:table-cell table:number-columns-repeated="2"/>
        </table:table-row>
        <table:table-row table:style-name="ro1">
          <table:table-cell table:formula="of:=[.A142]+0.1" office:value-type="float" office:value="4.99999999999998" calcext:value-type="float">
            <text:p>4.99999999999998</text:p>
          </table:table-cell>
          <table:table-cell table:formula="of:=[.$G$2]/([.$G$3]+1/EXP([.$G$4]*[.A143]))+[.$G$5]" office:value-type="float" office:value="0.993307149075715" calcext:value-type="float">
            <text:p>0.993307149075715</text:p>
          </table:table-cell>
          <table:table-cell table:formula="of:=[.A143]+[.$G$6]" office:value-type="float" office:value="5.00009999999998" calcext:value-type="float">
            <text:p>5.00009999999998</text:p>
          </table:table-cell>
          <table:table-cell table:formula="of:=[.$G$2]/([.$G$3]+1/EXP([.$G$4]*[.C143]))+[.$G$5]" office:value-type="float" office:value="0.993307813848588" calcext:value-type="float">
            <text:p>0.993307813848588</text:p>
          </table:table-cell>
          <table:table-cell table:formula="of:=([.D143]-[.B143])/[.$G$6]" office:value-type="float" office:value="0.00664772872749353" calcext:value-type="float">
            <text:p>0.006647728727494</text:p>
          </table:table-cell>
          <table:table-cell table:number-columns-repeated="2"/>
        </table:table-row>
        <table:table-row table:style-name="ro1">
          <table:table-cell table:formula="of:=[.A143]+0.1" office:value-type="float" office:value="5.09999999999998" calcext:value-type="float">
            <text:p>5.09999999999998</text:p>
          </table:table-cell>
          <table:table-cell table:formula="of:=[.$G$2]/([.$G$3]+1/EXP([.$G$4]*[.A144]))+[.$G$5]" office:value-type="float" office:value="0.993940198508416" calcext:value-type="float">
            <text:p>0.993940198508416</text:p>
          </table:table-cell>
          <table:table-cell table:formula="of:=[.A144]+[.$G$6]" office:value-type="float" office:value="5.10009999999998" calcext:value-type="float">
            <text:p>5.10009999999998</text:p>
          </table:table-cell>
          <table:table-cell table:formula="of:=[.$G$2]/([.$G$3]+1/EXP([.$G$4]*[.C144]))+[.$G$5]" office:value-type="float" office:value="0.993940800786696" calcext:value-type="float">
            <text:p>0.993940800786696</text:p>
          </table:table-cell>
          <table:table-cell table:formula="of:=([.D144]-[.B144])/[.$G$6]" office:value-type="float" office:value="0.00602278280359414" calcext:value-type="float">
            <text:p>0.006022782803594</text:p>
          </table:table-cell>
          <table:table-cell table:number-columns-repeated="2"/>
        </table:table-row>
        <table:table-row table:style-name="ro1">
          <table:table-cell table:formula="of:=[.A144]+0.1" office:value-type="float" office:value="5.19999999999998" calcext:value-type="float">
            <text:p>5.19999999999998</text:p>
          </table:table-cell>
          <table:table-cell table:formula="of:=[.$G$2]/([.$G$3]+1/EXP([.$G$4]*[.A145]))+[.$G$5]" office:value-type="float" office:value="0.994513701100549" calcext:value-type="float">
            <text:p>0.994513701100549</text:p>
          </table:table-cell>
          <table:table-cell table:formula="of:=[.A145]+[.$G$6]" office:value-type="float" office:value="5.20009999999998" calcext:value-type="float">
            <text:p>5.20009999999998</text:p>
          </table:table-cell>
          <table:table-cell table:formula="of:=[.$G$2]/([.$G$3]+1/EXP([.$G$4]*[.C145]))+[.$G$5]" office:value-type="float" office:value="0.994514246693511" calcext:value-type="float">
            <text:p>0.994514246693511</text:p>
          </table:table-cell>
          <table:table-cell table:formula="of:=([.D145]-[.B145])/[.$G$6]" office:value-type="float" office:value="0.00545592961587182" calcext:value-type="float">
            <text:p>0.005455929615872</text:p>
          </table:table-cell>
          <table:table-cell table:number-columns-repeated="2"/>
        </table:table-row>
        <table:table-row table:style-name="ro1">
          <table:table-cell table:formula="of:=[.A145]+0.1" office:value-type="float" office:value="5.29999999999998" calcext:value-type="float">
            <text:p>5.29999999999998</text:p>
          </table:table-cell>
          <table:table-cell table:formula="of:=[.$G$2]/([.$G$3]+1/EXP([.$G$4]*[.A146]))+[.$G$5]" office:value-type="float" office:value="0.995033198349943" calcext:value-type="float">
            <text:p>0.995033198349943</text:p>
          </table:table-cell>
          <table:table-cell table:formula="of:=[.A146]+[.$G$6]" office:value-type="float" office:value="5.30009999999998" calcext:value-type="float">
            <text:p>5.30009999999998</text:p>
          </table:table-cell>
          <table:table-cell table:formula="of:=[.$G$2]/([.$G$3]+1/EXP([.$G$4]*[.C146]))+[.$G$5]" office:value-type="float" office:value="0.995033692538732" calcext:value-type="float">
            <text:p>0.995033692538732</text:p>
          </table:table-cell>
          <table:table-cell table:formula="of:=([.D146]-[.B146])/[.$G$6]" office:value-type="float" office:value="0.00494188788779937" calcext:value-type="float">
            <text:p>0.004941887887799</text:p>
          </table:table-cell>
          <table:table-cell table:number-columns-repeated="2"/>
        </table:table-row>
        <table:table-row table:style-name="ro1">
          <table:table-cell table:formula="of:=[.A146]+0.1" office:value-type="float" office:value="5.39999999999998" calcext:value-type="float">
            <text:p>5.39999999999998</text:p>
          </table:table-cell>
          <table:table-cell table:formula="of:=[.$G$2]/([.$G$3]+1/EXP([.$G$4]*[.A147]))+[.$G$5]" office:value-type="float" office:value="0.995503726839059" calcext:value-type="float">
            <text:p>0.995503726839059</text:p>
          </table:table-cell>
          <table:table-cell table:formula="of:=[.A147]+[.$G$6]" office:value-type="float" office:value="5.40009999999998" calcext:value-type="float">
            <text:p>5.40009999999998</text:p>
          </table:table-cell>
          <table:table-cell table:formula="of:=[.$G$2]/([.$G$3]+1/EXP([.$G$4]*[.C147]))+[.$G$5]" office:value-type="float" office:value="0.995504174422549" calcext:value-type="float">
            <text:p>0.995504174422549</text:p>
          </table:table-cell>
          <table:table-cell table:formula="of:=([.D147]-[.B147])/[.$G$6]" office:value-type="float" office:value="0.00447583490492676" calcext:value-type="float">
            <text:p>0.004475834904927</text:p>
          </table:table-cell>
          <table:table-cell table:number-columns-repeated="2"/>
        </table:table-row>
        <table:table-row table:style-name="ro1">
          <table:table-cell table:formula="of:=[.A147]+0.1" office:value-type="float" office:value="5.49999999999998" calcext:value-type="float">
            <text:p>5.49999999999998</text:p>
          </table:table-cell>
          <table:table-cell table:formula="of:=[.$G$2]/([.$G$3]+1/EXP([.$G$4]*[.A148]))+[.$G$5]" office:value-type="float" office:value="0.995929862284104" calcext:value-type="float">
            <text:p>0.995929862284104</text:p>
          </table:table-cell>
          <table:table-cell table:formula="of:=[.A148]+[.$G$6]" office:value-type="float" office:value="5.50009999999998" calcext:value-type="float">
            <text:p>5.50009999999998</text:p>
          </table:table-cell>
          <table:table-cell table:formula="of:=[.$G$2]/([.$G$3]+1/EXP([.$G$4]*[.C148]))+[.$G$5]" office:value-type="float" office:value="0.995930267621171" calcext:value-type="float">
            <text:p>0.995930267621171</text:p>
          </table:table-cell>
          <table:table-cell table:formula="of:=([.D148]-[.B148])/[.$G$6]" office:value-type="float" office:value="0.0040533706702206" calcext:value-type="float">
            <text:p>0.004053370670221</text:p>
          </table:table-cell>
          <table:table-cell table:number-columns-repeated="2"/>
        </table:table-row>
        <table:table-row table:style-name="ro1">
          <table:table-cell table:formula="of:=[.A148]+0.1" office:value-type="float" office:value="5.59999999999998" calcext:value-type="float">
            <text:p>5.59999999999998</text:p>
          </table:table-cell>
          <table:table-cell table:formula="of:=[.$G$2]/([.$G$3]+1/EXP([.$G$4]*[.A149]))+[.$G$5]" office:value-type="float" office:value="0.996315760100564" calcext:value-type="float">
            <text:p>0.996315760100564</text:p>
          </table:table-cell>
          <table:table-cell table:formula="of:=[.A149]+[.$G$6]" office:value-type="float" office:value="5.60009999999998" calcext:value-type="float">
            <text:p>5.60009999999998</text:p>
          </table:table-cell>
          <table:table-cell table:formula="of:=[.$G$2]/([.$G$3]+1/EXP([.$G$4]*[.C149]))+[.$G$5]" office:value-type="float" office:value="0.996316127148974" calcext:value-type="float">
            <text:p>0.996316127148974</text:p>
          </table:table-cell>
          <table:table-cell table:formula="of:=([.D149]-[.B149])/[.$G$6]" office:value-type="float" office:value="0.00367048410110371" calcext:value-type="float">
            <text:p>0.003670484101104</text:p>
          </table:table-cell>
          <table:table-cell table:number-columns-repeated="2"/>
        </table:table-row>
        <table:table-row table:style-name="ro1">
          <table:table-cell table:formula="of:=[.A149]+0.1" office:value-type="float" office:value="5.69999999999998" calcext:value-type="float">
            <text:p>5.69999999999998</text:p>
          </table:table-cell>
          <table:table-cell table:formula="of:=[.$G$2]/([.$G$3]+1/EXP([.$G$4]*[.A150]))+[.$G$5]" office:value-type="float" office:value="0.996665192692587" calcext:value-type="float">
            <text:p>0.996665192692587</text:p>
          </table:table-cell>
          <table:table-cell table:formula="of:=[.A150]+[.$G$6]" office:value-type="float" office:value="5.70009999999998" calcext:value-type="float">
            <text:p>5.70009999999998</text:p>
          </table:table-cell>
          <table:table-cell table:formula="of:=[.$G$2]/([.$G$3]+1/EXP([.$G$4]*[.C150]))+[.$G$5]" office:value-type="float" office:value="0.996665525044716" calcext:value-type="float">
            <text:p>0.996665525044716</text:p>
          </table:table-cell>
          <table:table-cell table:formula="of:=([.D150]-[.B150])/[.$G$6]" office:value-type="float" office:value="0.00332352129595037" calcext:value-type="float">
            <text:p>0.00332352129595</text:p>
          </table:table-cell>
          <table:table-cell table:number-columns-repeated="2"/>
        </table:table-row>
        <table:table-row table:style-name="ro1">
          <table:table-cell table:formula="of:=[.A150]+0.1" office:value-type="float" office:value="5.79999999999998" calcext:value-type="float">
            <text:p>5.79999999999998</text:p>
          </table:table-cell>
          <table:table-cell table:formula="of:=[.$G$2]/([.$G$3]+1/EXP([.$G$4]*[.A151]))+[.$G$5]" office:value-type="float" office:value="0.996981583675291" calcext:value-type="float">
            <text:p>0.996981583675291</text:p>
          </table:table-cell>
          <table:table-cell table:formula="of:=[.A151]+[.$G$6]" office:value-type="float" office:value="5.80009999999998" calcext:value-type="float">
            <text:p>5.80009999999998</text:p>
          </table:table-cell>
          <table:table-cell table:formula="of:=[.$G$2]/([.$G$3]+1/EXP([.$G$4]*[.C151]))+[.$G$5]" office:value-type="float" office:value="0.996981884590885" calcext:value-type="float">
            <text:p>0.996981884590885</text:p>
          </table:table-cell>
          <table:table-cell table:formula="of:=([.D151]-[.B151])/[.$G$6]" office:value-type="float" office:value="0.00300915593776097" calcext:value-type="float">
            <text:p>0.003009155937761</text:p>
          </table:table-cell>
          <table:table-cell table:number-columns-repeated="2"/>
        </table:table-row>
        <table:table-row table:style-name="ro1">
          <table:table-cell table:formula="of:=[.A151]+0.1" office:value-type="float" office:value="5.89999999999998" calcext:value-type="float">
            <text:p>5.89999999999998</text:p>
          </table:table-cell>
          <table:table-cell table:formula="of:=[.$G$2]/([.$G$3]+1/EXP([.$G$4]*[.A152]))+[.$G$5]" office:value-type="float" office:value="0.997268039236989" calcext:value-type="float">
            <text:p>0.997268039236989</text:p>
          </table:table-cell>
          <table:table-cell table:formula="of:=[.A152]+[.$G$6]" office:value-type="float" office:value="5.90009999999998" calcext:value-type="float">
            <text:p>5.90009999999998</text:p>
          </table:table-cell>
          <table:table-cell table:formula="of:=[.$G$2]/([.$G$3]+1/EXP([.$G$4]*[.C152]))+[.$G$5]" office:value-type="float" office:value="0.997268311673157" calcext:value-type="float">
            <text:p>0.997268311673157</text:p>
          </table:table-cell>
          <table:table-cell table:formula="of:=([.D152]-[.B152])/[.$G$6]" office:value-type="float" office:value="0.00272436167736423" calcext:value-type="float">
            <text:p>0.002724361677364</text:p>
          </table:table-cell>
          <table:table-cell table:number-columns-repeated="2"/>
        </table:table-row>
        <table:table-row table:style-name="ro1">
          <table:table-cell table:formula="of:=[.A152]+0.1" office:value-type="float" office:value="5.99999999999998" calcext:value-type="float">
            <text:p>5.99999999999998</text:p>
          </table:table-cell>
          <table:table-cell table:formula="of:=[.$G$2]/([.$G$3]+1/EXP([.$G$4]*[.A153]))+[.$G$5]" office:value-type="float" office:value="0.997527376843365" calcext:value-type="float">
            <text:p>0.997527376843365</text:p>
          </table:table-cell>
          <table:table-cell table:formula="of:=[.A153]+[.$G$6]" office:value-type="float" office:value="6.00009999999998" calcext:value-type="float">
            <text:p>6.00009999999998</text:p>
          </table:table-cell>
          <table:table-cell table:formula="of:=[.$G$2]/([.$G$3]+1/EXP([.$G$4]*[.C153]))+[.$G$5]" office:value-type="float" office:value="0.997527623482023" calcext:value-type="float">
            <text:p>0.997527623482023</text:p>
          </table:table-cell>
          <table:table-cell table:formula="of:=([.D153]-[.B153])/[.$G$6]" office:value-type="float" office:value="0.00246638658163434" calcext:value-type="float">
            <text:p>0.002466386581634</text:p>
          </table:table-cell>
          <table:table-cell table:number-columns-repeated="2"/>
        </table:table-row>
        <table:table-row table:style-name="ro1">
          <table:table-cell table:formula="of:=[.A153]+0.1" office:value-type="float" office:value="6.09999999999998" calcext:value-type="float">
            <text:p>6.09999999999998</text:p>
          </table:table-cell>
          <table:table-cell table:formula="of:=[.$G$2]/([.$G$3]+1/EXP([.$G$4]*[.A154]))+[.$G$5]" office:value-type="float" office:value="0.997762151478724" calcext:value-type="float">
            <text:p>0.997762151478724</text:p>
          </table:table-cell>
          <table:table-cell table:formula="of:=[.A154]+[.$G$6]" office:value-type="float" office:value="6.10009999999998" calcext:value-type="float">
            <text:p>6.10009999999998</text:p>
          </table:table-cell>
          <table:table-cell table:formula="of:=[.$G$2]/([.$G$3]+1/EXP([.$G$4]*[.C154]))+[.$G$5]" office:value-type="float" office:value="0.997762374751665" calcext:value-type="float">
            <text:p>0.997762374751665</text:p>
          </table:table-cell>
          <table:table-cell table:formula="of:=([.D154]-[.B154])/[.$G$6]" office:value-type="float" office:value="0.00223272941801689" calcext:value-type="float">
            <text:p>0.002232729418017</text:p>
          </table:table-cell>
          <table:table-cell table:number-columns-repeated="2"/>
        </table:table-row>
        <table:table-row table:style-name="ro1">
          <table:table-cell table:formula="of:=[.A154]+0.1" office:value-type="float" office:value="6.19999999999998" calcext:value-type="float">
            <text:p>6.19999999999998</text:p>
          </table:table-cell>
          <table:table-cell table:formula="of:=[.$G$2]/([.$G$3]+1/EXP([.$G$4]*[.A155]))+[.$G$5]" office:value-type="float" office:value="0.99797467961095" calcext:value-type="float">
            <text:p>0.99797467961095</text:p>
          </table:table-cell>
          <table:table-cell table:formula="of:=[.A155]+[.$G$6]" office:value-type="float" office:value="6.20009999999998" calcext:value-type="float">
            <text:p>6.20009999999998</text:p>
          </table:table-cell>
          <table:table-cell table:formula="of:=[.$G$2]/([.$G$3]+1/EXP([.$G$4]*[.C155]))+[.$G$5]" office:value-type="float" office:value="0.997974881722732" calcext:value-type="float">
            <text:p>0.997974881722732</text:p>
          </table:table-cell>
          <table:table-cell table:formula="of:=([.D155]-[.B155])/[.$G$6]" office:value-type="float" office:value="0.00202111781866243" calcext:value-type="float">
            <text:p>0.002021117818662</text:p>
          </table:table-cell>
          <table:table-cell table:number-columns-repeated="2"/>
        </table:table-row>
        <table:table-row table:style-name="ro1">
          <table:table-cell table:formula="of:=[.A155]+0.1" office:value-type="float" office:value="6.29999999999998" calcext:value-type="float">
            <text:p>6.29999999999998</text:p>
          </table:table-cell>
          <table:table-cell table:formula="of:=[.$G$2]/([.$G$3]+1/EXP([.$G$4]*[.A156]))+[.$G$5]" office:value-type="float" office:value="0.998167061057507" calcext:value-type="float">
            <text:p>0.998167061057507</text:p>
          </table:table-cell>
          <table:table-cell table:formula="of:=[.A156]+[.$G$6]" office:value-type="float" office:value="6.30009999999998" calcext:value-type="float">
            <text:p>6.30009999999998</text:p>
          </table:table-cell>
          <table:table-cell table:formula="of:=[.$G$2]/([.$G$3]+1/EXP([.$G$4]*[.C156]))+[.$G$5]" office:value-type="float" office:value="0.998167244006321" calcext:value-type="float">
            <text:p>0.998167244006321</text:p>
          </table:table-cell>
          <table:table-cell table:formula="of:=([.D156]-[.B156])/[.$G$6]" office:value-type="float" office:value="0.00182948813542971" calcext:value-type="float">
            <text:p>0.00182948813543</text:p>
          </table:table-cell>
          <table:table-cell table:number-columns-repeated="2"/>
        </table:table-row>
        <table:table-row table:style-name="ro1">
          <table:table-cell table:formula="of:=[.A156]+0.1" office:value-type="float" office:value="6.39999999999998" calcext:value-type="float">
            <text:p>6.39999999999998</text:p>
          </table:table-cell>
          <table:table-cell table:formula="of:=[.$G$2]/([.$G$3]+1/EXP([.$G$4]*[.A157]))+[.$G$5]" office:value-type="float" office:value="0.998341198919825" calcext:value-type="float">
            <text:p>0.998341198919825</text:p>
          </table:table-cell>
          <table:table-cell table:formula="of:=[.A157]+[.$G$6]" office:value-type="float" office:value="6.40009999999998" calcext:value-type="float">
            <text:p>6.40009999999998</text:p>
          </table:table-cell>
          <table:table-cell table:formula="of:=[.$G$2]/([.$G$3]+1/EXP([.$G$4]*[.C157]))+[.$G$5]" office:value-type="float" office:value="0.998341364516519" calcext:value-type="float">
            <text:p>0.998341364516519</text:p>
          </table:table-cell>
          <table:table-cell table:formula="of:=([.D157]-[.B157])/[.$G$6]" office:value-type="float" office:value="0.00165596693468828" calcext:value-type="float">
            <text:p>0.001655966934688</text:p>
          </table:table-cell>
          <table:table-cell table:number-columns-repeated="2"/>
        </table:table-row>
        <table:table-row table:style-name="ro1">
          <table:table-cell table:formula="of:=[.A157]+0.1" office:value-type="float" office:value="6.49999999999998" calcext:value-type="float">
            <text:p>6.49999999999998</text:p>
          </table:table-cell>
          <table:table-cell table:formula="of:=[.$G$2]/([.$G$3]+1/EXP([.$G$4]*[.A158]))+[.$G$5]" office:value-type="float" office:value="0.998498817743263" calcext:value-type="float">
            <text:p>0.998498817743263</text:p>
          </table:table-cell>
          <table:table-cell table:formula="of:=[.A158]+[.$G$6]" office:value-type="float" office:value="6.50009999999998" calcext:value-type="float">
            <text:p>6.50009999999998</text:p>
          </table:table-cell>
          <table:table-cell table:formula="of:=[.$G$2]/([.$G$3]+1/EXP([.$G$4]*[.C158]))+[.$G$5]" office:value-type="float" office:value="0.998498967628662" calcext:value-type="float">
            <text:p>0.998498967628662</text:p>
          </table:table-cell>
          <table:table-cell table:formula="of:=([.D158]-[.B158])/[.$G$6]" office:value-type="float" office:value="0.00149885398870175" calcext:value-type="float">
            <text:p>0.001498853988702</text:p>
          </table:table-cell>
          <table:table-cell table:number-columns-repeated="2"/>
        </table:table-row>
        <table:table-row table:style-name="ro1">
          <table:table-cell table:formula="of:=[.A158]+0.1" office:value-type="float" office:value="6.59999999999998" calcext:value-type="float">
            <text:p>6.59999999999998</text:p>
          </table:table-cell>
          <table:table-cell table:formula="of:=[.$G$2]/([.$G$3]+1/EXP([.$G$4]*[.A159]))+[.$G$5]" office:value-type="float" office:value="0.998641480049571" calcext:value-type="float">
            <text:p>0.998641480049571</text:p>
          </table:table-cell>
          <table:table-cell table:formula="of:=[.A159]+[.$G$6]" office:value-type="float" office:value="6.60009999999998" calcext:value-type="float">
            <text:p>6.60009999999998</text:p>
          </table:table-cell>
          <table:table-cell table:formula="of:=[.$G$2]/([.$G$3]+1/EXP([.$G$4]*[.C159]))+[.$G$5]" office:value-type="float" office:value="0.998641615710243" calcext:value-type="float">
            <text:p>0.998641615710243</text:p>
          </table:table-cell>
          <table:table-cell table:formula="of:=([.D159]-[.B159])/[.$G$6]" office:value-type="float" office:value="0.00135660672695437" calcext:value-type="float">
            <text:p>0.001356606726954</text:p>
          </table:table-cell>
          <table:table-cell table:number-columns-repeated="2"/>
        </table:table-row>
        <table:table-row table:style-name="ro1">
          <table:table-cell table:formula="of:=[.A159]+0.1" office:value-type="float" office:value="6.69999999999998" calcext:value-type="float">
            <text:p>6.69999999999998</text:p>
          </table:table-cell>
          <table:table-cell table:formula="of:=[.$G$2]/([.$G$3]+1/EXP([.$G$4]*[.A160]))+[.$G$5]" office:value-type="float" office:value="0.998770601378723" calcext:value-type="float">
            <text:p>0.998770601378723</text:p>
          </table:table-cell>
          <table:table-cell table:formula="of:=[.A160]+[.$G$6]" office:value-type="float" office:value="6.70009999999998" calcext:value-type="float">
            <text:p>6.70009999999998</text:p>
          </table:table-cell>
          <table:table-cell table:formula="of:=[.$G$2]/([.$G$3]+1/EXP([.$G$4]*[.C160]))+[.$G$5]" office:value-type="float" office:value="0.998770724161319" calcext:value-type="float">
            <text:p>0.998770724161319</text:p>
          </table:table-cell>
          <table:table-cell table:formula="of:=([.D160]-[.B160])/[.$G$6]" office:value-type="float" office:value="0.00122782595868287" calcext:value-type="float">
            <text:p>0.001227825958683</text:p>
          </table:table-cell>
          <table:table-cell table:number-columns-repeated="2"/>
        </table:table-row>
        <table:table-row table:style-name="ro1">
          <table:table-cell table:formula="of:=[.A160]+0.1" office:value-type="float" office:value="6.79999999999998" calcext:value-type="float">
            <text:p>6.79999999999998</text:p>
          </table:table-cell>
          <table:table-cell table:formula="of:=[.$G$2]/([.$G$3]+1/EXP([.$G$4]*[.A161]))+[.$G$5]" office:value-type="float" office:value="0.99888746396714" calcext:value-type="float">
            <text:p>0.99888746396714</text:p>
          </table:table-cell>
          <table:table-cell table:formula="of:=[.A161]+[.$G$6]" office:value-type="float" office:value="6.80009999999998" calcext:value-type="float">
            <text:p>6.80009999999998</text:p>
          </table:table-cell>
          <table:table-cell table:formula="of:=[.$G$2]/([.$G$3]+1/EXP([.$G$4]*[.C161]))+[.$G$5]" office:value-type="float" office:value="0.998887575091425" calcext:value-type="float">
            <text:p>0.998887575091425</text:p>
          </table:table-cell>
          <table:table-cell table:formula="of:=([.D161]-[.B161])/[.$G$6]" office:value-type="float" office:value="0.00111124285440134" calcext:value-type="float">
            <text:p>0.001111242854401</text:p>
          </table:table-cell>
          <table:table-cell table:number-columns-repeated="2"/>
        </table:table-row>
        <table:table-row table:style-name="ro1">
          <table:table-cell table:formula="of:=[.A161]+0.1" office:value-type="float" office:value="6.89999999999998" calcext:value-type="float">
            <text:p>6.89999999999998</text:p>
          </table:table-cell>
          <table:table-cell table:formula="of:=[.$G$2]/([.$G$3]+1/EXP([.$G$4]*[.A162]))+[.$G$5]" office:value-type="float" office:value="0.998993229179914" calcext:value-type="float">
            <text:p>0.998993229179914</text:p>
          </table:table-cell>
          <table:table-cell table:formula="of:=[.A162]+[.$G$6]" office:value-type="float" office:value="6.90009999999998" calcext:value-type="float">
            <text:p>6.90009999999998</text:p>
          </table:table-cell>
          <table:table-cell table:formula="of:=[.$G$2]/([.$G$3]+1/EXP([.$G$4]*[.C162]))+[.$G$5]" office:value-type="float" office:value="0.998993329750619" calcext:value-type="float">
            <text:p>0.998993329750619</text:p>
          </table:table-cell>
          <table:table-cell table:formula="of:=([.D162]-[.B162])/[.$G$6]" office:value-type="float" office:value="0.0010057070465308" calcext:value-type="float">
            <text:p>0.001005707046531</text:p>
          </table:table-cell>
          <table:table-cell table:number-columns-repeated="2"/>
        </table:table-row>
        <table:table-row table:style-name="ro1">
          <table:table-cell table:formula="of:=[.A162]+0.1" office:value-type="float" office:value="6.99999999999998" calcext:value-type="float">
            <text:p>6.99999999999998</text:p>
          </table:table-cell>
          <table:table-cell table:formula="of:=[.$G$2]/([.$G$3]+1/EXP([.$G$4]*[.A163]))+[.$G$5]" office:value-type="float" office:value="0.999088948805599" calcext:value-type="float">
            <text:p>0.999088948805599</text:p>
          </table:table-cell>
          <table:table-cell table:formula="of:=[.A163]+[.$G$6]" office:value-type="float" office:value="7.00009999999998" calcext:value-type="float">
            <text:p>7.00009999999998</text:p>
          </table:table-cell>
          <table:table-cell table:formula="of:=[.$G$2]/([.$G$3]+1/EXP([.$G$4]*[.C163]))+[.$G$5]" office:value-type="float" office:value="0.999089039823175" calcext:value-type="float">
            <text:p>0.999089039823175</text:p>
          </table:table-cell>
          <table:table-cell table:formula="of:=([.D163]-[.B163])/[.$G$6]" office:value-type="float" office:value="0.000910175753654485" calcext:value-type="float">
            <text:p>0.000910175753654</text:p>
          </table:table-cell>
          <table:table-cell table:number-columns-repeated="2"/>
        </table:table-row>
        <table:table-row table:style-name="ro1">
          <table:table-cell table:formula="of:=[.A163]+0.1" office:value-type="float" office:value="7.09999999999998" calcext:value-type="float">
            <text:p>7.09999999999998</text:p>
          </table:table-cell>
          <table:table-cell table:formula="of:=[.$G$2]/([.$G$3]+1/EXP([.$G$4]*[.A164]))+[.$G$5]" office:value-type="float" office:value="0.999175575313602" calcext:value-type="float">
            <text:p>0.999175575313602</text:p>
          </table:table-cell>
          <table:table-cell table:formula="of:=[.A164]+[.$G$6]" office:value-type="float" office:value="7.10009999999998" calcext:value-type="float">
            <text:p>7.10009999999998</text:p>
          </table:table-cell>
          <table:table-cell table:formula="of:=[.$G$2]/([.$G$3]+1/EXP([.$G$4]*[.C164]))+[.$G$5]" office:value-type="float" office:value="0.999175657683991" calcext:value-type="float">
            <text:p>0.999175657683991</text:p>
          </table:table-cell>
          <table:table-cell table:formula="of:=([.D164]-[.B164])/[.$G$6]" office:value-type="float" office:value="0.00082370389176134" calcext:value-type="float">
            <text:p>0.000823703891761</text:p>
          </table:table-cell>
          <table:table-cell table:number-columns-repeated="2"/>
        </table:table-row>
        <table:table-row table:style-name="ro1">
          <table:table-cell table:formula="of:=[.A164]+0.1" office:value-type="float" office:value="7.19999999999998" calcext:value-type="float">
            <text:p>7.19999999999998</text:p>
          </table:table-cell>
          <table:table-cell table:formula="of:=[.$G$2]/([.$G$3]+1/EXP([.$G$4]*[.A165]))+[.$G$5]" office:value-type="float" office:value="0.999253971166163" calcext:value-type="float">
            <text:p>0.999253971166163</text:p>
          </table:table-cell>
          <table:table-cell table:formula="of:=[.A165]+[.$G$6]" office:value-type="float" office:value="7.20009999999998" calcext:value-type="float">
            <text:p>7.20009999999998</text:p>
          </table:table-cell>
          <table:table-cell table:formula="of:=[.$G$2]/([.$G$3]+1/EXP([.$G$4]*[.C165]))+[.$G$5]" office:value-type="float" office:value="0.999254045709669" calcext:value-type="float">
            <text:p>0.999254045709669</text:p>
          </table:table-cell>
          <table:table-cell table:formula="of:=([.D165]-[.B165])/[.$G$6]" office:value-type="float" office:value="0.000745435057014632" calcext:value-type="float">
            <text:p>0.000745435057015</text:p>
          </table:table-cell>
          <table:table-cell table:number-columns-repeated="2"/>
        </table:table-row>
        <table:table-row table:style-name="ro1">
          <table:table-cell table:formula="of:=[.A165]+0.1" office:value-type="float" office:value="7.29999999999998" calcext:value-type="float">
            <text:p>7.29999999999998</text:p>
          </table:table-cell>
          <table:table-cell table:formula="of:=[.$G$2]/([.$G$3]+1/EXP([.$G$4]*[.A166]))+[.$G$5]" office:value-type="float" office:value="0.999324917269367" calcext:value-type="float">
            <text:p>0.999324917269367</text:p>
          </table:table-cell>
          <table:table-cell table:formula="of:=[.A166]+[.$G$6]" office:value-type="float" office:value="7.30009999999998" calcext:value-type="float">
            <text:p>7.30009999999998</text:p>
          </table:table-cell>
          <table:table-cell table:formula="of:=[.$G$2]/([.$G$3]+1/EXP([.$G$4]*[.C166]))+[.$G$5]" office:value-type="float" office:value="0.999324984728698" calcext:value-type="float">
            <text:p>0.999324984728698</text:p>
          </table:table-cell>
          <table:table-cell table:formula="of:=([.D166]-[.B166])/[.$G$6]" office:value-type="float" office:value="0.000674593308991334" calcext:value-type="float">
            <text:p>0.000674593308991</text:p>
          </table:table-cell>
          <table:table-cell table:number-columns-repeated="2"/>
        </table:table-row>
        <table:table-row table:style-name="ro1">
          <table:table-cell table:formula="of:=[.A166]+0.1" office:value-type="float" office:value="7.39999999999998" calcext:value-type="float">
            <text:p>7.39999999999998</text:p>
          </table:table-cell>
          <table:table-cell table:formula="of:=[.$G$2]/([.$G$3]+1/EXP([.$G$4]*[.A167]))+[.$G$5]" office:value-type="float" office:value="0.999389120640566" calcext:value-type="float">
            <text:p>0.999389120640566</text:p>
          </table:table-cell>
          <table:table-cell table:formula="of:=[.A167]+[.$G$6]" office:value-type="float" office:value="7.40009999999998" calcext:value-type="float">
            <text:p>7.40009999999998</text:p>
          </table:table-cell>
          <table:table-cell table:formula="of:=[.$G$2]/([.$G$3]+1/EXP([.$G$4]*[.C167]))+[.$G$5]" office:value-type="float" office:value="0.999389181688136" calcext:value-type="float">
            <text:p>0.999389181688136</text:p>
          </table:table-cell>
          <table:table-cell table:formula="of:=([.D167]-[.B167])/[.$G$6]" office:value-type="float" office:value="0.000610475698881174" calcext:value-type="float">
            <text:p>0.000610475698881</text:p>
          </table:table-cell>
          <table:table-cell table:number-columns-repeated="2"/>
        </table:table-row>
        <table:table-row table:style-name="ro1">
          <table:table-cell table:formula="of:=[.A167]+0.1" office:value-type="float" office:value="7.49999999999998" calcext:value-type="float">
            <text:p>7.49999999999998</text:p>
          </table:table-cell>
          <table:table-cell table:formula="of:=[.$G$2]/([.$G$3]+1/EXP([.$G$4]*[.A168]))+[.$G$5]" office:value-type="float" office:value="0.999447221363076" calcext:value-type="float">
            <text:p>0.999447221363076</text:p>
          </table:table-cell>
          <table:table-cell table:formula="of:=[.A168]+[.$G$6]" office:value-type="float" office:value="7.50009999999998" calcext:value-type="float">
            <text:p>7.50009999999998</text:p>
          </table:table-cell>
          <table:table-cell table:formula="of:=[.$G$2]/([.$G$3]+1/EXP([.$G$4]*[.C168]))+[.$G$5]" office:value-type="float" office:value="0.999447276607624" calcext:value-type="float">
            <text:p>0.999447276607624</text:p>
          </table:table-cell>
          <table:table-cell table:formula="of:=([.D168]-[.B168])/[.$G$6]" office:value-type="float" office:value="0.000552445480472841" calcext:value-type="float">
            <text:p>0.000552445480473</text:p>
          </table:table-cell>
          <table:table-cell table:number-columns-repeated="2"/>
        </table:table-row>
        <table:table-row table:style-name="ro1">
          <table:table-cell table:formula="of:=[.A168]+0.1" office:value-type="float" office:value="7.59999999999998" calcext:value-type="float">
            <text:p>7.59999999999998</text:p>
          </table:table-cell>
          <table:table-cell table:formula="of:=[.$G$2]/([.$G$3]+1/EXP([.$G$4]*[.A169]))+[.$G$5]" office:value-type="float" office:value="0.999499798892921" calcext:value-type="float">
            <text:p>0.999499798892921</text:p>
          </table:table-cell>
          <table:table-cell table:formula="of:=[.A169]+[.$G$6]" office:value-type="float" office:value="7.60009999999997" calcext:value-type="float">
            <text:p>7.60009999999997</text:p>
          </table:table-cell>
          <table:table-cell table:formula="of:=[.$G$2]/([.$G$3]+1/EXP([.$G$4]*[.C169]))+[.$G$5]" office:value-type="float" office:value="0.999499848885514" calcext:value-type="float">
            <text:p>0.999499848885514</text:p>
          </table:table-cell>
          <table:table-cell table:formula="of:=([.D169]-[.B169])/[.$G$6]" office:value-type="float" office:value="0.000499925933983292" calcext:value-type="float">
            <text:p>0.000499925933983</text:p>
          </table:table-cell>
          <table:table-cell table:number-columns-repeated="2"/>
        </table:table-row>
        <table:table-row table:style-name="ro1">
          <table:table-cell table:formula="of:=[.A169]+0.1" office:value-type="float" office:value="7.69999999999997" calcext:value-type="float">
            <text:p>7.69999999999997</text:p>
          </table:table-cell>
          <table:table-cell table:formula="of:=[.$G$2]/([.$G$3]+1/EXP([.$G$4]*[.A170]))+[.$G$5]" office:value-type="float" office:value="0.99954737777676" calcext:value-type="float">
            <text:p>0.99954737777676</text:p>
          </table:table-cell>
          <table:table-cell table:formula="of:=[.A170]+[.$G$6]" office:value-type="float" office:value="7.70009999999997" calcext:value-type="float">
            <text:p>7.70009999999997</text:p>
          </table:table-cell>
          <table:table-cell table:formula="of:=[.$G$2]/([.$G$3]+1/EXP([.$G$4]*[.C170]))+[.$G$5]" office:value-type="float" office:value="0.999547423016235" calcext:value-type="float">
            <text:p>0.999547423016235</text:p>
          </table:table-cell>
          <table:table-cell table:formula="of:=([.D170]-[.B170])/[.$G$6]" office:value-type="float" office:value="0.000452394757211039" calcext:value-type="float">
            <text:p>0.000452394757211</text:p>
          </table:table-cell>
          <table:table-cell table:number-columns-repeated="2"/>
        </table:table-row>
        <table:table-row table:style-name="ro1">
          <table:table-cell table:formula="of:=[.A170]+0.1" office:value-type="float" office:value="7.79999999999997" calcext:value-type="float">
            <text:p>7.79999999999997</text:p>
          </table:table-cell>
          <table:table-cell table:formula="of:=[.$G$2]/([.$G$3]+1/EXP([.$G$4]*[.A171]))+[.$G$5]" office:value-type="float" office:value="0.999590432835014" calcext:value-type="float">
            <text:p>0.999590432835014</text:p>
          </table:table-cell>
          <table:table-cell table:formula="of:=[.A171]+[.$G$6]" office:value-type="float" office:value="7.80009999999997" calcext:value-type="float">
            <text:p>7.80009999999997</text:p>
          </table:table-cell>
          <table:table-cell table:formula="of:=[.$G$2]/([.$G$3]+1/EXP([.$G$4]*[.C171]))+[.$G$5]" office:value-type="float" office:value="0.999590473772911" calcext:value-type="float">
            <text:p>0.999590473772911</text:p>
          </table:table-cell>
          <table:table-cell table:formula="of:=([.D171]-[.B171])/[.$G$6]" office:value-type="float" office:value="0.000409378968502239" calcext:value-type="float">
            <text:p>0.000409378968502</text:p>
          </table:table-cell>
          <table:table-cell table:number-columns-repeated="2"/>
        </table:table-row>
        <table:table-row table:style-name="ro1">
          <table:table-cell table:formula="of:=[.A171]+0.1" office:value-type="float" office:value="7.89999999999997" calcext:value-type="float">
            <text:p>7.89999999999997</text:p>
          </table:table-cell>
          <table:table-cell table:formula="of:=[.$G$2]/([.$G$3]+1/EXP([.$G$4]*[.A172]))+[.$G$5]" office:value-type="float" office:value="0.999629393859374" calcext:value-type="float">
            <text:p>0.999629393859374</text:p>
          </table:table-cell>
          <table:table-cell table:formula="of:=[.A172]+[.$G$6]" office:value-type="float" office:value="7.90009999999997" calcext:value-type="float">
            <text:p>7.90009999999997</text:p>
          </table:table-cell>
          <table:table-cell table:formula="of:=[.$G$2]/([.$G$3]+1/EXP([.$G$4]*[.C172]))+[.$G$5]" office:value-type="float" office:value="0.999629430904402" calcext:value-type="float">
            <text:p>0.999629430904402</text:p>
          </table:table-cell>
          <table:table-cell table:formula="of:=([.D172]-[.B172])/[.$G$6]" office:value-type="float" office:value="0.000370450282671797" calcext:value-type="float">
            <text:p>0.000370450282672</text:p>
          </table:table-cell>
          <table:table-cell table:number-columns-repeated="2"/>
        </table:table-row>
        <table:table-row table:style-name="ro1">
          <table:table-cell table:formula="of:=[.A172]+0.1" office:value-type="float" office:value="7.99999999999997" calcext:value-type="float">
            <text:p>7.99999999999997</text:p>
          </table:table-cell>
          <table:table-cell table:formula="of:=[.$G$2]/([.$G$3]+1/EXP([.$G$4]*[.A173]))+[.$G$5]" office:value-type="float" office:value="0.999664649869533" calcext:value-type="float">
            <text:p>0.999664649869533</text:p>
          </table:table-cell>
          <table:table-cell table:formula="of:=[.A173]+[.$G$6]" office:value-type="float" office:value="8.00009999999997" calcext:value-type="float">
            <text:p>8.00009999999997</text:p>
          </table:table-cell>
          <table:table-cell table:formula="of:=[.$G$2]/([.$G$3]+1/EXP([.$G$4]*[.C173]))+[.$G$5]" office:value-type="float" office:value="0.999664683391626" calcext:value-type="float">
            <text:p>0.999664683391626</text:p>
          </table:table-cell>
          <table:table-cell table:formula="of:=([.D173]-[.B173])/[.$G$6]" office:value-type="float" office:value="0.000335220921021673" calcext:value-type="float">
            <text:p>0.000335220921022</text:p>
          </table:table-cell>
          <table:table-cell table:number-columns-repeated="2"/>
        </table:table-row>
        <table:table-row table:style-name="ro1">
          <table:table-cell table:formula="of:=[.A173]+0.1" office:value-type="float" office:value="8.09999999999997" calcext:value-type="float">
            <text:p>8.09999999999997</text:p>
          </table:table-cell>
          <table:table-cell table:formula="of:=[.$G$2]/([.$G$3]+1/EXP([.$G$4]*[.A174]))+[.$G$5]" office:value-type="float" office:value="0.999696552969971" calcext:value-type="float">
            <text:p>0.999696552969971</text:p>
          </table:table-cell>
          <table:table-cell table:formula="of:=[.A174]+[.$G$6]" office:value-type="float" office:value="8.10009999999997" calcext:value-type="float">
            <text:p>8.10009999999997</text:p>
          </table:table-cell>
          <table:table-cell table:formula="of:=[.$G$2]/([.$G$3]+1/EXP([.$G$4]*[.C174]))+[.$G$5]" office:value-type="float" office:value="0.99969658330395" calcext:value-type="float">
            <text:p>0.99969658330395</text:p>
          </table:table-cell>
          <table:table-cell table:formula="of:=([.D174]-[.B174])/[.$G$6]" office:value-type="float" office:value="0.000303339791063451" calcext:value-type="float">
            <text:p>0.000303339791063</text:p>
          </table:table-cell>
          <table:table-cell table:number-columns-repeated="2"/>
        </table:table-row>
        <table:table-row table:style-name="ro1">
          <table:table-cell table:formula="of:=[.A174]+0.1" office:value-type="float" office:value="8.19999999999997" calcext:value-type="float">
            <text:p>8.19999999999997</text:p>
          </table:table-cell>
          <table:table-cell table:formula="of:=[.$G$2]/([.$G$3]+1/EXP([.$G$4]*[.A175]))+[.$G$5]" office:value-type="float" office:value="0.999725421843899" calcext:value-type="float">
            <text:p>0.999725421843899</text:p>
          </table:table-cell>
          <table:table-cell table:formula="of:=[.A175]+[.$G$6]" office:value-type="float" office:value="8.20009999999997" calcext:value-type="float">
            <text:p>8.20009999999997</text:p>
          </table:table-cell>
          <table:table-cell table:formula="of:=[.$G$2]/([.$G$3]+1/EXP([.$G$4]*[.C175]))+[.$G$5]" office:value-type="float" office:value="0.999725449292803" calcext:value-type="float">
            <text:p>0.999725449292803</text:p>
          </table:table-cell>
          <table:table-cell table:formula="of:=([.D175]-[.B175])/[.$G$6]" office:value-type="float" office:value="0.000274489048157633" calcext:value-type="float">
            <text:p>0.000274489048158</text:p>
          </table:table-cell>
          <table:table-cell table:number-columns-repeated="2"/>
        </table:table-row>
        <table:table-row table:style-name="ro1">
          <table:table-cell table:formula="of:=[.A175]+0.1" office:value-type="float" office:value="8.29999999999997" calcext:value-type="float">
            <text:p>8.29999999999997</text:p>
          </table:table-cell>
          <table:table-cell table:formula="of:=[.$G$2]/([.$G$3]+1/EXP([.$G$4]*[.A176]))+[.$G$5]" office:value-type="float" office:value="0.999751544918161" calcext:value-type="float">
            <text:p>0.999751544918161</text:p>
          </table:table-cell>
          <table:table-cell table:formula="of:=[.A176]+[.$G$6]" office:value-type="float" office:value="8.30009999999997" calcext:value-type="float">
            <text:p>8.30009999999997</text:p>
          </table:table-cell>
          <table:table-cell table:formula="of:=[.$G$2]/([.$G$3]+1/EXP([.$G$4]*[.C176]))+[.$G$5]" office:value-type="float" office:value="0.999751569756254" calcext:value-type="float">
            <text:p>0.999751569756254</text:p>
          </table:table-cell>
          <table:table-cell table:formula="of:=([.D176]-[.B176])/[.$G$6]" office:value-type="float" office:value="0.000248380939149584" calcext:value-type="float">
            <text:p>0.00024838093915</text:p>
          </table:table-cell>
          <table:table-cell table:number-columns-repeated="2"/>
        </table:table-row>
        <table:table-row table:style-name="ro1">
          <table:table-cell table:formula="of:=[.A176]+0.1" office:value-type="float" office:value="8.39999999999997" calcext:value-type="float">
            <text:p>8.39999999999997</text:p>
          </table:table-cell>
          <table:table-cell table:formula="of:=[.$G$2]/([.$G$3]+1/EXP([.$G$4]*[.A177]))+[.$G$5]" office:value-type="float" office:value="0.999775183229767" calcext:value-type="float">
            <text:p>0.999775183229767</text:p>
          </table:table-cell>
          <table:table-cell table:formula="of:=[.A177]+[.$G$6]" office:value-type="float" office:value="8.40009999999997" calcext:value-type="float">
            <text:p>8.40009999999997</text:p>
          </table:table-cell>
          <table:table-cell table:formula="of:=[.$G$2]/([.$G$3]+1/EXP([.$G$4]*[.C177]))+[.$G$5]" office:value-type="float" office:value="0.999775205705266" calcext:value-type="float">
            <text:p>0.999775205705266</text:p>
          </table:table-cell>
          <table:table-cell table:formula="of:=([.D177]-[.B177])/[.$G$6]" office:value-type="float" office:value="0.000224754995725718" calcext:value-type="float">
            <text:p>0.000224754995726</text:p>
          </table:table-cell>
          <table:table-cell table:number-columns-repeated="2"/>
        </table:table-row>
        <table:table-row table:style-name="ro1">
          <table:table-cell table:formula="of:=[.A177]+0.1" office:value-type="float" office:value="8.49999999999997" calcext:value-type="float">
            <text:p>8.49999999999997</text:p>
          </table:table-cell>
          <table:table-cell table:formula="of:=[.$G$2]/([.$G$3]+1/EXP([.$G$4]*[.A178]))+[.$G$5]" office:value-type="float" office:value="0.999796573021945" calcext:value-type="float">
            <text:p>0.999796573021945</text:p>
          </table:table-cell>
          <table:table-cell table:formula="of:=[.A178]+[.$G$6]" office:value-type="float" office:value="8.50009999999997" calcext:value-type="float">
            <text:p>8.50009999999997</text:p>
          </table:table-cell>
          <table:table-cell table:formula="of:=[.$G$2]/([.$G$3]+1/EXP([.$G$4]*[.C178]))+[.$G$5]" office:value-type="float" office:value="0.999796593359488" calcext:value-type="float">
            <text:p>0.999796593359488</text:p>
          </table:table-cell>
          <table:table-cell table:formula="of:=([.D178]-[.B178])/[.$G$6]" office:value-type="float" office:value="0.000203375429830288" calcext:value-type="float">
            <text:p>0.00020337542983</text:p>
          </table:table-cell>
          <table:table-cell table:number-columns-repeated="2"/>
        </table:table-row>
        <table:table-row table:style-name="ro1">
          <table:table-cell table:formula="of:=[.A178]+0.1" office:value-type="float" office:value="8.59999999999997" calcext:value-type="float">
            <text:p>8.59999999999997</text:p>
          </table:table-cell>
          <table:table-cell table:formula="of:=[.$G$2]/([.$G$3]+1/EXP([.$G$4]*[.A179]))+[.$G$5]" office:value-type="float" office:value="0.999815928095037" calcext:value-type="float">
            <text:p>0.999815928095037</text:p>
          </table:table-cell>
          <table:table-cell table:formula="of:=[.A179]+[.$G$6]" office:value-type="float" office:value="8.60009999999997" calcext:value-type="float">
            <text:p>8.60009999999997</text:p>
          </table:table-cell>
          <table:table-cell table:formula="of:=[.$G$2]/([.$G$3]+1/EXP([.$G$4]*[.C179]))+[.$G$5]" office:value-type="float" office:value="0.999815946497919" calcext:value-type="float">
            <text:p>0.999815946497919</text:p>
          </table:table-cell>
          <table:table-cell table:formula="of:=([.D179]-[.B179])/[.$G$6]" office:value-type="float" office:value="0.000184028824401494" calcext:value-type="float">
            <text:p>0.000184028824401</text:p>
          </table:table-cell>
          <table:table-cell table:number-columns-repeated="2"/>
        </table:table-row>
        <table:table-row table:style-name="ro1">
          <table:table-cell table:formula="of:=[.A179]+0.1" office:value-type="float" office:value="8.69999999999997" calcext:value-type="float">
            <text:p>8.69999999999997</text:p>
          </table:table-cell>
          <table:table-cell table:formula="of:=[.$G$2]/([.$G$3]+1/EXP([.$G$4]*[.A180]))+[.$G$5]" office:value-type="float" office:value="0.999833441935223" calcext:value-type="float">
            <text:p>0.999833441935223</text:p>
          </table:table-cell>
          <table:table-cell table:formula="of:=[.A180]+[.$G$6]" office:value-type="float" office:value="8.70009999999997" calcext:value-type="float">
            <text:p>8.70009999999997</text:p>
          </table:table-cell>
          <table:table-cell table:formula="of:=[.$G$2]/([.$G$3]+1/EXP([.$G$4]*[.C180]))+[.$G$5]" office:value-type="float" office:value="0.999833458587423" calcext:value-type="float">
            <text:p>0.999833458587423</text:p>
          </table:table-cell>
          <table:table-cell table:formula="of:=([.D180]-[.B180])/[.$G$6]" office:value-type="float" office:value="0.000166521998412605" calcext:value-type="float">
            <text:p>0.000166521998413</text:p>
          </table:table-cell>
          <table:table-cell table:number-columns-repeated="2"/>
        </table:table-row>
        <table:table-row table:style-name="ro1">
          <table:table-cell table:formula="of:=[.A180]+0.1" office:value-type="float" office:value="8.79999999999997" calcext:value-type="float">
            <text:p>8.79999999999997</text:p>
          </table:table-cell>
          <table:table-cell table:formula="of:=[.$G$2]/([.$G$3]+1/EXP([.$G$4]*[.A181]))+[.$G$5]" office:value-type="float" office:value="0.99984928964194" calcext:value-type="float">
            <text:p>0.99984928964194</text:p>
          </table:table-cell>
          <table:table-cell table:formula="of:=[.A181]+[.$G$6]" office:value-type="float" office:value="8.80009999999997" calcext:value-type="float">
            <text:p>8.80009999999997</text:p>
          </table:table-cell>
          <table:table-cell table:formula="of:=[.$G$2]/([.$G$3]+1/EXP([.$G$4]*[.C181]))+[.$G$5]" office:value-type="float" office:value="0.999849304709952" calcext:value-type="float">
            <text:p>0.999849304709952</text:p>
          </table:table-cell>
          <table:table-cell table:formula="of:=([.D181]-[.B181])/[.$G$6]" office:value-type="float" office:value="0.000150680112831481" calcext:value-type="float">
            <text:p>0.000150680112831</text:p>
          </table:table-cell>
          <table:table-cell table:number-columns-repeated="2"/>
        </table:table-row>
        <table:table-row table:style-name="ro1">
          <table:table-cell table:formula="of:=[.A181]+0.1" office:value-type="float" office:value="8.89999999999997" calcext:value-type="float">
            <text:p>8.89999999999997</text:p>
          </table:table-cell>
          <table:table-cell table:formula="of:=[.$G$2]/([.$G$3]+1/EXP([.$G$4]*[.A182]))+[.$G$5]" office:value-type="float" office:value="0.99986362967292" calcext:value-type="float">
            <text:p>0.99986362967292</text:p>
          </table:table-cell>
          <table:table-cell table:formula="of:=[.A182]+[.$G$6]" office:value-type="float" office:value="8.90009999999997" calcext:value-type="float">
            <text:p>8.90009999999997</text:p>
          </table:table-cell>
          <table:table-cell table:formula="of:=[.$G$2]/([.$G$3]+1/EXP([.$G$4]*[.C182]))+[.$G$5]" office:value-type="float" office:value="0.999863643307412" calcext:value-type="float">
            <text:p>0.999863643307412</text:p>
          </table:table-cell>
          <table:table-cell table:formula="of:=([.D182]-[.B182])/[.$G$6]" office:value-type="float" office:value="0.000136344915357967" calcext:value-type="float">
            <text:p>0.000136344915358</text:p>
          </table:table-cell>
          <table:table-cell table:number-columns-repeated="2"/>
        </table:table-row>
        <table:table-row table:style-name="ro1">
          <table:table-cell table:formula="of:=[.A182]+0.1" office:value-type="float" office:value="8.99999999999997" calcext:value-type="float">
            <text:p>8.99999999999997</text:p>
          </table:table-cell>
          <table:table-cell table:formula="of:=[.$G$2]/([.$G$3]+1/EXP([.$G$4]*[.A183]))+[.$G$5]" office:value-type="float" office:value="0.999876605424014" calcext:value-type="float">
            <text:p>0.999876605424014</text:p>
          </table:table-cell>
          <table:table-cell table:formula="of:=[.A183]+[.$G$6]" office:value-type="float" office:value="9.00009999999997" calcext:value-type="float">
            <text:p>9.00009999999997</text:p>
          </table:table-cell>
          <table:table-cell table:formula="of:=[.$G$2]/([.$G$3]+1/EXP([.$G$4]*[.C183]))+[.$G$5]" office:value-type="float" office:value="0.999876617761332" calcext:value-type="float">
            <text:p>0.999876617761332</text:p>
          </table:table-cell>
          <table:table-cell table:formula="of:=([.D183]-[.B183])/[.$G$6]" office:value-type="float" office:value="0.000123373182780995" calcext:value-type="float">
            <text:p>0.000123373182781</text:p>
          </table:table-cell>
          <table:table-cell table:number-columns-repeated="2"/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13:11:58.006462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3T13:41:44.882783876</meta:creation-date>
    <dc:date>2023-02-20T13:30:06.724562476</dc:date>
    <meta:editing-duration>PT1H8M9S</meta:editing-duration>
    <meta:editing-cycles>3</meta:editing-cycles>
    <meta:generator>LibreOffice/6.0.7.3$Linux_X86_64 LibreOffice_project/00m0$Build-3</meta:generator>
    <meta:document-statistic meta:table-count="3" meta:cell-count="11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89cm" svg:y="3.952cm" style:legend-expansion="high" chart:style-name="ch2"/>
        <chart:plot-area chart:style-name="ch3" table:cell-range-address="Sheet2.A3:Sheet2.B183 Sheet2.B2:Sheet2.B2 Sheet2.E2:Sheet2.E183" chart:data-source-has-labels="row" svg:x="0.32cm" svg:y="0.18cm" svg:width="14.049cm" svg:height="8.64cm">
          <chartooo:coordinate-region svg:x="0.558cm" svg:y="0.38cm" svg:width="13.62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183" chart:label-cell-address="Sheet2.B2:Sheet2.B2" chart:class="chart:scatter">
            <chart:domain table:cell-range-address="Sheet2.A3:Sheet2.A183"/>
            <chart:data-point chart:repeated="181"/>
          </chart:series>
          <chart:series chart:style-name="ch7" chart:values-cell-range-address="Sheet2.E3:Sheet2.E183" chart:label-cell-address="Sheet2.E2:Sheet2.E2" chart:class="chart:scatter"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S)</text:p>
                <draw:g>
                  <svg:desc>Sheet2.B2:Sheet2.B2</svg:desc>
                </draw:g>
              </table:table-cell>
              <table:table-cell office:value-type="string">
                <text:p>y’</text:p>
                <draw:g>
                  <svg:desc>Sheet2.E2:Sheet2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">
                <text:p>-9</text:p>
                <draw:g>
                  <svg:desc>Sheet2.A3:Sheet2.A183</svg:desc>
                </draw:g>
              </table:table-cell>
              <table:table-cell office:value-type="float" office:value="0.000123394575986232">
                <text:p>0.000123394575986232</text:p>
                <draw:g>
                  <svg:desc>Sheet2.B3:Sheet2.B183</svg:desc>
                </draw:g>
              </table:table-cell>
              <table:table-cell office:value-type="float" office:value="0.000123385517414906">
                <text:p>0.000123385517414906</text:p>
                <draw:g>
                  <svg:desc>Sheet2.E3:Sheet2.E1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.9">
                <text:p>-8.9</text:p>
              </table:table-cell>
              <table:table-cell office:value-type="float" office:value="0.000136370327079497">
                <text:p>0.000136370327079497</text:p>
              </table:table-cell>
              <table:table-cell office:value-type="float" office:value="0.00013635854616723">
                <text:p>0.00013635854616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8">
                <text:p>-8.8</text:p>
              </table:table-cell>
              <table:table-cell office:value-type="float" office:value="0.000150710358059757">
                <text:p>0.000150710358059757</text:p>
              </table:table-cell>
              <table:table-cell office:value-type="float" office:value="0.000150695176809649">
                <text:p>0.000150695176809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7">
                <text:p>-8.7</text:p>
              </table:table-cell>
              <table:table-cell office:value-type="float" office:value="0.000166558064777336">
                <text:p>0.000166558064777336</text:p>
              </table:table-cell>
              <table:table-cell office:value-type="float" office:value="0.000166538647207578">
                <text:p>0.000166538647207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6">
                <text:p>-8.6</text:p>
              </table:table-cell>
              <table:table-cell office:value-type="float" office:value="0.000184071904963424">
                <text:p>0.000184071904963424</text:p>
              </table:table-cell>
              <table:table-cell office:value-type="float" office:value="0.000184047221316616">
                <text:p>0.000184047221316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5">
                <text:p>-8.5</text:p>
              </table:table-cell>
              <table:table-cell office:value-type="float" office:value="0.000203426978055206">
                <text:p>0.000203426978055206</text:p>
              </table:table-cell>
              <table:table-cell office:value-type="float" office:value="0.000203395761000304">
                <text:p>0.000203395761000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4">
                <text:p>-8.4</text:p>
              </table:table-cell>
              <table:table-cell office:value-type="float" office:value="0.000224816770233295">
                <text:p>0.000224816770233295</text:p>
              </table:table-cell>
              <table:table-cell office:value-type="float" office:value="0.000224777461285133">
                <text:p>0.000224777461285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3">
                <text:p>-8.3</text:p>
              </table:table-cell>
              <table:table-cell office:value-type="float" office:value="0.000248455081839334">
                <text:p>0.000248455081839334</text:p>
              </table:table-cell>
              <table:table-cell office:value-type="float" office:value="0.000248405765820793">
                <text:p>0.000248405765820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.2">
                <text:p>-8.2</text:p>
              </table:table-cell>
              <table:table-cell office:value-type="float" office:value="0.000274578156101332">
                <text:p>0.000274578156101332</text:p>
              </table:table-cell>
              <table:table-cell office:value-type="float" office:value="0.000274516480993909">
                <text:p>0.000274516480993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.1">
                <text:p>-8.1</text:p>
              </table:table-cell>
              <table:table-cell office:value-type="float" office:value="0.000303447030028918">
                <text:p>0.000303447030028918</text:p>
              </table:table-cell>
              <table:table-cell office:value-type="float" office:value="0.000303370108974718">
                <text:p>0.000303370108974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.000335350130466477">
                <text:p>0.000335350130466477</text:p>
              </table:table-cell>
              <table:table-cell office:value-type="float" office:value="0.00033525442195482">
                <text:p>0.000335254421954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9">
                <text:p>-7.9</text:p>
              </table:table-cell>
              <table:table-cell office:value-type="float" office:value="0.000370606140626395">
                <text:p>0.000370606140626395</text:p>
              </table:table-cell>
              <table:table-cell office:value-type="float" office:value="0.000370487302039403">
                <text:p>0.000370487302039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8">
                <text:p>-7.8</text:p>
              </table:table-cell>
              <table:table-cell office:value-type="float" office:value="0.000409567164986049">
                <text:p>0.000409567164986049</text:p>
              </table:table-cell>
              <table:table-cell office:value-type="float" office:value="0.000409419873606521">
                <text:p>0.0004094198736065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7">
                <text:p>-7.7</text:p>
              </table:table-cell>
              <table:table-cell office:value-type="float" office:value="0.000452622223240533">
                <text:p>0.000452622223240533</text:p>
              </table:table-cell>
              <table:table-cell office:value-type="float" office:value="0.000452439957505284">
                <text:p>0.000452439957505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.60000000000001">
                <text:p>-7.60000000000001</text:p>
              </table:table-cell>
              <table:table-cell office:value-type="float" office:value="0.000500201107079562">
                <text:p>0.000500201107079562</text:p>
              </table:table-cell>
              <table:table-cell office:value-type="float" office:value="0.000499975879300271">
                <text:p>0.000499975879300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.50000000000001">
                <text:p>-7.50000000000001</text:p>
              </table:table-cell>
              <table:table-cell office:value-type="float" office:value="0.000552778636923597">
                <text:p>0.000552778636923597</text:p>
              </table:table-cell>
              <table:table-cell office:value-type="float" office:value="0.000552500666733133">
                <text:p>0.000552500666733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.40000000000001">
                <text:p>-7.40000000000001</text:p>
              </table:table-cell>
              <table:table-cell office:value-type="float" office:value="0.000610879359434398">
                <text:p>0.000610879359434398</text:p>
              </table:table-cell>
              <table:table-cell office:value-type="float" office:value="0.000610536674869972">
                <text:p>0.000610536674869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.30000000000001">
                <text:p>-7.30000000000001</text:p>
              </table:table-cell>
              <table:table-cell office:value-type="float" office:value="0.000675082730632834">
                <text:p>0.000675082730632834</text:p>
              </table:table-cell>
              <table:table-cell office:value-type="float" office:value="0.000674660680864388">
                <text:p>0.0006746606808643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.20000000000001">
                <text:p>-7.20000000000001</text:p>
              </table:table-cell>
              <table:table-cell office:value-type="float" office:value="0.000746028833836692">
                <text:p>0.000746028833836692</text:p>
              </table:table-cell>
              <table:table-cell office:value-type="float" office:value="0.000745509494049943">
                <text:p>0.0007455094940499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.10000000000001">
                <text:p>-7.10000000000001</text:p>
              </table:table-cell>
              <table:table-cell office:value-type="float" office:value="0.00082442468639829">
                <text:p>0.00082442468639829</text:p>
              </table:table-cell>
              <table:table-cell office:value-type="float" office:value="0.000823786131037493">
                <text:p>0.0008237861310374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00000000000001">
                <text:p>-7.00000000000001</text:p>
              </table:table-cell>
              <table:table-cell office:value-type="float" office:value="0.000911051194400639">
                <text:p>0.000911051194400639</text:p>
              </table:table-cell>
              <table:table-cell office:value-type="float" office:value="0.000910266609762929">
                <text:p>0.0009102666097629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90000000000001">
                <text:p>-6.90000000000001</text:p>
              </table:table-cell>
              <table:table-cell office:value-type="float" office:value="0.00100677082008563">
                <text:p>0.00100677082008563</text:p>
              </table:table-cell>
              <table:table-cell office:value-type="float" office:value="0.00100580742087072">
                <text:p>0.001005807420870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80000000000001">
                <text:p>-6.80000000000001</text:p>
              </table:table-cell>
              <table:table-cell office:value-type="float" office:value="0.00111253603286031">
                <text:p>0.00111253603286031</text:p>
              </table:table-cell>
              <table:table-cell office:value-type="float" office:value="0.00111135373955223">
                <text:p>0.001111353739552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.70000000000001">
                <text:p>-6.70000000000001</text:p>
              </table:table-cell>
              <table:table-cell office:value-type="float" office:value="0.00122939862127741">
                <text:p>0.00122939862127741</text:p>
              </table:table-cell>
              <table:table-cell office:value-type="float" office:value="0.00122794844574026">
                <text:p>0.00122794844574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.60000000000001">
                <text:p>-6.60000000000001</text:p>
              </table:table-cell>
              <table:table-cell office:value-type="float" office:value="0.00135851995042895">
                <text:p>0.00135851995042895</text:p>
              </table:table-cell>
              <table:table-cell office:value-type="float" office:value="0.00135674202562551">
                <text:p>0.001356742025625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.50000000000001">
                <text:p>-6.50000000000001</text:p>
              </table:table-cell>
              <table:table-cell office:value-type="float" office:value="0.00150118225673698">
                <text:p>0.00150118225673698</text:p>
              </table:table-cell>
              <table:table-cell office:value-type="float" office:value="0.0014990034324599">
                <text:p>0.0014990034324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.40000000000001">
                <text:p>-6.40000000000001</text:p>
              </table:table-cell>
              <table:table-cell office:value-type="float" office:value="0.00165880108017441">
                <text:p>0.00165880108017441</text:p>
              </table:table-cell>
              <table:table-cell office:value-type="float" office:value="0.00165613198964583">
                <text:p>0.001656131989645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0.00183293894249279">
                <text:p>0.00183293894249279</text:p>
              </table:table-cell>
              <table:table-cell office:value-type="float" office:value="0.0018296704239521">
                <text:p>0.00182967042395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.20000000000001">
                <text:p>-6.20000000000001</text:p>
              </table:table-cell>
              <table:table-cell office:value-type="float" office:value="0.00202532038904986">
                <text:p>0.00202532038904986</text:p>
              </table:table-cell>
              <table:table-cell office:value-type="float" office:value="0.00202131912125682">
                <text:p>0.002021319121256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0.00223784852127631">
                <text:p>0.00223784852127631</text:p>
              </table:table-cell>
              <table:table-cell office:value-type="float" office:value="0.00223295170128507">
                <text:p>0.002232951701285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00000000000001">
                <text:p>-6.00000000000001</text:p>
              </table:table-cell>
              <table:table-cell office:value-type="float" office:value="0.00247262315663475">
                <text:p>0.00247262315663475</text:p>
              </table:table-cell>
              <table:table-cell office:value-type="float" office:value="0.00246663201099694">
                <text:p>0.00246663201099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.90000000000001">
                <text:p>-5.90000000000001</text:p>
              </table:table-cell>
              <table:table-cell office:value-type="float" office:value="0.00273196076301103">
                <text:p>0.00273196076301103</text:p>
              </table:table-cell>
              <table:table-cell office:value-type="float" office:value="0.00272463263839562">
                <text:p>0.002724632638395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.80000000000001">
                <text:p>-5.80000000000001</text:p>
              </table:table-cell>
              <table:table-cell office:value-type="float" office:value="0.00301841632470839">
                <text:p>0.00301841632470839</text:p>
              </table:table-cell>
              <table:table-cell office:value-type="float" office:value="0.00300945504945992">
                <text:p>0.003009455049459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.70000000000001">
                <text:p>-5.70000000000001</text:p>
              </table:table-cell>
              <table:table-cell office:value-type="float" office:value="0.00333480730741331">
                <text:p>0.00333480730741331</text:p>
              </table:table-cell>
              <table:table-cell office:value-type="float" office:value="0.00332385144899069">
                <text:p>0.003323851448990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.60000000000001">
                <text:p>-5.60000000000001</text:p>
              </table:table-cell>
              <table:table-cell office:value-type="float" office:value="0.00368423989943594">
                <text:p>0.00368423989943594</text:p>
              </table:table-cell>
              <table:table-cell office:value-type="float" office:value="0.00367084846272618">
                <text:p>0.003670848462726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.50000000000001">
                <text:p>-5.50000000000001</text:p>
              </table:table-cell>
              <table:table-cell office:value-type="float" office:value="0.00407013771589608">
                <text:p>0.00407013771589608</text:p>
              </table:table-cell>
              <table:table-cell office:value-type="float" office:value="0.00405377273016844">
                <text:p>0.00405377273016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.40000000000001">
                <text:p>-5.40000000000001</text:p>
              </table:table-cell>
              <table:table-cell office:value-type="float" office:value="0.00449627316094112">
                <text:p>0.00449627316094112</text:p>
              </table:table-cell>
              <table:table-cell office:value-type="float" office:value="0.00447627848612284">
                <text:p>0.004476278486122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.30000000000001">
                <text:p>-5.30000000000001</text:p>
              </table:table-cell>
              <table:table-cell office:value-type="float" office:value="0.0049668016500569">
                <text:p>0.0049668016500569</text:p>
              </table:table-cell>
              <table:table-cell office:value-type="float" office:value="0.00494237719137099">
                <text:p>0.004942377191370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.20000000000001">
                <text:p>-5.20000000000001</text:p>
              </table:table-cell>
              <table:table-cell office:value-type="float" office:value="0.00548629889945033">
                <text:p>0.00548629889945033</text:p>
              </table:table-cell>
              <table:table-cell office:value-type="float" office:value="0.0054564692491578">
                <text:p>0.00545646924915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.10000000000001">
                <text:p>-5.10000000000001</text:p>
              </table:table-cell>
              <table:table-cell office:value-type="float" office:value="0.00605980149158403">
                <text:p>0.00605980149158403</text:p>
              </table:table-cell>
              <table:table-cell office:value-type="float" office:value="0.00602337781127442">
                <text:p>0.006023377811274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00000000000001">
                <text:p>-5.00000000000001</text:p>
              </table:table-cell>
              <table:table-cell office:value-type="float" office:value="0.00669285092428476">
                <text:p>0.00669285092428476</text:p>
              </table:table-cell>
              <table:table-cell office:value-type="float" office:value="0.00664838463479249">
                <text:p>0.00664838463479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90000000000001">
                <text:p>-4.90000000000001</text:p>
              </table:table-cell>
              <table:table-cell office:value-type="float" office:value="0.00739154134428187">
                <text:p>0.00739154134428187</text:p>
              </table:table-cell>
              <table:table-cell office:value-type="float" office:value="0.00733726789471645">
                <text:p>0.007337267894716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80000000000002">
                <text:p>-4.80000000000002</text:p>
              </table:table-cell>
              <table:table-cell office:value-type="float" office:value="0.00816257115315977">
                <text:p>0.00816257115315977</text:p>
              </table:table-cell>
              <table:table-cell office:value-type="float" office:value="0.00809634178694854">
                <text:p>0.008096341786948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70000000000002">
                <text:p>-4.70000000000002</text:p>
              </table:table-cell>
              <table:table-cell office:value-type="float" office:value="0.00901329865284769">
                <text:p>0.00901329865284769</text:p>
              </table:table-cell>
              <table:table-cell office:value-type="float" office:value="0.00893249766653614">
                <text:p>0.008932497666536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60000000000002">
                <text:p>-4.60000000000002</text:p>
              </table:table-cell>
              <table:table-cell office:value-type="float" office:value="0.00995180186690417">
                <text:p>0.00995180186690417</text:p>
              </table:table-cell>
              <table:table-cell office:value-type="float" office:value="0.00985324635483648">
                <text:p>0.009853246354836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50000000000002">
                <text:p>-4.50000000000002</text:p>
              </table:table-cell>
              <table:table-cell office:value-type="float" office:value="0.010986942630593">
                <text:p>0.010986942630593</text:p>
              </table:table-cell>
              <table:table-cell office:value-type="float" office:value="0.0108667611119218">
                <text:p>0.01086676111192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.40000000000002">
                <text:p>-4.40000000000002</text:p>
              </table:table-cell>
              <table:table-cell office:value-type="float" office:value="0.012128434984274">
                <text:p>0.012128434984274</text:p>
              </table:table-cell>
              <table:table-cell office:value-type="float" office:value="0.0119819206029388">
                <text:p>0.01198192060293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30000000000002">
                <text:p>-4.30000000000002</text:p>
              </table:table-cell>
              <table:table-cell office:value-type="float" office:value="0.0133869178276646">
                <text:p>0.0133869178276646</text:p>
              </table:table-cell>
              <table:table-cell office:value-type="float" office:value="0.013208350983316">
                <text:p>0.0132083509833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.20000000000002">
                <text:p>-4.20000000000002</text:p>
              </table:table-cell>
              <table:table-cell office:value-type="float" office:value="0.0147740316932728">
                <text:p>0.0147740316932728</text:p>
              </table:table-cell>
              <table:table-cell office:value-type="float" office:value="0.0145564659861409">
                <text:p>0.01455646598614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.10000000000002">
                <text:p>-4.10000000000002</text:p>
              </table:table-cell>
              <table:table-cell office:value-type="float" office:value="0.0163024993714407">
                <text:p>0.0163024993714407</text:p>
              </table:table-cell>
              <table:table-cell office:value-type="float" office:value="0.0160375036023161">
                <text:p>0.01603750360231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00000000000002">
                <text:p>-4.00000000000002</text:p>
              </table:table-cell>
              <table:table-cell office:value-type="float" office:value="0.0179862099620912">
                <text:p>0.0179862099620912</text:p>
              </table:table-cell>
              <table:table-cell office:value-type="float" office:value="0.0176635576064343">
                <text:p>0.01766355760643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90000000000002">
                <text:p>-3.90000000000002</text:p>
              </table:table-cell>
              <table:table-cell office:value-type="float" office:value="0.0198403057340772">
                <text:p>0.0198403057340772</text:p>
              </table:table-cell>
              <table:table-cell office:value-type="float" office:value="0.0194476017817413">
                <text:p>0.01944760178174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80000000000002">
                <text:p>-3.80000000000002</text:p>
              </table:table-cell>
              <table:table-cell office:value-type="float" office:value="0.0218812709361301">
                <text:p>0.0218812709361301</text:p>
              </table:table-cell>
              <table:table-cell office:value-type="float" office:value="0.0214035042421859">
                <text:p>0.02140350424218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70000000000002">
                <text:p>-3.70000000000002</text:p>
              </table:table-cell>
              <table:table-cell office:value-type="float" office:value="0.0241270214176688">
                <text:p>0.0241270214176688</text:p>
              </table:table-cell>
              <table:table-cell office:value-type="float" office:value="0.0235460287275127">
                <text:p>0.02354602872751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60000000000002">
                <text:p>-3.60000000000002</text:p>
              </table:table-cell>
              <table:table-cell office:value-type="float" office:value="0.0265969935768654">
                <text:p>0.0265969935768654</text:p>
              </table:table-cell>
              <table:table-cell office:value-type="float" office:value="0.0258908191672416">
                <text:p>0.02589081916724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50000000000002">
                <text:p>-3.50000000000002</text:p>
              </table:table-cell>
              <table:table-cell office:value-type="float" office:value="0.0293122307513558">
                <text:p>0.0293122307513558</text:p>
              </table:table-cell>
              <table:table-cell office:value-type="float" office:value="0.0284543631681733">
                <text:p>0.02845436316817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40000000000002">
                <text:p>-3.40000000000002</text:p>
              </table:table-cell>
              <table:table-cell office:value-type="float" office:value="0.03229546469845">
                <text:p>0.03229546469845</text:p>
              </table:table-cell>
              <table:table-cell office:value-type="float" office:value="0.0312539293927799">
                <text:p>0.03125392939277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.30000000000002">
                <text:p>-3.30000000000002</text:p>
              </table:table-cell>
              <table:table-cell office:value-type="float" office:value="0.0355711892726356">
                <text:p>0.0355711892726356</text:p>
              </table:table-cell>
              <table:table-cell office:value-type="float" office:value="0.034307473075687">
                <text:p>0.034307473075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20000000000002">
                <text:p>-3.20000000000002</text:p>
              </table:table-cell>
              <table:table-cell office:value-type="float" office:value="0.0391657227967637">
                <text:p>0.0391657227967637</text:p>
              </table:table-cell>
              <table:table-cell office:value-type="float" office:value="0.0376335032040848">
                <text:p>0.03763350320408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10000000000002">
                <text:p>-3.10000000000002</text:p>
              </table:table-cell>
              <table:table-cell office:value-type="float" office:value="0.0431072549410854">
                <text:p>0.0431072549410854</text:p>
              </table:table-cell>
              <table:table-cell office:value-type="float" office:value="0.0412509042021364">
                <text:p>0.0412509042021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00000000000002">
                <text:p>-3.00000000000002</text:p>
              </table:table-cell>
              <table:table-cell office:value-type="float" office:value="0.047425873177566">
                <text:p>0.047425873177566</text:p>
              </table:table-cell>
              <table:table-cell office:value-type="float" office:value="0.0451787043646151">
                <text:p>0.04517870436461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90000000000002">
                <text:p>-2.90000000000002</text:p>
              </table:table-cell>
              <table:table-cell office:value-type="float" office:value="0.0521535630784169">
                <text:p>0.0521535630784169</text:p>
              </table:table-cell>
              <table:table-cell office:value-type="float" office:value="0.0494357828594721">
                <text:p>0.0494357828594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80000000000002">
                <text:p>-2.80000000000002</text:p>
              </table:table-cell>
              <table:table-cell office:value-type="float" office:value="0.0573241758988678">
                <text:p>0.0573241758988678</text:p>
              </table:table-cell>
              <table:table-cell office:value-type="float" office:value="0.0540405069541366">
                <text:p>0.05404050695413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70000000000002">
                <text:p>-2.70000000000002</text:p>
              </table:table-cell>
              <table:table-cell office:value-type="float" office:value="0.0629733560569955">
                <text:p>0.0629733560569955</text:p>
              </table:table-cell>
              <table:table-cell office:value-type="float" office:value="0.0590102913418378">
                <text:p>0.05901029134183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.60000000000002">
                <text:p>-2.60000000000002</text:p>
              </table:table-cell>
              <table:table-cell office:value-type="float" office:value="0.0691384203433458">
                <text:p>0.0691384203433458</text:p>
              </table:table-cell>
              <table:table-cell office:value-type="float" office:value="0.0643610721935695">
                <text:p>0.06436107219356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50000000000002">
                <text:p>-2.50000000000002</text:p>
              </table:table-cell>
              <table:table-cell office:value-type="float" office:value="0.0758581800212424">
                <text:p>0.0758581800212424</text:p>
              </table:table-cell>
              <table:table-cell office:value-type="float" office:value="0.0701066900048175">
                <text:p>0.07010669000481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.40000000000002">
                <text:p>-2.40000000000002</text:p>
              </table:table-cell>
              <table:table-cell office:value-type="float" office:value="0.0831726964939211">
                <text:p>0.0831726964939211</text:p>
              </table:table-cell>
              <table:table-cell office:value-type="float" office:value="0.076258177637567">
                <text:p>0.0762581776375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.30000000000002">
                <text:p>-2.30000000000002</text:p>
              </table:table-cell>
              <table:table-cell office:value-type="float" office:value="0.0911229610148548">
                <text:p>0.0911229610148548</text:p>
              </table:table-cell>
              <table:table-cell office:value-type="float" office:value="0.0828229533621216">
                <text:p>0.08282295336212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.20000000000002">
                <text:p>-2.20000000000002</text:p>
              </table:table-cell>
              <table:table-cell office:value-type="float" office:value="0.0997504891196837">
                <text:p>0.0997504891196837</text:p>
              </table:table-cell>
              <table:table-cell office:value-type="float" office:value="0.0898039233629411">
                <text:p>0.08980392336294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.10000000000002">
                <text:p>-2.10000000000002</text:p>
              </table:table-cell>
              <table:table-cell office:value-type="float" office:value="0.109096821195611">
                <text:p>0.109096821195611</text:p>
              </table:table-cell>
              <table:table-cell office:value-type="float" office:value="0.0971985042402812">
                <text:p>0.09719850424028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00000000000002">
                <text:p>-2.00000000000002</text:p>
              </table:table-cell>
              <table:table-cell office:value-type="float" office:value="0.119202922022116">
                <text:p>0.119202922022116</text:p>
              </table:table-cell>
              <table:table-cell office:value-type="float" office:value="0.104997583593308">
                <text:p>0.1049975835933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90000000000002">
                <text:p>-1.90000000000002</text:p>
              </table:table-cell>
              <table:table-cell office:value-type="float" office:value="0.130108474362996">
                <text:p>0.130108474362996</text:p>
              </table:table-cell>
              <table:table-cell office:value-type="float" office:value="0.113184445764414">
                <text:p>0.1131844457644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80000000000002">
                <text:p>-1.80000000000002</text:p>
              </table:table-cell>
              <table:table-cell office:value-type="float" office:value="0.141851064900486">
                <text:p>0.141851064900486</text:p>
              </table:table-cell>
              <table:table-cell office:value-type="float" office:value="0.121733700065019">
                <text:p>0.1217337000650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70000000000002">
                <text:p>-1.70000000000002</text:p>
              </table:table-cell>
              <table:table-cell office:value-type="float" office:value="0.154465265083533">
                <text:p>0.154465265083533</text:p>
              </table:table-cell>
              <table:table-cell office:value-type="float" office:value="0.130610259895525">
                <text:p>0.1306102598955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60000000000002">
                <text:p>-1.60000000000002</text:p>
              </table:table-cell>
              <table:table-cell office:value-type="float" office:value="0.167981614866073">
                <text:p>0.167981614866073</text:p>
              </table:table-cell>
              <table:table-cell office:value-type="float" office:value="0.139768432385612">
                <text:p>0.1397684323856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50000000000002">
                <text:p>-1.50000000000002</text:p>
              </table:table-cell>
              <table:table-cell office:value-type="float" office:value="0.182425523806354">
                <text:p>0.182425523806354</text:p>
              </table:table-cell>
              <table:table-cell office:value-type="float" office:value="0.14915118860731">
                <text:p>0.149151188607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40000000000002">
                <text:p>-1.40000000000002</text:p>
              </table:table-cell>
              <table:table-cell office:value-type="float" office:value="0.197816111441416">
                <text:p>0.197816111441416</text:p>
              </table:table-cell>
              <table:table-cell office:value-type="float" office:value="0.158689692710545">
                <text:p>0.1586896927105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30000000000002">
                <text:p>-1.30000000000002</text:p>
              </table:table-cell>
              <table:table-cell office:value-type="float" office:value="0.214165016957439">
                <text:p>0.214165016957439</text:p>
              </table:table-cell>
              <table:table-cell office:value-type="float" office:value="0.168303173022077">
                <text:p>0.1683031730220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20000000000002">
                <text:p>-1.20000000000002</text:p>
              </table:table-cell>
              <table:table-cell office:value-type="float" office:value="0.23147521650098">
                <text:p>0.23147521650098</text:p>
              </table:table-cell>
              <table:table-cell office:value-type="float" office:value="0.177899217533584">
                <text:p>0.1778992175335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10000000000002">
                <text:p>-1.10000000000002</text:p>
              </table:table-cell>
              <table:table-cell office:value-type="float" office:value="0.24973989440488">
                <text:p>0.24973989440488</text:p>
              </table:table-cell>
              <table:table-cell office:value-type="float" office:value="0.187374568628995">
                <text:p>0.1873745686289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00000000000002">
                <text:p>-1.00000000000002</text:p>
              </table:table-cell>
              <table:table-cell office:value-type="float" office:value="0.268941421369992">
                <text:p>0.268941421369992</text:p>
              </table:table-cell>
              <table:table-cell office:value-type="float" office:value="0.196616476069722">
                <text:p>0.1966164760697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00000000000015">
                <text:p>-0.900000000000015</text:p>
              </table:table-cell>
              <table:table-cell office:value-type="float" office:value="0.289050497374993">
                <text:p>0.289050497374993</text:p>
              </table:table-cell>
              <table:table-cell office:value-type="float" office:value="0.20550464228164">
                <text:p>0.205504642281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800000000000015">
                <text:p>-0.800000000000015</text:p>
              </table:table-cell>
              <table:table-cell office:value-type="float" office:value="0.310025518872384">
                <text:p>0.310025518872384</text:p>
              </table:table-cell>
              <table:table-cell office:value-type="float" office:value="0.213913760157003">
                <text:p>0.2139137601570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700000000000015">
                <text:p>-0.700000000000015</text:p>
              </table:table-cell>
              <table:table-cell office:value-type="float" office:value="0.33181222783183">
                <text:p>0.33181222783183</text:p>
              </table:table-cell>
              <table:table-cell office:value-type="float" office:value="0.221716602110678">
                <text:p>0.2217166021106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600000000000015">
                <text:p>-0.600000000000015</text:p>
              </table:table-cell>
              <table:table-cell office:value-type="float" office:value="0.354343693774201">
                <text:p>0.354343693774201</text:p>
              </table:table-cell>
              <table:table-cell office:value-type="float" office:value="0.228787572701394">
                <text:p>0.2287875727013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500000000000015">
                <text:p>-0.500000000000015</text:p>
              </table:table-cell>
              <table:table-cell office:value-type="float" office:value="0.377540668798142">
                <text:p>0.377540668798142</text:p>
              </table:table-cell>
              <table:table-cell office:value-type="float" office:value="0.235006589879849">
                <text:p>0.2350065898798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400000000000015">
                <text:p>-0.400000000000015</text:p>
              </table:table-cell>
              <table:table-cell office:value-type="float" office:value="0.401312339887544">
                <text:p>0.401312339887544</text:p>
              </table:table-cell>
              <table:table-cell office:value-type="float" office:value="0.240263116642048">
                <text:p>0.2402631166420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300000000000015">
                <text:p>-0.300000000000015</text:p>
              </table:table-cell>
              <table:table-cell office:value-type="float" office:value="0.425557483188337">
                <text:p>0.425557483188337</text:p>
              </table:table-cell>
              <table:table-cell office:value-type="float" office:value="0.244460131308966">
                <text:p>0.2444601313089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00000000000015">
                <text:p>-0.200000000000015</text:p>
              </table:table-cell>
              <table:table-cell office:value-type="float" office:value="0.450166002687518">
                <text:p>0.450166002687518</text:p>
              </table:table-cell>
              <table:table-cell office:value-type="float" office:value="0.247517805986308">
                <text:p>0.2475178059863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0000000000015">
                <text:p>-0.100000000000015</text:p>
              </table:table-cell>
              <table:table-cell office:value-type="float" office:value="0.475020812521056">
                <text:p>0.475020812521056</text:p>
              </table:table-cell>
              <table:table-cell office:value-type="float" office:value="0.249376662907474">
                <text:p>0.2493766629074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00000000000152378110129803">
                <text:p>-0.0000000000000152378110129803</text:p>
              </table:table-cell>
              <table:table-cell office:value-type="float" office:value="0.499999999999996">
                <text:p>0.499999999999996</text:p>
              </table:table-cell>
              <table:table-cell office:value-type="float" office:value="0.249999999790695">
                <text:p>0.2499999997906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99999999999848">
                <text:p>0.0999999999999848</text:p>
              </table:table-cell>
              <table:table-cell office:value-type="float" office:value="0.524979187478936">
                <text:p>0.524979187478936</text:p>
              </table:table-cell>
              <table:table-cell office:value-type="float" office:value="0.249375417065156">
                <text:p>0.2493754170651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9999999999985">
                <text:p>0.199999999999985</text:p>
              </table:table-cell>
              <table:table-cell office:value-type="float" office:value="0.549833997312474">
                <text:p>0.549833997312474</text:p>
              </table:table-cell>
              <table:table-cell office:value-type="float" office:value="0.247515339036886">
                <text:p>0.247515339036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99999999999985">
                <text:p>0.299999999999985</text:p>
              </table:table-cell>
              <table:table-cell office:value-type="float" office:value="0.574442516811655">
                <text:p>0.574442516811655</text:p>
              </table:table-cell>
              <table:table-cell office:value-type="float" office:value="0.244456491691469">
                <text:p>0.2444564916914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9999999999985">
                <text:p>0.399999999999985</text:p>
              </table:table-cell>
              <table:table-cell office:value-type="float" office:value="0.598687660112448">
                <text:p>0.598687660112448</text:p>
              </table:table-cell>
              <table:table-cell office:value-type="float" office:value="0.240258374486491">
                <text:p>0.240258374486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9999999999985">
                <text:p>0.499999999999985</text:p>
              </table:table-cell>
              <table:table-cell office:value-type="float" office:value="0.622459331201851">
                <text:p>0.622459331201851</text:p>
              </table:table-cell>
              <table:table-cell office:value-type="float" office:value="0.235000834201138">
                <text:p>0.2350008342011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99999999999985">
                <text:p>0.599999999999985</text:p>
              </table:table-cell>
              <table:table-cell office:value-type="float" office:value="0.645656306225792">
                <text:p>0.645656306225792</text:p>
              </table:table-cell>
              <table:table-cell office:value-type="float" office:value="0.228780907928217">
                <text:p>0.2287809079282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99999999999985">
                <text:p>0.699999999999985</text:p>
              </table:table-cell>
              <table:table-cell office:value-type="float" office:value="0.668187772168163">
                <text:p>0.668187772168163</text:p>
              </table:table-cell>
              <table:table-cell office:value-type="float" office:value="0.221709144230253">
                <text:p>0.2217091442302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99999999999985">
                <text:p>0.799999999999985</text:p>
              </table:table-cell>
              <table:table-cell office:value-type="float" office:value="0.689974481127609">
                <text:p>0.689974481127609</text:p>
              </table:table-cell>
              <table:table-cell office:value-type="float" office:value="0.213905632681088">
                <text:p>0.2139056326810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99999999999985">
                <text:p>0.899999999999985</text:p>
              </table:table-cell>
              <table:table-cell office:value-type="float" office:value="0.710949502625001">
                <text:p>0.710949502625001</text:p>
              </table:table-cell>
              <table:table-cell office:value-type="float" office:value="0.205495972244174">
                <text:p>0.2054959722441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9999999999985">
                <text:p>0.999999999999985</text:p>
              </table:table-cell>
              <table:table-cell office:value-type="float" office:value="0.731058578630002">
                <text:p>0.731058578630002</text:p>
              </table:table-cell>
              <table:table-cell office:value-type="float" office:value="0.196607390294812">
                <text:p>0.1966073902948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9999999999998">
                <text:p>1.09999999999998</text:p>
              </table:table-cell>
              <table:table-cell office:value-type="float" office:value="0.750260105595115">
                <text:p>0.750260105595115</text:p>
              </table:table-cell>
              <table:table-cell office:value-type="float" office:value="0.187365190388311">
                <text:p>0.1873651903883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9999999999998">
                <text:p>1.19999999999998</text:p>
              </table:table-cell>
              <table:table-cell office:value-type="float" office:value="0.768524783499015">
                <text:p>0.768524783499015</text:p>
              </table:table-cell>
              <table:table-cell office:value-type="float" office:value="0.177889663720565">
                <text:p>0.1778896637205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0.785834983042556">
                <text:p>0.785834983042556</text:p>
              </table:table-cell>
              <table:table-cell office:value-type="float" office:value="0.168293551910947">
                <text:p>0.1682935519109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0.802183888558579">
                <text:p>0.802183888558579</text:p>
              </table:table-cell>
              <table:table-cell office:value-type="float" office:value="0.158680102306796">
                <text:p>0.1586801023067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17574476193641">
                <text:p>0.817574476193641</text:p>
              </table:table-cell>
              <table:table-cell office:value-type="float" office:value="0.149141715585222">
                <text:p>0.1491417155852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832018385133922">
                <text:p>0.832018385133922</text:p>
              </table:table-cell>
              <table:table-cell office:value-type="float" office:value="0.139759151556174">
                <text:p>0.139759151556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845534734916463">
                <text:p>0.845534734916463</text:p>
              </table:table-cell>
              <table:table-cell office:value-type="float" office:value="0.130601234131777">
                <text:p>0.1306012341317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85814893509951">
                <text:p>0.85814893509951</text:p>
              </table:table-cell>
              <table:table-cell office:value-type="float" office:value="0.121724980618465">
                <text:p>0.1217249806184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869891525637">
                <text:p>0.869891525637</text:p>
              </table:table-cell>
              <table:table-cell office:value-type="float" office:value="0.113176072882304">
                <text:p>0.1131760728823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880797077977881">
                <text:p>0.880797077977881</text:p>
              </table:table-cell>
              <table:table-cell office:value-type="float" office:value="0.104989587342841">
                <text:p>0.1049895873428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890903178804386">
                <text:p>0.890903178804386</text:p>
              </table:table-cell>
              <table:table-cell office:value-type="float" office:value="0.0971909054958697">
                <text:p>0.09719090549586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900249510880314">
                <text:p>0.900249510880314</text:p>
              </table:table-cell>
              <table:table-cell office:value-type="float" office:value="0.0897967348556517">
                <text:p>0.08979673485565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908877038985143">
                <text:p>0.908877038985143</text:p>
              </table:table-cell>
              <table:table-cell office:value-type="float" office:value="0.0828161807586714">
                <text:p>0.08281618075867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916827303506076">
                <text:p>0.916827303506076</text:p>
              </table:table-cell>
              <table:table-cell office:value-type="float" office:value="0.0762518206032237">
                <text:p>0.07625182060322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924141819978755">
                <text:p>0.924141819978755</text:p>
              </table:table-cell>
              <table:table-cell office:value-type="float" office:value="0.0701007432224454">
                <text:p>0.07010074322244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930861579656652">
                <text:p>0.930861579656652</text:p>
              </table:table-cell>
              <table:table-cell office:value-type="float" office:value="0.0643555262891393">
                <text:p>0.06435552628913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937026643943003">
                <text:p>0.937026643943003</text:p>
              </table:table-cell>
              <table:table-cell office:value-type="float" office:value="0.0590051337534536">
                <text:p>0.05900513375345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94267582410113">
                <text:p>0.94267582410113</text:p>
              </table:table-cell>
              <table:table-cell office:value-type="float" office:value="0.0540357226808119">
                <text:p>0.0540357226808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947846436921581">
                <text:p>0.947846436921581</text:p>
              </table:table-cell>
              <table:table-cell office:value-type="float" office:value="0.0494313551302472">
                <text:p>0.04943135513024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952574126822432">
                <text:p>0.952574126822432</text:p>
              </table:table-cell>
              <table:table-cell office:value-type="float" office:value="0.0451746152085875">
                <text:p>0.04517461520858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956892745058913">
                <text:p>0.956892745058913</text:p>
              </table:table-cell>
              <table:table-cell office:value-type="float" office:value="0.0412471349275911">
                <text:p>0.04124713492759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960834277203235">
                <text:p>0.960834277203235</text:p>
              </table:table-cell>
              <table:table-cell office:value-type="float" office:value="0.0376300348015057">
                <text:p>0.03763003480150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964428810727363">
                <text:p>0.964428810727363</text:p>
              </table:table-cell>
              <table:table-cell office:value-type="float" office:value="0.0343042865480481">
                <text:p>0.03430428654804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967704535301549">
                <text:p>0.967704535301549</text:p>
              </table:table-cell>
              <table:table-cell office:value-type="float" office:value="0.0312510060096471">
                <text:p>0.03125100600964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970687769248643">
                <text:p>0.970687769248643</text:p>
              </table:table-cell>
              <table:table-cell office:value-type="float" office:value="0.0284516846682514">
                <text:p>0.02845168466825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973403006423134">
                <text:p>0.973403006423134</text:p>
              </table:table-cell>
              <table:table-cell office:value-type="float" office:value="0.0258883679249422">
                <text:p>0.02588836792494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97587297858233">
                <text:p>0.97587297858233</text:p>
              </table:table-cell>
              <table:table-cell office:value-type="float" office:value="0.0235437878526312">
                <text:p>0.02354378785263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978118729063869">
                <text:p>0.978118729063869</text:p>
              </table:table-cell>
              <table:table-cell office:value-type="float" office:value="0.0214014576560562">
                <text:p>0.02140145765605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980159694265922">
                <text:p>0.980159694265922</text:p>
              </table:table-cell>
              <table:table-cell office:value-type="float" office:value="0.0194457342794774">
                <text:p>0.01944573427947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982013790037908">
                <text:p>0.982013790037908</text:p>
              </table:table-cell>
              <table:table-cell office:value-type="float" office:value="0.0176618548730634">
                <text:p>0.01766185487306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983697500628559">
                <text:p>0.983697500628559</text:p>
              </table:table-cell>
              <table:table-cell office:value-type="float" office:value="0.0160359522161091">
                <text:p>0.01603595221610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985225968306727">
                <text:p>0.985225968306727</text:p>
              </table:table-cell>
              <table:table-cell office:value-type="float" office:value="0.0145550534202954">
                <text:p>0.01455505342029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986613082172335">
                <text:p>0.986613082172335</text:p>
              </table:table-cell>
              <table:table-cell office:value-type="float" office:value="0.0132070655756156">
                <text:p>0.01320706557561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0.987871565015725">
                <text:p>0.987871565015725</text:p>
              </table:table-cell>
              <table:table-cell office:value-type="float" office:value="0.0119807515341908">
                <text:p>0.01198075153419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989013057369407">
                <text:p>0.989013057369407</text:p>
              </table:table-cell>
              <table:table-cell office:value-type="float" office:value="0.0108656983666133">
                <text:p>0.01086569836661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990048198133096">
                <text:p>0.990048198133096</text:p>
              </table:table-cell>
              <table:table-cell office:value-type="float" office:value="0.00985228068905997">
                <text:p>0.009852280689059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990986701347152">
                <text:p>0.990986701347152</text:p>
              </table:table-cell>
              <table:table-cell office:value-type="float" office:value="0.00893162056314623">
                <text:p>0.008931620563146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.99183742884684">
                <text:p>0.99183742884684</text:p>
              </table:table-cell>
              <table:table-cell office:value-type="float" office:value="0.00809554540959212">
                <text:p>0.008095545409592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89999999999998">
                <text:p>4.89999999999998</text:p>
              </table:table-cell>
              <table:table-cell office:value-type="float" office:value="0.992608458655718">
                <text:p>0.992608458655718</text:p>
              </table:table-cell>
              <table:table-cell office:value-type="float" office:value="0.00733654505036263">
                <text:p>0.007336545050362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99999999999998">
                <text:p>4.99999999999998</text:p>
              </table:table-cell>
              <table:table-cell office:value-type="float" office:value="0.993307149075715">
                <text:p>0.993307149075715</text:p>
              </table:table-cell>
              <table:table-cell office:value-type="float" office:value="0.00664772872749353">
                <text:p>0.006647728727493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09999999999998">
                <text:p>5.09999999999998</text:p>
              </table:table-cell>
              <table:table-cell office:value-type="float" office:value="0.993940198508416">
                <text:p>0.993940198508416</text:p>
              </table:table-cell>
              <table:table-cell office:value-type="float" office:value="0.00602278280359414">
                <text:p>0.006022782803594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19999999999998">
                <text:p>5.19999999999998</text:p>
              </table:table-cell>
              <table:table-cell office:value-type="float" office:value="0.994513701100549">
                <text:p>0.994513701100549</text:p>
              </table:table-cell>
              <table:table-cell office:value-type="float" office:value="0.00545592961587182">
                <text:p>0.005455929615871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29999999999998">
                <text:p>5.29999999999998</text:p>
              </table:table-cell>
              <table:table-cell office:value-type="float" office:value="0.995033198349943">
                <text:p>0.995033198349943</text:p>
              </table:table-cell>
              <table:table-cell office:value-type="float" office:value="0.00494188788779937">
                <text:p>0.004941887887799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39999999999998">
                <text:p>5.39999999999998</text:p>
              </table:table-cell>
              <table:table-cell office:value-type="float" office:value="0.995503726839059">
                <text:p>0.995503726839059</text:p>
              </table:table-cell>
              <table:table-cell office:value-type="float" office:value="0.00447583490492676">
                <text:p>0.004475834904926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49999999999998">
                <text:p>5.49999999999998</text:p>
              </table:table-cell>
              <table:table-cell office:value-type="float" office:value="0.995929862284104">
                <text:p>0.995929862284104</text:p>
              </table:table-cell>
              <table:table-cell office:value-type="float" office:value="0.0040533706702206">
                <text:p>0.00405337067022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59999999999998">
                <text:p>5.59999999999998</text:p>
              </table:table-cell>
              <table:table-cell office:value-type="float" office:value="0.996315760100564">
                <text:p>0.996315760100564</text:p>
              </table:table-cell>
              <table:table-cell office:value-type="float" office:value="0.00367048410110371">
                <text:p>0.00367048410110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69999999999998">
                <text:p>5.69999999999998</text:p>
              </table:table-cell>
              <table:table-cell office:value-type="float" office:value="0.996665192692587">
                <text:p>0.996665192692587</text:p>
              </table:table-cell>
              <table:table-cell office:value-type="float" office:value="0.00332352129595037">
                <text:p>0.003323521295950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79999999999998">
                <text:p>5.79999999999998</text:p>
              </table:table-cell>
              <table:table-cell office:value-type="float" office:value="0.996981583675291">
                <text:p>0.996981583675291</text:p>
              </table:table-cell>
              <table:table-cell office:value-type="float" office:value="0.00300915593776097">
                <text:p>0.003009155937760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89999999999998">
                <text:p>5.89999999999998</text:p>
              </table:table-cell>
              <table:table-cell office:value-type="float" office:value="0.997268039236989">
                <text:p>0.997268039236989</text:p>
              </table:table-cell>
              <table:table-cell office:value-type="float" office:value="0.00272436167736423">
                <text:p>0.002724361677364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99999999999998">
                <text:p>5.99999999999998</text:p>
              </table:table-cell>
              <table:table-cell office:value-type="float" office:value="0.997527376843365">
                <text:p>0.997527376843365</text:p>
              </table:table-cell>
              <table:table-cell office:value-type="float" office:value="0.00246638658163434">
                <text:p>0.002466386581634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9999999999998">
                <text:p>6.09999999999998</text:p>
              </table:table-cell>
              <table:table-cell office:value-type="float" office:value="0.997762151478724">
                <text:p>0.997762151478724</text:p>
              </table:table-cell>
              <table:table-cell office:value-type="float" office:value="0.00223272941801689">
                <text:p>0.002232729418016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19999999999998">
                <text:p>6.19999999999998</text:p>
              </table:table-cell>
              <table:table-cell office:value-type="float" office:value="0.99797467961095">
                <text:p>0.99797467961095</text:p>
              </table:table-cell>
              <table:table-cell office:value-type="float" office:value="0.00202111781866243">
                <text:p>0.002021117818662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29999999999998">
                <text:p>6.29999999999998</text:p>
              </table:table-cell>
              <table:table-cell office:value-type="float" office:value="0.998167061057507">
                <text:p>0.998167061057507</text:p>
              </table:table-cell>
              <table:table-cell office:value-type="float" office:value="0.00182948813542971">
                <text:p>0.001829488135429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39999999999998">
                <text:p>6.39999999999998</text:p>
              </table:table-cell>
              <table:table-cell office:value-type="float" office:value="0.998341198919825">
                <text:p>0.998341198919825</text:p>
              </table:table-cell>
              <table:table-cell office:value-type="float" office:value="0.00165596693468828">
                <text:p>0.001655966934688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49999999999998">
                <text:p>6.49999999999998</text:p>
              </table:table-cell>
              <table:table-cell office:value-type="float" office:value="0.998498817743263">
                <text:p>0.998498817743263</text:p>
              </table:table-cell>
              <table:table-cell office:value-type="float" office:value="0.00149885398870175">
                <text:p>0.001498853988701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0.998641480049571">
                <text:p>0.998641480049571</text:p>
              </table:table-cell>
              <table:table-cell office:value-type="float" office:value="0.00135660672695437">
                <text:p>0.001356606726954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0.998770601378723">
                <text:p>0.998770601378723</text:p>
              </table:table-cell>
              <table:table-cell office:value-type="float" office:value="0.00122782595868287">
                <text:p>0.001227825958682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0.99888746396714">
                <text:p>0.99888746396714</text:p>
              </table:table-cell>
              <table:table-cell office:value-type="float" office:value="0.00111124285440134">
                <text:p>0.001111242854401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0.998993229179914">
                <text:p>0.998993229179914</text:p>
              </table:table-cell>
              <table:table-cell office:value-type="float" office:value="0.0010057070465308">
                <text:p>0.00100570704653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0.999088948805599">
                <text:p>0.999088948805599</text:p>
              </table:table-cell>
              <table:table-cell office:value-type="float" office:value="0.000910175753654485">
                <text:p>0.0009101757536544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0.999175575313602">
                <text:p>0.999175575313602</text:p>
              </table:table-cell>
              <table:table-cell office:value-type="float" office:value="0.00082370389176134">
                <text:p>0.000823703891761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0.999253971166163">
                <text:p>0.999253971166163</text:p>
              </table:table-cell>
              <table:table-cell office:value-type="float" office:value="0.000745435057014632">
                <text:p>0.0007454350570146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0.999324917269367">
                <text:p>0.999324917269367</text:p>
              </table:table-cell>
              <table:table-cell office:value-type="float" office:value="0.000674593308991334">
                <text:p>0.0006745933089913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0.999389120640566">
                <text:p>0.999389120640566</text:p>
              </table:table-cell>
              <table:table-cell office:value-type="float" office:value="0.000610475698881174">
                <text:p>0.0006104756988811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0.999447221363076">
                <text:p>0.999447221363076</text:p>
              </table:table-cell>
              <table:table-cell office:value-type="float" office:value="0.000552445480472841">
                <text:p>0.0005524454804728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0.999499798892921">
                <text:p>0.999499798892921</text:p>
              </table:table-cell>
              <table:table-cell office:value-type="float" office:value="0.000499925933983292">
                <text:p>0.0004999259339832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69999999999997">
                <text:p>7.69999999999997</text:p>
              </table:table-cell>
              <table:table-cell office:value-type="float" office:value="0.99954737777676">
                <text:p>0.99954737777676</text:p>
              </table:table-cell>
              <table:table-cell office:value-type="float" office:value="0.000452394757211039">
                <text:p>0.0004523947572110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79999999999997">
                <text:p>7.79999999999997</text:p>
              </table:table-cell>
              <table:table-cell office:value-type="float" office:value="0.999590432835014">
                <text:p>0.999590432835014</text:p>
              </table:table-cell>
              <table:table-cell office:value-type="float" office:value="0.000409378968502239">
                <text:p>0.0004093789685022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89999999999997">
                <text:p>7.89999999999997</text:p>
              </table:table-cell>
              <table:table-cell office:value-type="float" office:value="0.999629393859374">
                <text:p>0.999629393859374</text:p>
              </table:table-cell>
              <table:table-cell office:value-type="float" office:value="0.000370450282671797">
                <text:p>0.0003704502826717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99999999999997">
                <text:p>7.99999999999997</text:p>
              </table:table-cell>
              <table:table-cell office:value-type="float" office:value="0.999664649869533">
                <text:p>0.999664649869533</text:p>
              </table:table-cell>
              <table:table-cell office:value-type="float" office:value="0.000335220921021673">
                <text:p>0.0003352209210216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09999999999997">
                <text:p>8.09999999999997</text:p>
              </table:table-cell>
              <table:table-cell office:value-type="float" office:value="0.999696552969971">
                <text:p>0.999696552969971</text:p>
              </table:table-cell>
              <table:table-cell office:value-type="float" office:value="0.000303339791063451">
                <text:p>0.0003033397910634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19999999999997">
                <text:p>8.19999999999997</text:p>
              </table:table-cell>
              <table:table-cell office:value-type="float" office:value="0.999725421843899">
                <text:p>0.999725421843899</text:p>
              </table:table-cell>
              <table:table-cell office:value-type="float" office:value="0.000274489048157633">
                <text:p>0.0002744890481576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29999999999997">
                <text:p>8.29999999999997</text:p>
              </table:table-cell>
              <table:table-cell office:value-type="float" office:value="0.999751544918161">
                <text:p>0.999751544918161</text:p>
              </table:table-cell>
              <table:table-cell office:value-type="float" office:value="0.000248380939149584">
                <text:p>0.0002483809391495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39999999999997">
                <text:p>8.39999999999997</text:p>
              </table:table-cell>
              <table:table-cell office:value-type="float" office:value="0.999775183229767">
                <text:p>0.999775183229767</text:p>
              </table:table-cell>
              <table:table-cell office:value-type="float" office:value="0.000224754995725718">
                <text:p>0.0002247549957257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49999999999997">
                <text:p>8.49999999999997</text:p>
              </table:table-cell>
              <table:table-cell office:value-type="float" office:value="0.999796573021945">
                <text:p>0.999796573021945</text:p>
              </table:table-cell>
              <table:table-cell office:value-type="float" office:value="0.000203375429830288">
                <text:p>0.0002033754298302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59999999999997">
                <text:p>8.59999999999997</text:p>
              </table:table-cell>
              <table:table-cell office:value-type="float" office:value="0.999815928095037">
                <text:p>0.999815928095037</text:p>
              </table:table-cell>
              <table:table-cell office:value-type="float" office:value="0.000184028824401494">
                <text:p>0.0001840288244014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69999999999997">
                <text:p>8.69999999999997</text:p>
              </table:table-cell>
              <table:table-cell office:value-type="float" office:value="0.999833441935223">
                <text:p>0.999833441935223</text:p>
              </table:table-cell>
              <table:table-cell office:value-type="float" office:value="0.000166521998412605">
                <text:p>0.0001665219984126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79999999999997">
                <text:p>8.79999999999997</text:p>
              </table:table-cell>
              <table:table-cell office:value-type="float" office:value="0.99984928964194">
                <text:p>0.99984928964194</text:p>
              </table:table-cell>
              <table:table-cell office:value-type="float" office:value="0.000150680112831481">
                <text:p>0.0001506801128314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89999999999997">
                <text:p>8.89999999999997</text:p>
              </table:table-cell>
              <table:table-cell office:value-type="float" office:value="0.99986362967292">
                <text:p>0.99986362967292</text:p>
              </table:table-cell>
              <table:table-cell office:value-type="float" office:value="0.000136344915357967">
                <text:p>0.0001363449153579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99999999999997">
                <text:p>8.99999999999997</text:p>
              </table:table-cell>
              <table:table-cell office:value-type="float" office:value="0.999876605424014">
                <text:p>0.999876605424014</text:p>
              </table:table-cell>
              <table:table-cell office:value-type="float" office:value="0.000123373182780995">
                <text:p>0.000123373182780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